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.85pt"/>
    </style:style>
    <style:style style:name="co2" style:family="table-column">
      <style:table-column-properties fo:break-before="auto" style:column-width="176.51pt"/>
    </style:style>
    <style:style style:name="co3" style:family="table-column">
      <style:table-column-properties fo:break-before="auto" style:column-width="111.86pt"/>
    </style:style>
    <style:style style:name="co4" style:family="table-column">
      <style:table-column-properties fo:break-before="auto" style:column-width="52.55pt"/>
    </style:style>
    <style:style style:name="co5" style:family="table-column">
      <style:table-column-properties fo:break-before="auto" style:column-width="76.14pt"/>
    </style:style>
    <style:style style:name="co6" style:family="table-column">
      <style:table-column-properties fo:break-before="auto" style:column-width="81.75pt"/>
    </style:style>
    <style:style style:name="co7" style:family="table-column">
      <style:table-column-properties fo:break-before="auto" style:column-width="188.25pt"/>
    </style:style>
    <style:style style:name="co8" style:family="table-column">
      <style:table-column-properties fo:break-before="auto" style:column-width="178.5pt"/>
    </style:style>
    <style:style style:name="co9" style:family="table-column">
      <style:table-column-properties fo:break-before="auto" style:column-width="84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Blat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cell-protect="none" style:print-content="true" style:rotation-align="none"/>
    </style:style>
    <style:style style:name="ce3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kanton</text:p>
          </table:table-cell>
          <table:table-cell table:style-name="ce1" office:value-type="string" calcext:value-type="string">
            <text:p>ktkz</text:p>
          </table:table-cell>
          <table:table-cell table:style-name="ce1"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Jouxtens-Mézer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Prill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2"/>
          <table:table-cell table:style-name="ce3"/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Pull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2"/>
          <table:table-cell table:style-name="ce3"/>
          <table:table-cell table:number-columns-repeated="5"/>
          <table:table-cell table:style-name="ce3"/>
          <table:table-cell table:number-columns-repeated="1010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Renens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Chavannes-près-Ren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Crissie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Ecublens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St-Sulpice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Deng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Echand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Lona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Prévereng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Villars-Ste-Croi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Bussigny-près-Lausa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Mex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Romanel-sur-Lausa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Cheseaux-sur-Lausa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Bouss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Bourn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Sull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Etagnièr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Berche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5"/>
          <table:table-cell table:style-name="ce3" table:number-columns-repeated="2"/>
          <table:table-cell table:number-columns-repeated="101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St-Barthélemy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Villars-le-Terroi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Echall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Dommarti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Poliez-Pitte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Bott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N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Montaubion-Chardonne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5"/>
          <table:table-cell table:style-name="ce3" table:number-columns-repeated="2"/>
          <table:table-cell table:number-columns-repeated="101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Poliez-le-Gran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Bett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Bioley-Orjul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Ass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Sugn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5"/>
          <table:table-cell table:style-name="ce3" table:number-columns-repeated="2"/>
          <table:table-cell table:number-columns-repeated="101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Og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Rueyr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Opp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Le Mont-sur-Lausa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Bretigny-sur-Morr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Cugy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Morrens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Froidevill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Villars-Tierceli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Peney-le-Jora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Villars-Mendr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Sott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Peyres-Poss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Boul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Chapelle-sur-Moud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Marthereng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Epaling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Les Monts-de-Pull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Puido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Riv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St-Saphorin (Lavaux)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Chexbr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Forel (Lavaux)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Mollie-Margo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Savign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Ferlens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Servi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Essert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Les Cullay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Montpreveyr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Corcelles-le-Jora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Mézières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Carrouge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Vulli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Ropr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La Croix (Lutry)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Chena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Grandva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Belmont-sur-Lausa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La Conversi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Paude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Lutr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Villette (Lavaux)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Rie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Epess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Morg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Echich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St-Saphorin-sur-Morg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Colombier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Vullier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Cottens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Granc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Brembl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Romanel-sur-Morg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cl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Golli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Monn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Vaux-sur-Morg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Clarmon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Reveroll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Tolochen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Lully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Vufflens-le-Château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Chign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Den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Bussy-Chardonne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éver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Pampign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Appl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Ball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Bièr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Mollens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Montriche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Cuarn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Moiry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La Pr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Mont-la-Vill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Chavannes-le-Veyr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Maur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Villars-Boz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La Coudr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L'Isl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Beroll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St-Pre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Eto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Buchill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Allama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Perro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Lussy-sur-Morg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Villars-sous-Y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Y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Aubo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Bougy-Villar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Féch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Monthero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Piz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Lavign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St-Livr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Tartegni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Roll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Gill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Bursi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Vinzel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Lui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Mont-sur-Roll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Essertines-sur-Roll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t-Oy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Gimel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St-Georg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Saubr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Dull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Bursinel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Glan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Prangi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Grand-Lancy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Petit-Lancy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Onex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Vernier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Genève 15 Aéroport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Cointrin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Meyrin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Le Grand-Saconnex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Le Lignon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ïr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hâtelain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Les Avanchets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Vésenaz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Cologny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Chêne-Bougeries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Chêne-Bourg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Thônex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Les Acacias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Carouge G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Plan-les-Ouates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Conches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Confignon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Bernex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Vessy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rtigny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Avully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Collex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Pupling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Satigny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Presing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Choulex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Collonge-Belleriv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Corsier G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Anières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Hermanc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Meinier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Vandoeuvres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Jussy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Veyrier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Troinex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La Croix-de-Rozon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Perly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Ny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Longiro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Marchiss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Le Vau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Eysi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Crassie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St-Cergu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La Cur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Duillie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Vich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Coinsi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Burtign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Begni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Bassi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Tréle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Givri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Genolie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Le Muid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Arzie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Gr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Sign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Chésere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Gingi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Arnex-sur-Ny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Bore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La Ripp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Bogis-Bosse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Chavannes-de-Bogi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Russin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Dardagny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La Plain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Chancy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Athenaz (Avusy)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Soral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Laconnex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Aire-la-Vill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Versoix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Chavannes-des-Boi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Commugn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Chambésy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Genthod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Mi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Tanna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Coppe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Foune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Céligny</text:p>
          </table:table-cell>
          <table:table-cell office:value-type="string" calcext:value-type="string">
            <text:p>Genf</text:p>
          </table:table-cell>
          <table:table-cell office:value-type="string" calcext:value-type="string">
            <text:p>G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Crans-près-Célign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Vufflens-la-Vill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Penth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enarcl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Diz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All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Cossonay-Vill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Penthal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Daill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Lussery-Villar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La Chaux (Cossonay)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Eclép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Ferreyr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La Sarr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Chevill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Orn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Pompapl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Arnex-sur-Orb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Cro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Romainmôtie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Vauli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uri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Bretonnièr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Vallorb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Ballaigu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Orien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Le Pon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Les Charbonnièr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L'Abbay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Le Lieu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Les Bio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Le Sollia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Le Sentie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Le Brassu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Orb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Agie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Boffl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Montcheran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Serge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L'Abergemen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Les Clé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La Russill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Ligneroll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Valeyres-sous-Ranc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Bavoi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Chavorna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Corcelles-sur-Chavorna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Penthéré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Eclagn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Goumoens-le-J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Goumoens-la-Vill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Oulens-sous-Echall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Yverdon-les-Bai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Cheseaux-Noré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Cuarn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Villars-Epene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Pom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Crona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Bioley-Magno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Goss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Mézery-près-Donneloy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Donneloy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Prahi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Chané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Prévondavaux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St-Cierg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Denez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Correv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Thierr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Valeyres-sous-Ursi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Ursi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Orz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olondi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Démore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Paill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Epautheyr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Essertines-sur-Yverd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Vuarr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Fie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Fontaines-sur-Grands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Grandeven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Grands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Fontanezie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Romair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Vaugondr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Villars-Burqui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Onnens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Corcelles-près-Concis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Concis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Bonvillar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Mutr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Provenc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Gie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Org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Vugelles-La Moth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Novall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Belmont-sur-Yverd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Gress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Such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Ependes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Essert-Pitte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Treycovagn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Chambl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Suscév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Matho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Ranc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Valeyres-sous-Montagn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Montagny-près-Yverd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Champven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Essert-sous-Champven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Villars-sous-Champven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Vuiteboeuf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Baulm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La Sagne (Ste-Croix)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Le Château-de-Ste-Croi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Ste-Croi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Les Rass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Mauborge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La Vraconn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L'Aubers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Yvonan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Rovra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Chêne-Pâquie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Chavannes-le-Chê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Cheyr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Bollio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Lully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Seir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Estavayer-le-Lac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Châtillon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Châbles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Autavaux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Forel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Montbrello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Cugy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Frass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Vesi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Montet (Broye)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Aumon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Granges-de-Vesi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Nuvill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Vuiss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Muris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Vucher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Sy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Moud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Chavannes-sur-Moud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Hermench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Rosseng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Bussy-sur-Moud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Neyruz-sur-Moud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Villars-le-Comt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Curtill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Oulens-sur-Luc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Luc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Granges-près-Marnan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Marnan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Seigne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Hennie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Forel-sur-Luc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Cremi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Villeneuve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Praratoud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Surpierr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Cheir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Payer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Fétign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Ménièr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Chapelle (Broye)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Sassel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Combremont-le-Gran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Combremont-le-Peti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Champtauro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Treytorrens (Payerne)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Morens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Séva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Bussy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Rueyres-les-Pré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Grandcou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Gletter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Chevro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Vers-chez-Perri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Tre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Châtonnay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Sédeill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Rossens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Villarzel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Corcelles-près-Payer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Dompierre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Domdidie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Vallo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Miss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Les Friqu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St-Aubin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Delle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Portalba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Oleyr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Avench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Donatyr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Villarepo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Villars-le-Gran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Bellerive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Cotter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Salava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Vallaman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Montmagn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Constanti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Cudrefi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Chabre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Clavaleyre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Faoug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Les Tavern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Les Thioleyr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Palézieux-Villag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Palézie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Chapelle (Glâne)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Bussigny-sur-Or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Chesalles-sur-Or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Oron-le-Châtel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Besenc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Fiaugèr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Le Jordil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St-Martin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Châtill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Vuibroy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Oron-la-Vill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Le Crêt-près-Semsal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Ecotea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Marac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Granges (Veveyse)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Bossonn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Attal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Tatro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Remauf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Châtel-St-Deni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Les Paccot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Semsal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La Verreri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Grattavach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Prog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aul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Sâles (Gruyère)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Roman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Treyfay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Rueyres-Treyfay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Vaulru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Vuad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Bull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Ria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Vuipp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Mars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La Roche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La Tour-de-Trêm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Broc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Charmey (Gruyère)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Morlo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Sor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Gumef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Avry-devant-Pon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Le Br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Echarl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Corbièr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Hautevill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Pont-la-Vill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Villarvolard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Botter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Villarbene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Châtel-sur-Montsalv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Crésu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Cerniat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Im Fang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Jau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Abländsch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La Ti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Rossinièr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Flendru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Rougemon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Les Mouli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L'Etiv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Château-d'Oe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La Lécherett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Le Pâquier-Montbarr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Moléson-sur-Gruyèr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Pring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Gruyèr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Epagn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Estavann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Villars-sous-Mon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Grandvillard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Enne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Neirivu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Les Sciernes-d'Albeuv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Montbovo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Lessoc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Albeuv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Bionn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Esmont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Urs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Auborang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Ecublens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Gillar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Promas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Vuarmar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Montet (Glâne)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Morl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Vauder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Bless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Mossel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Chavannes-les-Fort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Prez-vers-Sivirie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Sivirie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Villaraboud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Berl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Romont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Bill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Henn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Villars-Bramar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Dompierre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Lovat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Cerniaz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Prévonloup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Brenl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Chesalles-sur-Moud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Sarz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Mézières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Villaria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Grangettes-près-Romon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La Neirigu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Estéven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La Magn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Vuisternens-devant-Romon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Sommentie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Lieffr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Le Châtelard-près-Romon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Lussy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Villaz-St-Pierr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Villarimboud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Massonn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Orsonn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Chavannes-sous-Orsonn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Villargiroud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Villarsiviriaux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Villarlod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Estavayer-le-Gibloux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Rueyres-St-Lauren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Villarsel-le-Gibloux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Vuisternens-en-Ogo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La Joux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Les Ecassey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Boulo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Pont (Veveyse)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Porsel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Tafer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St. Antoni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Heitenried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Alterswil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Oberschro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Schwarzse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Plaffeie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St. Urse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Rechthalte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Zumhol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Brünisried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Chésopello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Corminboeuf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Cormérod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Courtio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Miser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Bourguillo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Marl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Pierrafortscha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Villarsel-sur-Marl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Bonnefontain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Essert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Ferpiclo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Montévra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Oberried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Senèd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Zénauva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Le Moure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Posieux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Farvagny-le-Peti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Grenill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Posa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Farvagn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Magned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Corpataux-Magned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Rossens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Ecuvill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Ependes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Arconciel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Treyvaux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Tentlinge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Giffer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St. Silveste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Plasselb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Sangernbod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Neyruz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Cottens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Autign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Chén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Lentign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Prez-vers-Noréa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Corsere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Torny-le-Grand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Midd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Villars-sur-Glân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Matra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Corjol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Avry-sur-Matra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Avry-Centre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Onnens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Lov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Noréa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Givisie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Granges-Pacco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Ponthaux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Nierlet-les-Boi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Grolle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Léchell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Chando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Russ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Montagny-les-Mont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Cousse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Mann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Grandsiva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Montagny-la-Vill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Autafond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La Corba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Cormag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Lossy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Formangueire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Belfaux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Pensie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Barberêch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Cournillen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Wallenried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Courtepi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Cressier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Sugie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ôtier (Vully)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ur (Vully)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ur (Vully)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Praz (Vully)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Lugnorre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Courtama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Guschelmuth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Cordas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Jeus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Salvenach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Courlevo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Courgevaux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Münchenwil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Veve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Le Mont-Pèleri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Corsea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Chardon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Corsier-sur-Veve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Jongn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St-Légier-La Chiés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Blona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Les Monts-de-Corsie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Fenil-sur-Corsie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La Tour-de-Peil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Clare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Chailly-Montre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Montre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Veyta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Territet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Cherne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Gli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Cau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Villard-sur-Chamb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Chamb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es Avant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Villeneuve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Novill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Chessel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Renn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Roche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Yvorn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eysi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Corbeyrier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Aigl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a Comballa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es Moss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e Sépey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Vers-l'Eglis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Les Diableret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a Forclaz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St-Triph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Pane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Ollon VD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Collombey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assongex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Monthey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Choëx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es Giette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Troistorrent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Champoussi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es Croset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Val-d'Illiez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Champéry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orgin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Fenalet-sur-Be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Frenières-sur-Be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Les Plans-sur-Be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Be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es Posses-sur-Bex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Gry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Huémoz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Arvey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Villars-sur-Ollon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Chesièr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ex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St-Mauric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Vérossaz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Lavey-les-Bain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Morcles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Lavey-Village</text:p>
          </table:table-cell>
          <table:table-cell office:value-type="string" calcext:value-type="string">
            <text:p>Waadt</text:p>
          </table:table-cell>
          <table:table-cell office:value-type="string" calcext:value-type="string">
            <text:p>VD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Muraz (Collombey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Vionnaz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Miex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Vouvry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es Evouette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Bouveret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St-Gingolph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Torgo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Evionnaz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Collonge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Vernayaz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Dorénaz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Charrat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Saxo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Ridde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Mayens-de-Chamoso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Ovronnaz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Produit (Leytron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Montagnon (Leytron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Dugny (Leytron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Leytro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Saillo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Auddes-sur-Ridde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Isérable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La Tzoumaz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artigny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Martigny-Croix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es Granges (Salvan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alva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Le Tréti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Les Marécotte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Le Châtelard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Finhaut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Fully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Ravoir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Trient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Les Valettes (Bovernier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Bovernier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Vens (Sembrancher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Chamoille (Sembrancher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a Garde (Sembrancher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Sembrancher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Bruso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Cotterg (Le Châble V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Villette (Le Châble V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Fontenelle (Le Châble V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Montagnier (Le Châble V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e Châble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Verbier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Orsière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Champex-Lac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Cries (Vollèg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Vollège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Levro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Praz-de-Fort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La Fouly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Lidde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Fontaine Dessus (Lidd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Fontaine Dessous (Lidd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Dranse (Lidd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Chandonne (Lidd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Rive Haute (Lidd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Fornex (Lidd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Les Moulins VS (Lidd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Vichères (Lidd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Palasuit (Lidd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Chez Petit (Lidd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Petit Vichères (Lidd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Bourg-St-Pierr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Prarreyer (Versegèr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Les Places (Versegèr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La Montoz (Versegèr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Champsec (Versegèr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Le Fregnoley (Versegèr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Versegère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Lourtier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Fionnay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Sarreyer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Le Planchamp (Lourtier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Le Morgnes (Lourtier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St-Pierre-de-Clage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Les Vérines (Chamoson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Némiaz (Chamoson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Grugnay (Chamoson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Chamoso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Ardo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Uvrier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St-Léonard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Vernamièg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Pont-de-la-Morge (Sion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Vétroz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Conthey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Chandolin-près-Saviès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rône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Roumaz (Savièse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Granois (Savièse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St-Germain (Savièse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Ormône (Savièse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ayens-de-la-Zour (Savièse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onteiller-Saviès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Saviès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ignèse (Ayent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Fortunau (Ayent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Luc (Ayent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t-Romain (Ayent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axonne (Ayent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Villa (Ayent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La Place (Ayent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Botyre (Ayent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Blignoud (Ayent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Argnoud (Ayent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Bramoi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Mas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Liez (St-Martin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Trogne (St-Martin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Suen (St-Martin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Eison (St.Martin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St-Martin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Champlan (Grimisuat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Coméraz (Grimisuat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Grimisuat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nzèr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Nax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Arbaz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St-Séveri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Av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Daillo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Icogn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Vex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Euseign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Lana (Evolène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Evolèn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Les Haudère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La Sag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Arolla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âch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Hérémenc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Les Collon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Thyo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Arvillard (Salin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Pravidondaz (Salin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Turin (Salin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isériez (Salin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Salin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Les Agette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Les Mayens-de-Sio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La Vernaz (Les Agett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Crête-à-l'Oeil(Les Agette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Clèbes (Nendaz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Veysonnaz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Aproz (Nendaz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Fey (Nendaz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euson (Nendaz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aar (Nendaz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rignon (Nendaz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ioley-de-Brignon (Nendaz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ieudron (Nendaz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ondémines (Nendaz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aclentz (Nendaz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Basse-Nendaz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iviez (Nendaz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Haute-Nendaz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euchâtel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uvernier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olombier N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ôl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eus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ortaillod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udry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hambrelien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Rochefort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evaix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Gorgier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t-Aubin-Sauge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hez-le-Bart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Montalchez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Fresen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Vaumarcu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Peseux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Corcelles N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Cormondrèch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Montmollin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Montezillon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Valangin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Boudevillier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Fontaines N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La Vue-des-Alpe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Fontainemelon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Cernier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Les Vieux-Pré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Chézard-St-Martin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Dombresson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Villier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Le Pâquier N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Engollon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Fenin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Saule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Vilars N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Savagnier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Chaumont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Hauterive N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St-Blais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Enge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Marin-Epagnier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Thiell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Wavr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Cornaux N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Cressier N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Noiraigu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Traver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Couvet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Môtiers N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Boveress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Fleurier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Butte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Mont-de-Butte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La Côte-aux-Fée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St-Sulpice N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Les Sagnette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Les Verrière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Les Bayard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Champ-du-Moulin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Fretereule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Brot-Dessou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Les Geneveys-sur-Coffran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Coffran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Les Hauts-Genevey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La Chaux-de-Fond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La Cibourg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La Sagne N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Petit-Martel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Les Ponts-de-Martel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Brot-Plamboz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Le Crêt-du-Locl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Les Planchette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Les Joux-Derrièr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La Cibou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La Ferrièr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Les Bois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Les Emibois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Muriaux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Le Noirmont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Le Cerneux-Veusil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La Chaux-des-Breuleux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Les Breuleux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Saignelégier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Les Pommerats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Goumois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Le Bémont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Montfavergier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Montfaucon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Les Enfers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St-Brais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Le Prévoux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Le Locl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La Chaux-du-Milieu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Le Brouillet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Les Taillère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La Châtagn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La Brévine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Le Cerneux-Péquignot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Les Brenet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Biel/Bienn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Biel/Bienn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Biel/Bienn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Biel/Bienn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Biel/Bienn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Tüscherz-Alfermé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Twan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Liger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Prêle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Lamboin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Diess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Nod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La Neuvevill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Lignières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Le Landeron</text:p>
          </table:table-cell>
          <table:table-cell office:value-type="string" calcext:value-type="string">
            <text:p>Neuenburg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Magglingen/Macoli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Evilar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Les Prés-d'Orvi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Orvi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Frinvilli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Plagn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Vauffeli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Romont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Grench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Pieterl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Lengnau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Bettlach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Selzach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Orpun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Safn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Meinis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Brügg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Scheur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Schwadernau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Studen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Aegert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Ips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Bellmun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Mör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Sut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Hagneck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Gerolfin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Täuffel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Lüscher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Finsterhenn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Siselen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Péry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La Heutt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Sonceboz-Sombev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Corgémon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Cortéber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Montagne-de-Courtelary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Courtelary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Mont-Sole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Mont-Crosi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Les Pontin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St-Imi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Cormore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Villere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Montagne-de-Sonvili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Sonvili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La Cibou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Renan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Tavanne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Le Fue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Bellelay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Le Prédam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Les Genevez JU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Monibl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Châtela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Sorneta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Fornet-Dessou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Rebéveli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Fornet-Dessus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Lajoux JU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La Tann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Tramela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Les Reussille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Mont-Tramela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Saicour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Saules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Loveress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Reconvili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Pontene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Bévilar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Champo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Malleray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Sorvili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Mouti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Perrefitt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Escher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Belpraho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Grandv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string" calcext:value-type="string">
            <text:p>Crémine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Seehof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Corcelles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Soubo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Les Ecorcheresse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Roches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Delémont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Develier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Bourrignon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Soyhières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Mettembert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Lucell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Pleign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Movelier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Ederswiler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Roggenburg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Courroux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Courcelon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Vicques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Courchapoix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Corban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Schelt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Mervelier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Montsevelier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Vermes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Vellerat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Courrendlin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Rebeuvelier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Rossemaison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Châtillon JU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Courtétell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Courfaivr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Bassecourt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Glovelier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Boécourt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Montavon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Undervelier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Soulc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Saulcy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Montfavergier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St-Brais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Les Enfers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Montfaucon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Le Bémont JU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St-Ursann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Montmelon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Montenol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Epauvillers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Epiquerez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Soubey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Seleut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Ocourt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Porrentruy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Fontenais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Villars-sur Fontenais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Bressaucourt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Courtedoux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Chevenez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Rocourt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Grandfontain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Roche-d'Or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Réclèr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Damvant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Bur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Fahy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Courchavon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Courtemaîch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Montignez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Buix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Boncourt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Coeuv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Damphreux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Lugnez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Beurnevésin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Vendlincourt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Bonfol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Miécourt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Charmoill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Courtemautruy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Courgenay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Cornol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Fregiécourt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Pleujouse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Asuel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2"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Hinterkappel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Wohlen b. B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Murzel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Frie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Detl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Herrenschwand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Kirchlind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Ortschwab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Uettl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Inner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Meikir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Wahlendorf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Bremgarten b. B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Worblauf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Säri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Zollikof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Deisswil b. Münchenbuchse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Diemer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Wiggi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Lätti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Münchenbuchse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Schüpf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Itt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Boll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Stettl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Bol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Utz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Ostermund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Güml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Muri b. B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Rüfenacht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Worb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Enggistei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Rich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Schlos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Trimstei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Englis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Zimmerwal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Niedermuhl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Oberbütsche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Rüeggis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Hinterfult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Spiegel b. B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Oberbalm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Liebefel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Köni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Schliern b. Köni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Rüti b. Riggis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Münsin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Tägertschi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Allmendingen b. B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Rub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Wichtr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Gerzense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Mühledorf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Noflen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Kirchdorf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Kehrsat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Belp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Belp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Toff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Gelterfin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Kaufdorf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Lohnstorf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Mühlethurn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Kirchenthurn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Rüml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Riggis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Gase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Niederscherli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Mittelhäus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Lanzenhäus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Schwarzenbu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Mamishau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Rüschegg Gam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Rüschegg Heu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Helgisried-Rohr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Riffenmat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Milk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Guggis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Riedstät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Niederwangen b. B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Oberwangen b. B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Thörishau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Flamatt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Neueneg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Laupen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Bösinge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Kriechen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Ueberstorf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Albl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Schmitten F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Düdinge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Frauenkappel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Mühle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Rosshäus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Gümmen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Rizen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Ferenbalm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Biber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Gamm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Wallenbuch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Wilerolt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Golat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Gurbrü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Kerzer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Kleingurmel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Gurmel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Liebistorf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Kleinbösinge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Ulmi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Gempenach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Büchsle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Lurtige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Agriswil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Ried b. Kerzer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Müntschemi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Treit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Tschug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Vinel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Erl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Gampel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Brüttel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Gal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Lys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Ruppoldsrie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Wengi b. Bür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Worb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Schnott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Balm b. Mess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Mess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Rapperswil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Dieter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Bangerten b. Dieter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See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Ammerzwil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Grossaffolt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Su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Büet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Diessbach b. Bür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Wiler b. Seedorf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Seedorf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Lobs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Aar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Radelfingen b. Aar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Eps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Walper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Kappel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Hermr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Bühl b. Aar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Merzl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Meyrie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Greng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Murten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Bargen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Niederried b. Kalln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Kalln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string" calcext:value-type="string">
            <text:p>Fräschel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Galmiz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Muntelie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Busswil b. Bür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Dotz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Meienrie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Büren an der Aar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Rüti b. Bür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Leuz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Oberwil b. Bür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Moosseedorf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Zuzwil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Ballmoo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Münchrin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Jegenstorf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Iff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Scheun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Etzelkof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Brunnentha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Grafenrie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Kernenrie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Zauggenrie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Fraubrunn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Büren zum Hof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Schalun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Kräil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Bätterkind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Limp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Mülchi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Mattstett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Urtenen-Schönbüh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Bäriswil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Mötsch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Hindelbank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Hettiswil b. Hindelbank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Krauchth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Herzogenbuchse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Niederön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Oberön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See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Gras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Bettenhaus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Bollodin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Ochlen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Thör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Bleien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Wanz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Heimenhaus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Röthenbach Herzogenbuchse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Wangenrie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Ink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Grab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Berk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Walliswil b. Wan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Walliswil b. Niederbipp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Wangen an der Aar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Burgdorf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Heimi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Kaltack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Oberbu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Schafhausen im Emmen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Rüegsauschach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Hasle b. Burgdorf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Affoltern im Emmen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string" calcext:value-type="string">
            <text:p>Rüegsau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Rüegs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Biembach im Emmen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Rüti b. Lyss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Lyss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Rüdtl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Alchenflü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Kirchberg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Ers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Niederös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Oberös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Willadin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Kopp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Aefl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Utzenstorf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Wiler b. Utzenstorf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Hellsau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Höchstett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Lützelflüh-Gold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Schwanden im Emmen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Obergold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Ramsei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Zollbrück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Rüder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Lauper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Ranflü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Grünenmat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Heimis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Sumiswal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Grün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Trachselwal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Wasen im Emmen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Weier im Emmen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Häusernmoos im Emmen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Schmidigen-Mühlewe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Dürrenrot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Rumendin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Wyn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Alchenstorf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Rüedis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Riedt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Hermi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Oschwan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Gysenstei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Niederhün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Oberhün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Grosshöchstett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Bigl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Arni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Freimett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Häutl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Konolfin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Walkrin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Bigenth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Oberth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Mirche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Zäzi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Bo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Signau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Schüp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Aeschau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Eggi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Röthenbach im Emmen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Emmenmat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Langnau im Emmen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Oberfritten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Bärau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Goh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Trubschach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Trub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Fankhaus (Trub)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Steffisbu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Steffisbu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Unterlangeneg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Heimenschwan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Schwarzeneg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Fahrni b. Thu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Süder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Eri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Innereri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Homberg b. Thu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Teuffenthal b. Thu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Horren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Buchen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Schwendi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Goldiwil (Thun)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Heiligenschwendi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Hüni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Heim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Kienersrüti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Utt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Oppl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Ja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Kies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Höfen b. Thu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Niederstock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Oberstock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Amsoldin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Thierach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Uebeschi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Längenbüh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Forst b. Längenbüh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Pohl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Blumenstei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Gwatt (Thun)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Zwiesel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Ein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Reut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Hilterfin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Oberhofen am Thunerse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Gunt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Sigri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Tschingel ob Gunt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Aeschlen ob Gunt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Ringold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Schwanden (Sigriswil)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Merl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Uetendorf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Seft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Gurzel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Burgistei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Watten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Herbl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Brenzikof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Aeschlen b. Oberdiess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Oberdiess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Bleiken b. Oberdiess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Spie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Hondri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Aeschirie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Aeschi b. Spie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Kratt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Faulense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Leiss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Därl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Emdth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Mülen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Reichenbach im Kander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Wengi b. Frut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Frut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Adelbod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Kandergrun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Blausee-Mithol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Kanderste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Scharnach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Kien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Ried (Frutigen)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Achset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string" calcext:value-type="string">
            <text:p>Wimmi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string" calcext:value-type="string">
            <text:p>Oey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string" calcext:value-type="string">
            <text:p>Diemt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string" calcext:value-type="string">
            <text:p>Horbod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string" calcext:value-type="string">
            <text:p>Zwischenflü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string" calcext:value-type="string">
            <text:p>Schwenden im Diemtig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string" calcext:value-type="string">
            <text:p>Latter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Erlenbach im Simmen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Därstett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Weissenbu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Oberwil im Simmen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string" calcext:value-type="string">
            <text:p>Bolti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Zweisimm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Blankenbu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St. Stepha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Matten (St. Stephan)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string" calcext:value-type="string">
            <text:p>Lenk im Simmen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Oeschseit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string" calcext:value-type="string">
            <text:p>Saanenmös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string" calcext:value-type="string">
            <text:p>Schönrie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Gstaa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Tur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string" calcext:value-type="string">
            <text:p>Lauenen b. Gstaa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Grund b. Gstaa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Feutersoey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Gsteig b. Gstaa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Saan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Sundlauen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Interlak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Unterse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Matten b. Interlak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Jungfraujoch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Beaten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string" calcext:value-type="string">
            <text:p>Habk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Goldswil b. Interlak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string" calcext:value-type="string">
            <text:p>Bönigen b. Interlak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string" calcext:value-type="string">
            <text:p>Iseltwal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string" calcext:value-type="string">
            <text:p>Wilder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Saxet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Gsteigwil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Zweilütschin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Gündlischwan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Lütschen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Burglauen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string" calcext:value-type="string">
            <text:p>Grindelwal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Isenflu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Lauterbrunn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Kleine Scheideg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Eigergletsch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Wen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Stechel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Mürr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Gimmelwal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string" calcext:value-type="string">
            <text:p>Ringgenberg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string" calcext:value-type="string">
            <text:p>Niederried b. Interlak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string" calcext:value-type="string">
            <text:p>Oberried am Brienzerse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Schwanden b. Brien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Brienz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Axalp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Brienzwil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Unterbach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Hofstetten b. Brien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Rosenlaui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Schattenhalb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Meirin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Brüni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Innertkirch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Gadm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string" calcext:value-type="string">
            <text:p>Guttann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Gams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Brigerbad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Brig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Rothwald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Gli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Birgisch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Nater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Saas-Almagell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Saas-Fe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Simplon Hospiz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Gabi (Simplon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Gondo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Simplon Dorf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Saas-Bal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Saas-Grund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Ried-Brig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Term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Rosswald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Belalp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Blatten b. Nater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string" calcext:value-type="string">
            <text:p>Ferd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string" calcext:value-type="string">
            <text:p>Goppenstei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string" calcext:value-type="string">
            <text:p>Kippel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string" calcext:value-type="string">
            <text:p>Wiler (Lötschen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string" calcext:value-type="string">
            <text:p>Blatten (Lötschen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Zermatt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Eist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Kalpetra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Stalden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Törbel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Gasenried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St. Niklaus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string" calcext:value-type="string">
            <text:p>Gräch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string" calcext:value-type="string">
            <text:p>Embd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string" calcext:value-type="string">
            <text:p>Herbrigg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string" calcext:value-type="string">
            <text:p>Randa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string" calcext:value-type="string">
            <text:p>Täsch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string" calcext:value-type="string">
            <text:p>Eyholz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string" calcext:value-type="string">
            <text:p>Visp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string" calcext:value-type="string">
            <text:p>Lald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Vispertermin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string" calcext:value-type="string">
            <text:p>Staldenried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string" calcext:value-type="string">
            <text:p>Zenegg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string" calcext:value-type="string">
            <text:p>Bürch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string" calcext:value-type="string">
            <text:p>Baltschieder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string" calcext:value-type="string">
            <text:p>Ausserberg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string" calcext:value-type="string">
            <text:p>Eggerberg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string" calcext:value-type="string">
            <text:p>Steg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Niedergestel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St. Germa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Raro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Eischoll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string" calcext:value-type="string">
            <text:p>Unterbäch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Gampel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Niedergampel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Grub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Turtman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Ergisch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string" calcext:value-type="string">
            <text:p>Unterem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string" calcext:value-type="string">
            <text:p>Oberem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string" calcext:value-type="string">
            <text:p>Hohten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string" calcext:value-type="string">
            <text:p>Agar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Sust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Ind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Var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Leuk Stadt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Leukerbad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Albin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string" calcext:value-type="string">
            <text:p>Guttet-Feschel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string" calcext:value-type="string">
            <text:p>Bratsch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string" calcext:value-type="string">
            <text:p>Erschmatt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Corin-de-la-Crêt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Muraz (Sierre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Niouc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Sierr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Chandoli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Ayer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St-Jean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Vissoi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St-Luc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Zinal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Grimentz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Crans-Montana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Aminona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string" calcext:value-type="string">
            <text:p>Chippi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string" calcext:value-type="string">
            <text:p>Réchy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string" calcext:value-type="string">
            <text:p>Chalai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Vercori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string" calcext:value-type="string">
            <text:p>Veyra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string" calcext:value-type="string">
            <text:p>Salgesch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Chermignon-d'en-Ba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Ollon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Chermigno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string" calcext:value-type="string">
            <text:p>Mièg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string" calcext:value-type="string">
            <text:p>Venthôn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string" calcext:value-type="string">
            <text:p>Mollens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string" calcext:value-type="string">
            <text:p>Randogn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string" calcext:value-type="string">
            <text:p>Champzabé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string" calcext:value-type="string">
            <text:p>Noë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string" calcext:value-type="string">
            <text:p>Granges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string" calcext:value-type="string">
            <text:p>Flanthey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string" calcext:value-type="string">
            <text:p>Grône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string" calcext:value-type="string">
            <text:p>Bitsch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Bister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Filet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Goppisberg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Greich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Mörel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Fieschertal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Fiesch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Geschin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Münster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string" calcext:value-type="string">
            <text:p>Ried-Mörel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Riederalp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Obergestel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Ulrich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Niederwald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Blitzing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Biel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Ritzing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Selking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string" calcext:value-type="string">
            <text:p>Bett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Bettmeralp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string" calcext:value-type="string">
            <text:p>Grengiol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string" calcext:value-type="string">
            <text:p>Martisberg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Ausserbin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Mühlebach (Goms)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Steinhau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Ern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string" calcext:value-type="string">
            <text:p>Bin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Bellwald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Gluringen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Reckingen VS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string" calcext:value-type="string">
            <text:p>Oberwald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V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Basel Universitätsspital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Binn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string" calcext:value-type="string">
            <text:p>Bottm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Oberwil B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string" calcext:value-type="string">
            <text:p>Biel-Benken B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string" calcext:value-type="string">
            <text:p>Therwi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string" calcext:value-type="string">
            <text:p>Ett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string" calcext:value-type="string">
            <text:p>Witters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Bätt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Flüh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Hofstetten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string" calcext:value-type="string">
            <text:p>Mariastei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Metzerl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string" calcext:value-type="string">
            <text:p>Burg im Leimenta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string" calcext:value-type="string">
            <text:p>Rodersdorf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Allschwi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Schönenbuch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Riehen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Bettingen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S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Birsfeld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Muttenz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Prattel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Münchenstei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Dornach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Arlesheim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Gemp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Hochwald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Aesch B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Pfeff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Reinach B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string" calcext:value-type="string">
            <text:p>Dugg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string" calcext:value-type="string">
            <text:p>Grell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string" calcext:value-type="string">
            <text:p>Himmelried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string" calcext:value-type="string">
            <text:p>Seewen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Bretzwi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string" calcext:value-type="string">
            <text:p>Nunnin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Zw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Blau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Nenzl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string" calcext:value-type="string">
            <text:p>Brislach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string" calcext:value-type="string">
            <text:p>Breitenbach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string" calcext:value-type="string">
            <text:p>Büsserach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string" calcext:value-type="string">
            <text:p>Ersch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string" calcext:value-type="string">
            <text:p>Beinwil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string" calcext:value-type="string">
            <text:p>Fehr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string" calcext:value-type="string">
            <text:p>Meltin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Zull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Ditt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string" calcext:value-type="string">
            <text:p>Röschenz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string" calcext:value-type="string">
            <text:p>Kleinlütze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string" calcext:value-type="string">
            <text:p>Wahlen b. Lauf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string" calcext:value-type="string">
            <text:p>Grinde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string" calcext:value-type="string">
            <text:p>Bärsch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Liesberg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Liesberg Dorf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string" calcext:value-type="string">
            <text:p>Augst B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string" calcext:value-type="string">
            <text:p>Kaiseraugst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Giebenach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string" calcext:value-type="string">
            <text:p>Olsber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Rheinfeld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Magd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Möhli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Zein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Zuz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Helliko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string" calcext:value-type="string">
            <text:p>Wegenstett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Mumpf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string" calcext:value-type="string">
            <text:p>Wallbach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Obermumpf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Schupfart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Stei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Münchwile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Sissel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string" calcext:value-type="string">
            <text:p>Frenkendorf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string" calcext:value-type="string">
            <text:p>Liesta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Seltisberg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Nuglar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string" calcext:value-type="string">
            <text:p>Büren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string" calcext:value-type="string">
            <text:p>Füllinsdorf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string" calcext:value-type="string">
            <text:p>Laus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string" calcext:value-type="string">
            <text:p>Bubendorf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string" calcext:value-type="string">
            <text:p>Zief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string" calcext:value-type="string">
            <text:p>Reigoldswi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string" calcext:value-type="string">
            <text:p>Lups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St. Pantaleo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Arisdorf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Hersberg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string" calcext:value-type="string">
            <text:p>Arboldswi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string" calcext:value-type="string">
            <text:p>Tittert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Lauwi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Bennwi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string" calcext:value-type="string">
            <text:p>Lampenberg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string" calcext:value-type="string">
            <text:p>Ramlinsburg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string" calcext:value-type="string">
            <text:p>Hölstei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string" calcext:value-type="string">
            <text:p>Niederdorf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string" calcext:value-type="string">
            <text:p>Liedertswi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string" calcext:value-type="string">
            <text:p>Oberdorf B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string" calcext:value-type="string">
            <text:p>Waldenburg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string" calcext:value-type="string">
            <text:p>Langenbruck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string" calcext:value-type="string">
            <text:p>Thürn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string" calcext:value-type="string">
            <text:p>Diepfl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Wittinsburg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string" calcext:value-type="string">
            <text:p>Rüml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string" calcext:value-type="string">
            <text:p>Häfelf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string" calcext:value-type="string">
            <text:p>Buckt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string" calcext:value-type="string">
            <text:p>Känerkind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string" calcext:value-type="string">
            <text:p>Läufelf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string" calcext:value-type="string">
            <text:p>Sissach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string" calcext:value-type="string">
            <text:p>Winters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string" calcext:value-type="string">
            <text:p>It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Nusshof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string" calcext:value-type="string">
            <text:p>Zunz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string" calcext:value-type="string">
            <text:p>Tennik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string" calcext:value-type="string">
            <text:p>Diegt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string" calcext:value-type="string">
            <text:p>Ept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string" calcext:value-type="string">
            <text:p>Gelterkind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string" calcext:value-type="string">
            <text:p>Böckt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string" calcext:value-type="string">
            <text:p>Rickenbach B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Buus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Maisprach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Hemmik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string" calcext:value-type="string">
            <text:p>Ormal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string" calcext:value-type="string">
            <text:p>Rothenfluh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string" calcext:value-type="string">
            <text:p>Kienberg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Anwi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string" calcext:value-type="string">
            <text:p>Tecknau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string" calcext:value-type="string">
            <text:p>Wensl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string" calcext:value-type="string">
            <text:p>Olt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string" calcext:value-type="string">
            <text:p>Zeglingen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string" calcext:value-type="string">
            <text:p>Kilchberg BL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string" calcext:value-type="string">
            <text:p>Rünenberg</text:p>
          </table:table-cell>
          <table:table-cell office:value-type="string" calcext:value-type="string">
            <text:p>Basel-Landschaft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Bellach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string" calcext:value-type="string">
            <text:p>Langendorf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string" calcext:value-type="string">
            <text:p>Lommis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string" calcext:value-type="string">
            <text:p>Weissenstein b. Solothur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string" calcext:value-type="string">
            <text:p>Oberdorf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Rütten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string" calcext:value-type="string">
            <text:p>Niederwil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string" calcext:value-type="string">
            <text:p>Balmberg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string" calcext:value-type="string">
            <text:p>Oberbalmberg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string" calcext:value-type="string">
            <text:p>Günsberg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string" calcext:value-type="string">
            <text:p>Balm b. Günsberg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string" calcext:value-type="string">
            <text:p>Zuch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string" calcext:value-type="string">
            <text:p>Feldbrunn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string" calcext:value-type="string">
            <text:p>Riedholz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Flumentha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string" calcext:value-type="string">
            <text:p>Hubersdorf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string" calcext:value-type="string">
            <text:p>Kammersrohr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Atti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string" calcext:value-type="string">
            <text:p>Wiedlis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string" calcext:value-type="string">
            <text:p>Oberbipp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string" calcext:value-type="string">
            <text:p>Rumis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string" calcext:value-type="string">
            <text:p>Farn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Luterbach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Deitin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string" calcext:value-type="string">
            <text:p>Derendin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string" calcext:value-type="string">
            <text:p>Subin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string" calcext:value-type="string">
            <text:p>Hünik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string" calcext:value-type="string">
            <text:p>Etzik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Bolk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Burgäschi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Steinhof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Aeschi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string" calcext:value-type="string">
            <text:p>Horri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string" calcext:value-type="string">
            <text:p>Hersi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string" calcext:value-type="string">
            <text:p>Heinrichs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string" calcext:value-type="string">
            <text:p>Winistorf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string" calcext:value-type="string">
            <text:p>Biberist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string" calcext:value-type="string">
            <text:p>Gerlafin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Ziele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Obergerlafin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Rechers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Halt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Oekin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Kriegstett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string" calcext:value-type="string">
            <text:p>Icherts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string" calcext:value-type="string">
            <text:p>Lüterkof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string" calcext:value-type="string">
            <text:p>Lohn-Ammannsegg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string" calcext:value-type="string">
            <text:p>Lüsslin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string" calcext:value-type="string">
            <text:p>Nennigkof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string" calcext:value-type="string">
            <text:p>Tscheppach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string" calcext:value-type="string">
            <text:p>Hessigkof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string" calcext:value-type="string">
            <text:p>Bibern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string" calcext:value-type="string">
            <text:p>Gossli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string" calcext:value-type="string">
            <text:p>Küttigkof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string" calcext:value-type="string">
            <text:p>Brüggl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Aetigkof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Mühledorf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string" calcext:value-type="string">
            <text:p>Gächli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string" calcext:value-type="string">
            <text:p>Lüters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string" calcext:value-type="string">
            <text:p>Biez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string" calcext:value-type="string">
            <text:p>Kyburg-Buchegg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string" calcext:value-type="string">
            <text:p>Aetin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string" calcext:value-type="string">
            <text:p>Unterramser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string" calcext:value-type="string">
            <text:p>Oberramser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string" calcext:value-type="string">
            <text:p>Britter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Olt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string" calcext:value-type="string">
            <text:p>Wangen b. Olt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string" calcext:value-type="string">
            <text:p>Rickenbach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string" calcext:value-type="string">
            <text:p>Hägendorf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string" calcext:value-type="string">
            <text:p>Allerheiligenberg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string" calcext:value-type="string">
            <text:p>Kappel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string" calcext:value-type="string">
            <text:p>Gunz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string" calcext:value-type="string">
            <text:p>Bonin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Egerkin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Neuendorf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string" calcext:value-type="string">
            <text:p>Härkin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string" calcext:value-type="string">
            <text:p>Oberbuchsit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string" calcext:value-type="string">
            <text:p>Niederbuchsit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string" calcext:value-type="string">
            <text:p>Wolf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string" calcext:value-type="string">
            <text:p>Fulenbach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Trimbach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Hauenstei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string" calcext:value-type="string">
            <text:p>Wisen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Winznau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string" calcext:value-type="string">
            <text:p>Obergös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string" calcext:value-type="string">
            <text:p>Lostorf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string" calcext:value-type="string">
            <text:p>Rohr b. Olt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string" calcext:value-type="string">
            <text:p>Stüsslin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string" calcext:value-type="string">
            <text:p>Starrkirch-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string" calcext:value-type="string">
            <text:p>Dullik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string" calcext:value-type="string">
            <text:p>Däniken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string" calcext:value-type="string">
            <text:p>Aarbur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Oftr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string" calcext:value-type="string">
            <text:p>Oensin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string" calcext:value-type="string">
            <text:p>Kestenholz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string" calcext:value-type="string">
            <text:p>Wolfis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string" calcext:value-type="string">
            <text:p>Niederbipp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string" calcext:value-type="string">
            <text:p>Balstha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Laupersdorf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Matzendorf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string" calcext:value-type="string">
            <text:p>Aedermannsdorf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string" calcext:value-type="string">
            <text:p>Herbets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Gänsbrunn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Welschenrohr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string" calcext:value-type="string">
            <text:p>Mümlis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string" calcext:value-type="string">
            <text:p>Holderbank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string" calcext:value-type="string">
            <text:p>Ramiswil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string" calcext:value-type="string">
            <text:p>Zof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string" calcext:value-type="string">
            <text:p>Strengelbach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string" calcext:value-type="string">
            <text:p>Vordemwald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string" calcext:value-type="string">
            <text:p>Brittnau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string" calcext:value-type="string">
            <text:p>Wiko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string" calcext:value-type="string">
            <text:p>Mühletha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string" calcext:value-type="string">
            <text:p>Uerkheim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string" calcext:value-type="string">
            <text:p>Botten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string" calcext:value-type="string">
            <text:p>Rothrist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string" calcext:value-type="string">
            <text:p>Rike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string" calcext:value-type="string">
            <text:p>Murgentha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string" calcext:value-type="string">
            <text:p>Glashütt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string" calcext:value-type="string">
            <text:p>Langenth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string" calcext:value-type="string">
            <text:p>Schwarzhäus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string" calcext:value-type="string">
            <text:p>Aarwang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string" calcext:value-type="string">
            <text:p>Bann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string" calcext:value-type="string">
            <text:p>Roggwil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string" calcext:value-type="string">
            <text:p>St. Urba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string" calcext:value-type="string">
            <text:p>Untersteckhol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string" calcext:value-type="string">
            <text:p>Busswil b. Melchnau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string" calcext:value-type="string">
            <text:p>Melchnau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string" calcext:value-type="string">
            <text:p>Reisi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string" calcext:value-type="string">
            <text:p>Thunstett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string" calcext:value-type="string">
            <text:p>Bützbe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string" calcext:value-type="string">
            <text:p>Wynau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string" calcext:value-type="string">
            <text:p>Obersteckholz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string" calcext:value-type="string">
            <text:p>Gutenbur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string" calcext:value-type="string">
            <text:p>Lotz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string" calcext:value-type="string">
            <text:p>Rütschel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string" calcext:value-type="string">
            <text:p>Madi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string" calcext:value-type="string">
            <text:p>Leimi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string" calcext:value-type="string">
            <text:p>Kleindiet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string" calcext:value-type="string">
            <text:p>Ursen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string" calcext:value-type="string">
            <text:p>Rohrbachgrab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string" calcext:value-type="string">
            <text:p>Rohr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string" calcext:value-type="string">
            <text:p>Walterswil 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string" calcext:value-type="string">
            <text:p>Oeschenbac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string" calcext:value-type="string">
            <text:p>Au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string" calcext:value-type="string">
            <text:p>Hutt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string" calcext:value-type="string">
            <text:p>Eri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string" calcext:value-type="string">
            <text:p>Schwarzenbach (Huttwil)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string" calcext:value-type="string">
            <text:p>Wyssache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string" calcext:value-type="string">
            <text:p>Gondiswi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Aarau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Aarau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Eppenberg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Wöschnau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Schönenwerd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Niedergösgen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Gretzenbach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Erlinsbach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Barmelweid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Erlinsbach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Rombach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Biberstei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Kütti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Densbür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Herznach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Uek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Aarau Rohr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Buchs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Suhr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string" calcext:value-type="string">
            <text:p>Unterentfeld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string" calcext:value-type="string">
            <text:p>Oberentfeld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string" calcext:value-type="string">
            <text:p>Muh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string" calcext:value-type="string">
            <text:p>Schöftland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Hirschtha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Holzik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Schlossrued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Schmiedrued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Walde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Schmiedrued-Walde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string" calcext:value-type="string">
            <text:p>Witt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string" calcext:value-type="string">
            <text:p>Staffelbach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string" calcext:value-type="string">
            <text:p>Kirchleerau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string" calcext:value-type="string">
            <text:p>Moosleerau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string" calcext:value-type="string">
            <text:p>Attel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string" calcext:value-type="string">
            <text:p>Reitnau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string" calcext:value-type="string">
            <text:p>Wiliber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string" calcext:value-type="string">
            <text:p>Oberhof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string" calcext:value-type="string">
            <text:p>Wölflins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string" calcext:value-type="string">
            <text:p>Wittnau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string" calcext:value-type="string">
            <text:p>Frick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string" calcext:value-type="string">
            <text:p>Oesch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Gipf-Oberfrick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string" calcext:value-type="string">
            <text:p>Eik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string" calcext:value-type="string">
            <text:p>Hornuss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Böz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string" calcext:value-type="string">
            <text:p>Elf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string" calcext:value-type="string">
            <text:p>Eff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Zeih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string" calcext:value-type="string">
            <text:p>Laufenbur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string" calcext:value-type="string">
            <text:p>Kaist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string" calcext:value-type="string">
            <text:p>Ittentha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string" calcext:value-type="string">
            <text:p>Rheinsulz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string" calcext:value-type="string">
            <text:p>Sulz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string" calcext:value-type="string">
            <text:p>Ruppers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Wildeg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Mörike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string" calcext:value-type="string">
            <text:p>Auenstei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string" calcext:value-type="string">
            <text:p>Veltheim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string" calcext:value-type="string">
            <text:p>Schinznach Dorf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string" calcext:value-type="string">
            <text:p>Oberflachs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Thalheim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Holderbank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string" calcext:value-type="string">
            <text:p>Schinznach Bad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string" calcext:value-type="string">
            <text:p>Brugg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string" calcext:value-type="string">
            <text:p>Windisch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Hause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Villnacher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string" calcext:value-type="string">
            <text:p>Umik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Rinik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Gallenkirch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Lin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Unterbözber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Oberbözber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string" calcext:value-type="string">
            <text:p>Stilli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string" calcext:value-type="string">
            <text:p>Villi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string" calcext:value-type="string">
            <text:p>Rüfenach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Remi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string" calcext:value-type="string">
            <text:p>Möntha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Birr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Lupfi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Mülli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Birrhard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Habsbur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string" calcext:value-type="string">
            <text:p>Scherz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string" calcext:value-type="string">
            <text:p>Gans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string" calcext:value-type="string">
            <text:p>Oberhofe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string" calcext:value-type="string">
            <text:p>Mettau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string" calcext:value-type="string">
            <text:p>Etz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string" calcext:value-type="string">
            <text:p>Wil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string" calcext:value-type="string">
            <text:p>Hott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string" calcext:value-type="string">
            <text:p>Turgi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string" calcext:value-type="string">
            <text:p>Siggenthal Statio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Würenl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End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string" calcext:value-type="string">
            <text:p>Unterend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string" calcext:value-type="string">
            <text:p>Tegerfeld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Dött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Klingnau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Kleindött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Böttstei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Felsenau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Leugger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string" calcext:value-type="string">
            <text:p>Hettensch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string" calcext:value-type="string">
            <text:p>Mandach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Koblenz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Rietheim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Full-Reuentha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Leibstadt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string" calcext:value-type="string">
            <text:p>Schwaderloch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string" calcext:value-type="string">
            <text:p>Bad Zurzach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string" calcext:value-type="string">
            <text:p>Rekinge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Bald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Böbiko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string" calcext:value-type="string">
            <text:p>Dättwil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string" calcext:value-type="string">
            <text:p>Rütihof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string" calcext:value-type="string">
            <text:p>Ennetbad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Gebenstorf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Birmenstorf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Hertenstei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Riede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Nussbaume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string" calcext:value-type="string">
            <text:p>Kirchdorf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string" calcext:value-type="string">
            <text:p>Untersiggentha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string" calcext:value-type="string">
            <text:p>Ehrend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Freien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Schneis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string" calcext:value-type="string">
            <text:p>Lengnau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string" calcext:value-type="string">
            <text:p>Wett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Neuenhof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string" calcext:value-type="string">
            <text:p>Würenlos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string" calcext:value-type="string">
            <text:p>Fislisbach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string" calcext:value-type="string">
            <text:p>Niederrohrdorf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string" calcext:value-type="string">
            <text:p>Künt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string" calcext:value-type="string">
            <text:p>Eggen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string" calcext:value-type="string">
            <text:p>Oberrohrdorf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Remetsch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Belliko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Siglistorf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string" calcext:value-type="string">
            <text:p>Wislikof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Rümiko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string" calcext:value-type="string">
            <text:p>Melliko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Kaiserstuhl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string" calcext:value-type="string">
            <text:p>Fisibach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string" calcext:value-type="string">
            <text:p>Hunzensch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string" calcext:value-type="string">
            <text:p>Schafisheim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string" calcext:value-type="string">
            <text:p>Othmars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string" calcext:value-type="string">
            <text:p>Bruneg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string" calcext:value-type="string">
            <text:p>Mägen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string" calcext:value-type="string">
            <text:p>Mell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Wohlensch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string" calcext:value-type="string">
            <text:p>Tägeri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Nesselnbach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Niederwil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Fischbach-Gösliko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string" calcext:value-type="string">
            <text:p>Lenzbur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string" calcext:value-type="string">
            <text:p>Ammerswil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Stauf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string" calcext:value-type="string">
            <text:p>Hendschik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string" calcext:value-type="string">
            <text:p>Dottiko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string" calcext:value-type="string">
            <text:p>Dintiko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string" calcext:value-type="string">
            <text:p>Häggli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string" calcext:value-type="string">
            <text:p>Stette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string" calcext:value-type="string">
            <text:p>Wohle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Angliko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Villmer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Hilfiko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Sarmenstorf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Fahrwa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Meisterschwand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string" calcext:value-type="string">
            <text:p>Tenn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string" calcext:value-type="string">
            <text:p>Bett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Büttiko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Uez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Bremgarte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Zufiko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string" calcext:value-type="string">
            <text:p>Waltensch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string" calcext:value-type="string">
            <text:p>Bos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Waldhäusern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Bünz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string" calcext:value-type="string">
            <text:p>Kaller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Hermetschwil-Staffel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string" calcext:value-type="string">
            <text:p>Besenbür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string" calcext:value-type="string">
            <text:p>Aristau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string" calcext:value-type="string">
            <text:p>Muri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Butt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Merenschwand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Benzensch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Gelt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Beinwil (Freiamt)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Mühlau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Aliko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Meienber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Sins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Auw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Aettensch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Fenkried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Abtwil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Oberrüti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string" calcext:value-type="string">
            <text:p>Niederlenz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string" calcext:value-type="string">
            <text:p>Seo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string" calcext:value-type="string">
            <text:p>Eglis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string" calcext:value-type="string">
            <text:p>Hall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string" calcext:value-type="string">
            <text:p>Bonis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string" calcext:value-type="string">
            <text:p>See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string" calcext:value-type="string">
            <text:p>Birr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string" calcext:value-type="string">
            <text:p>Beinwil am See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string" calcext:value-type="string">
            <text:p>Gränich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string" calcext:value-type="string">
            <text:p>Teufenthal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string" calcext:value-type="string">
            <text:p>Dürrenäsch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string" calcext:value-type="string">
            <text:p>Leut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string" calcext:value-type="string">
            <text:p>Unterkulm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string" calcext:value-type="string">
            <text:p>Oberkulm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string" calcext:value-type="string">
            <text:p>Gontensch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string" calcext:value-type="string">
            <text:p>Zetz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string" calcext:value-type="string">
            <text:p>Leimbach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string" calcext:value-type="string">
            <text:p>Reinach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string" calcext:value-type="string">
            <text:p>Pfeffikon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string" calcext:value-type="string">
            <text:p>Burg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string" calcext:value-type="string">
            <text:p>Menzik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string" calcext:value-type="string">
            <text:p>Köllik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string" calcext:value-type="string">
            <text:p>Safen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string" calcext:value-type="string">
            <text:p>Walterswil SO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O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2"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2"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2"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St. Niklausen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2"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Kriens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Pilatus Kulm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string" calcext:value-type="string">
            <text:p>Oberna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Eigentha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2"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2"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string" calcext:value-type="string">
            <text:p>Hellbüh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string" calcext:value-type="string">
            <text:p>Rus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string" calcext:value-type="string">
            <text:p>Buttisholz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string" calcext:value-type="string">
            <text:p>Sigig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string" calcext:value-type="string">
            <text:p>Emmenbrücke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string" calcext:value-type="string">
            <text:p>Grosswang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string" calcext:value-type="string">
            <text:p>Rothenburg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Hildisried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Neudorf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string" calcext:value-type="string">
            <text:p>Römerswil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string" calcext:value-type="string">
            <text:p>Herlisberg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string" calcext:value-type="string">
            <text:p>Ebiko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Emm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Buchrai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In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Dieriko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Gisiko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Hona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string" calcext:value-type="string">
            <text:p>Root Längenbold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string" calcext:value-type="string">
            <text:p>Diet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string" calcext:value-type="string">
            <text:p>Adligens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string" calcext:value-type="string">
            <text:p>Udligens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Megg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Kastanienbaum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string" calcext:value-type="string">
            <text:p>Horw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string" calcext:value-type="string">
            <text:p>Hergiswil NW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string" calcext:value-type="string">
            <text:p>Alpnachstad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string" calcext:value-type="string">
            <text:p>Alpnach Dorf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string" calcext:value-type="string">
            <text:p>Kägiswil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string" calcext:value-type="string">
            <text:p>Sarnen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string" calcext:value-type="string">
            <text:p>Ramersberg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string" calcext:value-type="string">
            <text:p>Wilen (Sarnen)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string" calcext:value-type="string">
            <text:p>Stalden (Sarnen)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string" calcext:value-type="string">
            <text:p>Kerns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string" calcext:value-type="string">
            <text:p>St. Niklausen OW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string" calcext:value-type="string">
            <text:p>Melchtal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string" calcext:value-type="string">
            <text:p>Melchsee-Frutt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Sachseln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string" calcext:value-type="string">
            <text:p>Flüeli-Ranft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string" calcext:value-type="string">
            <text:p>Giswil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string" calcext:value-type="string">
            <text:p>Bürglen OW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string" calcext:value-type="string">
            <text:p>Lungern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Hasliberg Hohfluh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Hasliberg Wasserwendi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Hasliberg Goldern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Hasliberg Reuti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string" calcext:value-type="string">
            <text:p>Malters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string" calcext:value-type="string">
            <text:p>Schwarzenberg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string" calcext:value-type="string">
            <text:p>Schachen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string" calcext:value-type="string">
            <text:p>Werthenstei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Fontannen b. Wolhus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Wolhus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Doppleschwand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Romoos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Steinhuserberg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Menzna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Geiss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Menzberg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Dai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Willisa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string" calcext:value-type="string">
            <text:p>Rohrmatt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Hergiswil b. Willisa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Gettna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Ohmsta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string" calcext:value-type="string">
            <text:p>Zell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Fischbach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string" calcext:value-type="string">
            <text:p>Grossdiet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string" calcext:value-type="string">
            <text:p>Altbüro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string" calcext:value-type="string">
            <text:p>Hüs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string" calcext:value-type="string">
            <text:p>Ufhus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Hofstatt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Luthern Bad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Luther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Rengg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Finsterwald b. Entlebuch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Entlebuch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string" calcext:value-type="string">
            <text:p>Ebnet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string" calcext:value-type="string">
            <text:p>Hasle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string" calcext:value-type="string">
            <text:p>Brambod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string" calcext:value-type="string">
            <text:p>Schüpfheim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string" calcext:value-type="string">
            <text:p>Flühli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string" calcext:value-type="string">
            <text:p>Sörenberg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string" calcext:value-type="string">
            <text:p>Escholzmatt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string" calcext:value-type="string">
            <text:p>Wigg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string" calcext:value-type="string">
            <text:p>Marbach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string" calcext:value-type="string">
            <text:p>Schangnau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string" calcext:value-type="string">
            <text:p>Sempach Statio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string" calcext:value-type="string">
            <text:p>Sempach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string" calcext:value-type="string">
            <text:p>Eich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string" calcext:value-type="string">
            <text:p>Neuenkirch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string" calcext:value-type="string">
            <text:p>Nott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string" calcext:value-type="string">
            <text:p>Oberkirch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Sursee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Buchs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Kaltbach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St. Erhard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string" calcext:value-type="string">
            <text:p>Knut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string" calcext:value-type="string">
            <text:p>Schenko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Schwarzenbach Beromünster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Beromünster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string" calcext:value-type="string">
            <text:p>Mauensee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Kott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string" calcext:value-type="string">
            <text:p>Ettis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string" calcext:value-type="string">
            <text:p>Rickenbach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Gunz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string" calcext:value-type="string">
            <text:p>Schlierbach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string" calcext:value-type="string">
            <text:p>Geuensee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string" calcext:value-type="string">
            <text:p>Büro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string" calcext:value-type="string">
            <text:p>Kulmera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string" calcext:value-type="string">
            <text:p>Trieng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string" calcext:value-type="string">
            <text:p>Winiko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string" calcext:value-type="string">
            <text:p>Wilihof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string" calcext:value-type="string">
            <text:p>Wau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string" calcext:value-type="string">
            <text:p>Egolz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string" calcext:value-type="string">
            <text:p>Nebiko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string" calcext:value-type="string">
            <text:p>Eberseck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string" calcext:value-type="string">
            <text:p>Altishof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string" calcext:value-type="string">
            <text:p>Schötz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string" calcext:value-type="string">
            <text:p>Albers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Dagmersell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string" calcext:value-type="string">
            <text:p>Uffiko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string" calcext:value-type="string">
            <text:p>Reidermoos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string" calcext:value-type="string">
            <text:p>Hintermoos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string" calcext:value-type="string">
            <text:p>Mehlseck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string" calcext:value-type="string">
            <text:p>Reid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string" calcext:value-type="string">
            <text:p>Langnau b. Reid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string" calcext:value-type="string">
            <text:p>Richentha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string" calcext:value-type="string">
            <text:p>Pfaffna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string" calcext:value-type="string">
            <text:p>Rogglis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string" calcext:value-type="string">
            <text:p>Eschenbach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string" calcext:value-type="string">
            <text:p>Ball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string" calcext:value-type="string">
            <text:p>Hohenrai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string" calcext:value-type="string">
            <text:p>Kleinwang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string" calcext:value-type="string">
            <text:p>Lieli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string" calcext:value-type="string">
            <text:p>Hochdorf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string" calcext:value-type="string">
            <text:p>Urs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string" calcext:value-type="string">
            <text:p>Baldegg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Sulz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Gelfing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Retschwi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Hitzkirch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string" calcext:value-type="string">
            <text:p>Altwis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string" calcext:value-type="string">
            <text:p>Aesch L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string" calcext:value-type="string">
            <text:p>Schonga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string" calcext:value-type="string">
            <text:p>Müswang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string" calcext:value-type="string">
            <text:p>Hämiko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string" calcext:value-type="string">
            <text:p>Ermensee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string" calcext:value-type="string">
            <text:p>Mos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2"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Zugerberg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string" calcext:value-type="string">
            <text:p>Steinhause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Edlibach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Finstersee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Menzinge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string" calcext:value-type="string">
            <text:p>Neuägeri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string" calcext:value-type="string">
            <text:p>Unterägeri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Morgarte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Alose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Oberägeri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string" calcext:value-type="string">
            <text:p>Oberwil b. Zug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string" calcext:value-type="string">
            <text:p>Walchwil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Allenwinde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string" calcext:value-type="string">
            <text:p>Cham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string" calcext:value-type="string">
            <text:p>Hünenberg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string" calcext:value-type="string">
            <text:p>Hagendor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string" calcext:value-type="string">
            <text:p>Hünenberg See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string" calcext:value-type="string">
            <text:p>Baar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string" calcext:value-type="string">
            <text:p>Sihlbrugg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Buonas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Risch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Holzhäusern ZG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Rotkreuz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string" calcext:value-type="string">
            <text:p>Meierskappel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Neuheim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Z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string" calcext:value-type="string">
            <text:p>Weggis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string" calcext:value-type="string">
            <text:p>Vitznau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string" calcext:value-type="string">
            <text:p>Rigi Kaltbad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string" calcext:value-type="string">
            <text:p>Stansstad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string" calcext:value-type="string">
            <text:p>Obbürgen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string" calcext:value-type="string">
            <text:p>Bürgenstock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string" calcext:value-type="string">
            <text:p>Fürigen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string" calcext:value-type="string">
            <text:p>Kehrsiten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string" calcext:value-type="string">
            <text:p>Stans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string" calcext:value-type="string">
            <text:p>Oberdorf NW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string" calcext:value-type="string">
            <text:p>Ennetmoos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string" calcext:value-type="string">
            <text:p>Ennetbürgen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string" calcext:value-type="string">
            <text:p>Buochs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string" calcext:value-type="string">
            <text:p>Beckenried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string" calcext:value-type="string">
            <text:p>Emmetten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string" calcext:value-type="string">
            <text:p>Seelisber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string" calcext:value-type="string">
            <text:p>Büren NW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string" calcext:value-type="string">
            <text:p>Niederrickenbach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string" calcext:value-type="string">
            <text:p>Wiesenberg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string" calcext:value-type="string">
            <text:p>Wirzweli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string" calcext:value-type="string">
            <text:p>Dallenwil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string" calcext:value-type="string">
            <text:p>Wolfenschiessen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string" calcext:value-type="string">
            <text:p>Oberrickenbach</text:p>
          </table:table-cell>
          <table:table-cell office:value-type="string" calcext:value-type="string">
            <text:p>Nidwalden</text:p>
          </table:table-cell>
          <table:table-cell office:value-type="string" calcext:value-type="string">
            <text:p>N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string" calcext:value-type="string">
            <text:p>Grafenort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string" calcext:value-type="string">
            <text:p>Engelberg</text:p>
          </table:table-cell>
          <table:table-cell office:value-type="string" calcext:value-type="string">
            <text:p>Obwalden</text:p>
          </table:table-cell>
          <table:table-cell office:value-type="string" calcext:value-type="string">
            <text:p>OW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string" calcext:value-type="string">
            <text:p>Merlischachen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string" calcext:value-type="string">
            <text:p>Küssnacht am Rigi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string" calcext:value-type="string">
            <text:p>Greppe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LU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string" calcext:value-type="string">
            <text:p>Immensee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Rigi Klösterli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Rigi Staffel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Rigi Kulm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Rigi Scheidegg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Goldau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string" calcext:value-type="string">
            <text:p>Oberarth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string" calcext:value-type="string">
            <text:p>Arth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string" calcext:value-type="string">
            <text:p>Steinerberg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Sattel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string" calcext:value-type="string">
            <text:p>Rothenthurm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string" calcext:value-type="string">
            <text:p>Steinen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string" calcext:value-type="string">
            <text:p>Seewen SZ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string" calcext:value-type="string">
            <text:p>Lauerz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2"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string" calcext:value-type="string">
            <text:p>Rickenbach b. Schwyz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string" calcext:value-type="string">
            <text:p>Stoos SZ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Illgau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Ried (Muotathal)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Bisisthal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Muotathal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string" calcext:value-type="string">
            <text:p>Ibach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string" calcext:value-type="string">
            <text:p>Brunnen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string" calcext:value-type="string">
            <text:p>Rütli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Gersau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Morschach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string" calcext:value-type="string">
            <text:p>Riemenstalden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string" calcext:value-type="string">
            <text:p>Sisikon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string" calcext:value-type="string">
            <text:p>Flüelen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string" calcext:value-type="string">
            <text:p>Altdorf UR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string" calcext:value-type="string">
            <text:p>Isenthal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string" calcext:value-type="string">
            <text:p>Seedorf UR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string" calcext:value-type="string">
            <text:p>Bürglen UR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string" calcext:value-type="string">
            <text:p>Spiringen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string" calcext:value-type="string">
            <text:p>Unterschächen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string" calcext:value-type="string">
            <text:p>Bauen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string" calcext:value-type="string">
            <text:p>Schattdorf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string" calcext:value-type="string">
            <text:p>Attinghausen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string" calcext:value-type="string">
            <text:p>Haldi b. Schattdorf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string" calcext:value-type="string">
            <text:p>Erstfeld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Silenen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string" calcext:value-type="string">
            <text:p>Amste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string" calcext:value-type="string">
            <text:p>Bristen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string" calcext:value-type="string">
            <text:p>Intschi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string" calcext:value-type="string">
            <text:p>Gurtnellen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string" calcext:value-type="string">
            <text:p>Wassen UR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string" calcext:value-type="string">
            <text:p>Meien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string" calcext:value-type="string">
            <text:p>Göschenen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string" calcext:value-type="string">
            <text:p>Andermatt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string" calcext:value-type="string">
            <text:p>Realp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string" calcext:value-type="string">
            <text:p>Hospental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Giubias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string" calcext:value-type="string">
            <text:p>Monte Carass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string" calcext:value-type="string">
            <text:p>Sementi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string" calcext:value-type="string">
            <text:p>Gud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string" calcext:value-type="string">
            <text:p>Cugnas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string" calcext:value-type="string">
            <text:p>Arbed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string" calcext:value-type="string">
            <text:p>Gordu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Preonz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string" calcext:value-type="string">
            <text:p>Mole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string" calcext:value-type="string">
            <text:p>Gnosc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string" calcext:value-type="string">
            <text:p>Prosit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string" calcext:value-type="string">
            <text:p>Lodr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string" calcext:value-type="string">
            <text:p>Camor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string" calcext:value-type="string">
            <text:p>Castion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Lum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string" calcext:value-type="string">
            <text:p>S. Vittore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Roveredo G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string" calcext:value-type="string">
            <text:p>Gron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string" calcext:value-type="string">
            <text:p>Verdabbi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string" calcext:value-type="string">
            <text:p>Castaned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string" calcext:value-type="string">
            <text:p>Sta. Maria in Calanc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string" calcext:value-type="string">
            <text:p>Busen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Arvig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string" calcext:value-type="string">
            <text:p>Braggi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string" calcext:value-type="string">
            <text:p>Cauc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string" calcext:value-type="string">
            <text:p>Augi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string" calcext:value-type="string">
            <text:p>Ross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string" calcext:value-type="string">
            <text:p>Leggi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string" calcext:value-type="string">
            <text:p>Lostall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Soazz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string" calcext:value-type="string">
            <text:p>Mesocc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string" calcext:value-type="string">
            <text:p>S. Bernardin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string" calcext:value-type="string">
            <text:p>Indemini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string" calcext:value-type="string">
            <text:p>Quart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string" calcext:value-type="string">
            <text:p>Magad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string" calcext:value-type="string">
            <text:p>Vira (Gambarogno)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string" calcext:value-type="string">
            <text:p>Vair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string" calcext:value-type="string">
            <text:p>S. Nazzar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string" calcext:value-type="string">
            <text:p>Gerra (Gambarogno)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string" calcext:value-type="string">
            <text:p>Ranz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string" calcext:value-type="string">
            <text:p>Cavi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string" calcext:value-type="string">
            <text:p>Piazzog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string" calcext:value-type="string">
            <text:p>Pianezz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string" calcext:value-type="string">
            <text:p>S. Antonio (Val Morobbia)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string" calcext:value-type="string">
            <text:p>Care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string" calcext:value-type="string">
            <text:p>S. Anton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string" calcext:value-type="string">
            <text:p>Cadenazz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string" calcext:value-type="string">
            <text:p>Conton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string" calcext:value-type="string">
            <text:p>Riazz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string" calcext:value-type="string">
            <text:p>Gordol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string" calcext:value-type="string">
            <text:p>Agaron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Tener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string" calcext:value-type="string">
            <text:p>Robasac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Locar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Muralt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Soldu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string" calcext:value-type="string">
            <text:p>Monte Brè sopra Locar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string" calcext:value-type="string">
            <text:p>Locar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Moso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Gress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Cra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Asco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Porto Ron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Isole di Brissag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Brissag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string" calcext:value-type="string">
            <text:p>Loson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string" calcext:value-type="string">
            <text:p>Arce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Ronco sopra Asco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Coripp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string" calcext:value-type="string">
            <text:p>Vogor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Lavertezz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Brione (Verzasca)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string" calcext:value-type="string">
            <text:p>Gerra (Verzasca)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string" calcext:value-type="string">
            <text:p>Fras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string" calcext:value-type="string">
            <text:p>Sono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string" calcext:value-type="string">
            <text:p>Orseli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string" calcext:value-type="string">
            <text:p>Brione sopra Minus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string" calcext:value-type="string">
            <text:p>Mergosc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string" calcext:value-type="string">
            <text:p>Minus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Teg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Versc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Cavigli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Verdas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Intrag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Gol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Palagnedr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string" calcext:value-type="string">
            <text:p>Borgnon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string" calcext:value-type="string">
            <text:p>Monet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string" calcext:value-type="string">
            <text:p>Camed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Auress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Berzo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Lo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Russ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Comolo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Sprug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string" calcext:value-type="string">
            <text:p>Vergelett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string" calcext:value-type="string">
            <text:p>Ave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string" calcext:value-type="string">
            <text:p>Gordev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string" calcext:value-type="string">
            <text:p>Magg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string" calcext:value-type="string">
            <text:p>Rive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string" calcext:value-type="string">
            <text:p>Some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string" calcext:value-type="string">
            <text:p>Cev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string" calcext:value-type="string">
            <text:p>Bignas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string" calcext:value-type="string">
            <text:p>Moghe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string" calcext:value-type="string">
            <text:p>Aurige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string" calcext:value-type="string">
            <text:p>Cogl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string" calcext:value-type="string">
            <text:p>Lod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string" calcext:value-type="string">
            <text:p>Giumagl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string" calcext:value-type="string">
            <text:p>Linesc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string" calcext:value-type="string">
            <text:p>Cerent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string" calcext:value-type="string">
            <text:p>Niva (Vallemaggia)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string" calcext:value-type="string">
            <text:p>Campo (Vallemaggia)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string" calcext:value-type="string">
            <text:p>Cimalmott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string" calcext:value-type="string">
            <text:p>Bosco/Gurin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string" calcext:value-type="string">
            <text:p>Caver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string" calcext:value-type="string">
            <text:p>S. Carlo (Val Bavona)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string" calcext:value-type="string">
            <text:p>Brontall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string" calcext:value-type="string">
            <text:p>Menzon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string" calcext:value-type="string">
            <text:p>Brogl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string" calcext:value-type="string">
            <text:p>Prato-Sorni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string" calcext:value-type="string">
            <text:p>Pecc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string" calcext:value-type="string">
            <text:p>Piano di Pecc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string" calcext:value-type="string">
            <text:p>Fus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string" calcext:value-type="string">
            <text:p>Osog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string" calcext:value-type="string">
            <text:p>Cresci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string" calcext:value-type="string">
            <text:p>Irag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string" calcext:value-type="string">
            <text:p>Biasc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string" calcext:value-type="string">
            <text:p>Biasca Stazion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string" calcext:value-type="string">
            <text:p>Malvagl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string" calcext:value-type="string">
            <text:p>Semion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string" calcext:value-type="string">
            <text:p>Dong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string" calcext:value-type="string">
            <text:p>Leontic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string" calcext:value-type="string">
            <text:p>Lottig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string" calcext:value-type="string">
            <text:p>Acquaross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string" calcext:value-type="string">
            <text:p>Dangio-Torr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string" calcext:value-type="string">
            <text:p>Camper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string" calcext:value-type="string">
            <text:p>Olivon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ampo (Blenio)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Ghiron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string" calcext:value-type="string">
            <text:p>Ludi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string" calcext:value-type="string">
            <text:p>Motto (Blenio)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string" calcext:value-type="string">
            <text:p>Corzones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string" calcext:value-type="string">
            <text:p>Prugias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string" calcext:value-type="string">
            <text:p>Marolt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string" calcext:value-type="string">
            <text:p>Ponto Valent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string" calcext:value-type="string">
            <text:p>Largar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string" calcext:value-type="string">
            <text:p>Polleg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string" calcext:value-type="string">
            <text:p>Bodio TI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string" calcext:value-type="string">
            <text:p>Personi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string" calcext:value-type="string">
            <text:p>Giorni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string" calcext:value-type="string">
            <text:p>Caloni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string" calcext:value-type="string">
            <text:p>Niv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string" calcext:value-type="string">
            <text:p>Lavorg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string" calcext:value-type="string">
            <text:p>Chironi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48" calcext:value-type="float">
            <text:p>6748</text:p>
          </table:table-cell>
          <table:table-cell office:value-type="string" calcext:value-type="string">
            <text:p>Anzoni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string" calcext:value-type="string">
            <text:p>Sobr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string" calcext:value-type="string">
            <text:p>Cavagnag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Molar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Calpiog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Carì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Rossur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Faid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Campell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string" calcext:value-type="string">
            <text:p>Maireng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string" calcext:value-type="string">
            <text:p>Os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64" calcext:value-type="float">
            <text:p>6764</text:p>
          </table:table-cell>
          <table:table-cell office:value-type="string" calcext:value-type="string">
            <text:p>Chiggiog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72" calcext:value-type="float">
            <text:p>6772</text:p>
          </table:table-cell>
          <table:table-cell office:value-type="string" calcext:value-type="string">
            <text:p>Rodi-Fiess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string" calcext:value-type="string">
            <text:p>Prato (Leventina)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string" calcext:value-type="string">
            <text:p>Dalp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string" calcext:value-type="string">
            <text:p>Ambrì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76" calcext:value-type="float">
            <text:p>6776</text:p>
          </table:table-cell>
          <table:table-cell office:value-type="string" calcext:value-type="string">
            <text:p>Piott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string" calcext:value-type="string">
            <text:p>Quint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string" calcext:value-type="string">
            <text:p>Varenz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string" calcext:value-type="string">
            <text:p>Madr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string" calcext:value-type="string">
            <text:p>Airol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string" calcext:value-type="string">
            <text:p>Villa Bedrett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string" calcext:value-type="string">
            <text:p>Bedrett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string" calcext:value-type="string">
            <text:p>Camignol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string" calcext:value-type="string">
            <text:p>Bironi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string" calcext:value-type="string">
            <text:p>Mezzovi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string" calcext:value-type="string">
            <text:p>Sigir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string" calcext:value-type="string">
            <text:p>Tavern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string" calcext:value-type="string">
            <text:p>Torricell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string" calcext:value-type="string">
            <text:p>Medegl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string" calcext:value-type="string">
            <text:p>Ison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string" calcext:value-type="string">
            <text:p>Lamon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string" calcext:value-type="string">
            <text:p>Cademp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string" calcext:value-type="string">
            <text:p>Melid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string" calcext:value-type="string">
            <text:p>Bisson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string" calcext:value-type="string">
            <text:p>Marogg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string" calcext:value-type="string">
            <text:p>Mel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string" calcext:value-type="string">
            <text:p>Rov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string" calcext:value-type="string">
            <text:p>Aro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string" calcext:value-type="string">
            <text:p>Puger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string" calcext:value-type="string">
            <text:p>Capolag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string" calcext:value-type="string">
            <text:p>Riva San Vital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string" calcext:value-type="string">
            <text:p>Brusino Arsiz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string" calcext:value-type="string">
            <text:p>Baler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string" calcext:value-type="string">
            <text:p>Chiass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string" calcext:value-type="string">
            <text:p>Sesegl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string" calcext:value-type="string">
            <text:p>Pedrinat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string" calcext:value-type="string">
            <text:p>Vacall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string" calcext:value-type="string">
            <text:p>Morbio Inferior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string" calcext:value-type="string">
            <text:p>Morbio Superior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string" calcext:value-type="string">
            <text:p>Bruzell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string" calcext:value-type="string">
            <text:p>Canegg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string" calcext:value-type="string">
            <text:p>Cabb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string" calcext:value-type="string">
            <text:p>Scudellat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string" calcext:value-type="string">
            <text:p>Mugg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string" calcext:value-type="string">
            <text:p>Sa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string" calcext:value-type="string">
            <text:p>Mendris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string" calcext:value-type="string">
            <text:p>Genestrer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string" calcext:value-type="string">
            <text:p>Ligornett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string" calcext:value-type="string">
            <text:p>S. Pietr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string" calcext:value-type="string">
            <text:p>Stab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string" calcext:value-type="string">
            <text:p>Rancat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string" calcext:value-type="string">
            <text:p>Besaz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string" calcext:value-type="string">
            <text:p>Arz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string" calcext:value-type="string">
            <text:p>Tremo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string" calcext:value-type="string">
            <text:p>Merid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string" calcext:value-type="string">
            <text:p>Serpi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string" calcext:value-type="string">
            <text:p>Salor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string" calcext:value-type="string">
            <text:p>Somazz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string" calcext:value-type="string">
            <text:p>Cortegl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string" calcext:value-type="string">
            <text:p>Castel San Pietr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string" calcext:value-type="string">
            <text:p>Casim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77" calcext:value-type="float">
            <text:p>6877</text:p>
          </table:table-cell>
          <table:table-cell office:value-type="string" calcext:value-type="string">
            <text:p>Coldrer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string" calcext:value-type="string">
            <text:p>Novazz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string" calcext:value-type="string">
            <text:p>Lug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string" calcext:value-type="string">
            <text:p>Massa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string" calcext:value-type="string">
            <text:p>Paradis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string" calcext:value-type="string">
            <text:p>Campione d'Italia</text:p>
          </table:table-cell>
          <table:table-cell table:number-columns-repeated="2" office:value-type="string" calcext:value-type="string">
            <text:p>IT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string" calcext:value-type="string">
            <text:p>Pazzall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string" calcext:value-type="string">
            <text:p>Carabb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string" calcext:value-type="string">
            <text:p>Caro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15" calcext:value-type="float">
            <text:p>6915</text:p>
          </table:table-cell>
          <table:table-cell office:value-type="string" calcext:value-type="string">
            <text:p>Pambio-Noran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string" calcext:value-type="string">
            <text:p>Granc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string" calcext:value-type="string">
            <text:p>Barbeng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string" calcext:value-type="string">
            <text:p>Fig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string" calcext:value-type="string">
            <text:p>Carabiett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string" calcext:value-type="string">
            <text:p>Vico Morcot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string" calcext:value-type="string">
            <text:p>Morcot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string" calcext:value-type="string">
            <text:p>Soreng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string" calcext:value-type="string">
            <text:p>Gentil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string" calcext:value-type="string">
            <text:p>Montagnol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string" calcext:value-type="string">
            <text:p>Man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string" calcext:value-type="string">
            <text:p>Graves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string" calcext:value-type="string">
            <text:p>Bed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string" calcext:value-type="string">
            <text:p>Breganzo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string" calcext:value-type="string">
            <text:p>Muzz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string" calcext:value-type="string">
            <text:p>Biogg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string" calcext:value-type="string">
            <text:p>Bosco Luganes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36" calcext:value-type="float">
            <text:p>6936</text:p>
          </table:table-cell>
          <table:table-cell office:value-type="string" calcext:value-type="string">
            <text:p>Cademar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string" calcext:value-type="string">
            <text:p>Bre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string" calcext:value-type="string">
            <text:p>Vez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string" calcext:value-type="string">
            <text:p>Fescogg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string" calcext:value-type="string">
            <text:p>Aros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string" calcext:value-type="string">
            <text:p>Muge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string" calcext:value-type="string">
            <text:p>Savos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string" calcext:value-type="string">
            <text:p>Vez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string" calcext:value-type="string">
            <text:p>Curegl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45" calcext:value-type="float">
            <text:p>6945</text:p>
          </table:table-cell>
          <table:table-cell office:value-type="string" calcext:value-type="string">
            <text:p>Origl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string" calcext:value-type="string">
            <text:p>Ponte Capriasc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string" calcext:value-type="string">
            <text:p>Vagl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string" calcext:value-type="string">
            <text:p>Porz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string" calcext:value-type="string">
            <text:p>Com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string" calcext:value-type="string">
            <text:p>Tesseret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Inson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Odo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Coll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Bo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Cozz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Signôr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Scaregl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string" calcext:value-type="string">
            <text:p>Canobb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string" calcext:value-type="string">
            <text:p>Lugagg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string" calcext:value-type="string">
            <text:p>Sala Capriasc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string" calcext:value-type="string">
            <text:p>Bigor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string" calcext:value-type="string">
            <text:p>Cagiall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string" calcext:value-type="string">
            <text:p>Ogg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string" calcext:value-type="string">
            <text:p>Lopa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string" calcext:value-type="string">
            <text:p>Roveredo TI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string" calcext:value-type="string">
            <text:p>Bido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string" calcext:value-type="string">
            <text:p>Corticiasc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Cimader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Certar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Curti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Piandera Paes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Maglio di Coll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string" calcext:value-type="string">
            <text:p>Viganell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Curegg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Pregasso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64" calcext:value-type="float">
            <text:p>6964</text:p>
          </table:table-cell>
          <table:table-cell office:value-type="string" calcext:value-type="string">
            <text:p>Davesco-Sora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string" calcext:value-type="string">
            <text:p>Cadr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string" calcext:value-type="string">
            <text:p>Villa Luganes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68" calcext:value-type="float">
            <text:p>6968</text:p>
          </table:table-cell>
          <table:table-cell office:value-type="string" calcext:value-type="string">
            <text:p>Sonvi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string" calcext:value-type="string">
            <text:p>Aldesag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string" calcext:value-type="string">
            <text:p>Castagnol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string" calcext:value-type="string">
            <text:p>Ruviglian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string" calcext:value-type="string">
            <text:p>Gandr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string" calcext:value-type="string">
            <text:p>Brè sopra Lug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string" calcext:value-type="string">
            <text:p>Castelrott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string" calcext:value-type="string">
            <text:p>Bediglior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string" calcext:value-type="string">
            <text:p>Biogno-Berid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string" calcext:value-type="string">
            <text:p>Bombinas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string" calcext:value-type="string">
            <text:p>A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string" calcext:value-type="string">
            <text:p>Maglias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string" calcext:value-type="string">
            <text:p>Pur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string" calcext:value-type="string">
            <text:p>Migliegli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string" calcext:value-type="string">
            <text:p>Cur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string" calcext:value-type="string">
            <text:p>Novagg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string" calcext:value-type="string">
            <text:p>Casl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88" calcext:value-type="float">
            <text:p>6988</text:p>
          </table:table-cell>
          <table:table-cell office:value-type="string" calcext:value-type="string">
            <text:p>Ponte Tres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string" calcext:value-type="string">
            <text:p>Purasc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string" calcext:value-type="string">
            <text:p>Cassina d'Ag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string" calcext:value-type="string">
            <text:p>Negg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string" calcext:value-type="string">
            <text:p>Cim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string" calcext:value-type="string">
            <text:p>Vernat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string" calcext:value-type="string">
            <text:p>Ise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string" calcext:value-type="string">
            <text:p>Aran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string" calcext:value-type="string">
            <text:p>Madonna del Pi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string" calcext:value-type="string">
            <text:p>Molinazzo di Monteggi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96" calcext:value-type="float">
            <text:p>6996</text:p>
          </table:table-cell>
          <table:table-cell office:value-type="string" calcext:value-type="string">
            <text:p>Ponte Cremenag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97" calcext:value-type="float">
            <text:p>6997</text:p>
          </table:table-cell>
          <table:table-cell office:value-type="string" calcext:value-type="string">
            <text:p>Sessa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string" calcext:value-type="string">
            <text:p>Termine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string" calcext:value-type="string">
            <text:p>Asta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Chu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string" calcext:value-type="string">
            <text:p>Felsberg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string" calcext:value-type="string">
            <text:p>Domat/Em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string" calcext:value-type="string">
            <text:p>Tr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Tamin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string" calcext:value-type="string">
            <text:p>Trin Mul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string" calcext:value-type="string">
            <text:p>Flims Dorf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string" calcext:value-type="string">
            <text:p>Flims Waldhau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string" calcext:value-type="string">
            <text:p>Fida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string" calcext:value-type="string">
            <text:p>Haldenste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string" calcext:value-type="string">
            <text:p>Malader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Lü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Castiel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Calfreis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string" calcext:value-type="string">
            <text:p>Pagig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string" calcext:value-type="string">
            <text:p>St. Pete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string" calcext:value-type="string">
            <text:p>Peist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string" calcext:value-type="string">
            <text:p>Laax G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string" calcext:value-type="string">
            <text:p>Laax GR 2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string" calcext:value-type="string">
            <text:p>Aros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string" calcext:value-type="string">
            <text:p>Molini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string" calcext:value-type="string">
            <text:p>Langwie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string" calcext:value-type="string">
            <text:p>Litzirüti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string" calcext:value-type="string">
            <text:p>Passugg-Araschg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string" calcext:value-type="string">
            <text:p>Prad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string" calcext:value-type="string">
            <text:p>Tschiertsch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74" calcext:value-type="float">
            <text:p>7074</text:p>
          </table:table-cell>
          <table:table-cell office:value-type="string" calcext:value-type="string">
            <text:p>Malix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string" calcext:value-type="string">
            <text:p>Churwald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76" calcext:value-type="float">
            <text:p>7076</text:p>
          </table:table-cell>
          <table:table-cell office:value-type="string" calcext:value-type="string">
            <text:p>Parpa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string" calcext:value-type="string">
            <text:p>Valbell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string" calcext:value-type="string">
            <text:p>Lenzerheide/Lai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string" calcext:value-type="string">
            <text:p>Vaz/Oberva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string" calcext:value-type="string">
            <text:p>Lantsch/Len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string" calcext:value-type="string">
            <text:p>Brienz/Brinzauls G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string" calcext:value-type="string">
            <text:p>Arez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string" calcext:value-type="string">
            <text:p>Versam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string" calcext:value-type="string">
            <text:p>Tenn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string" calcext:value-type="string">
            <text:p>Safien Plat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string" calcext:value-type="string">
            <text:p>Thalkirch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string" calcext:value-type="string">
            <text:p>Peid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Pitasch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Duv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Camun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Uors (Lumnezia)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string" calcext:value-type="string">
            <text:p>Surcasti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string" calcext:value-type="string">
            <text:p>Tersnau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string" calcext:value-type="string">
            <text:p>St. Martin (Lugnez)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Valenda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string" calcext:value-type="string">
            <text:p>Castrisch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string" calcext:value-type="string">
            <text:p>Sevge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Rie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string" calcext:value-type="string">
            <text:p>Schnau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string" calcext:value-type="string">
            <text:p>Ilan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string" calcext:value-type="string">
            <text:p>Val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string" calcext:value-type="string">
            <text:p>Obersaxen Affeie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string" calcext:value-type="string">
            <text:p>Obersaxen Meierhof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string" calcext:value-type="string">
            <text:p>Obersaxen Giranig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string" calcext:value-type="string">
            <text:p>Obersaxen Friggahü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string" calcext:value-type="string">
            <text:p>Flond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string" calcext:value-type="string">
            <text:p>Surcuolm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string" calcext:value-type="string">
            <text:p>Luv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string" calcext:value-type="string">
            <text:p>Cumbel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string" calcext:value-type="string">
            <text:p>Moriss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string" calcext:value-type="string">
            <text:p>Vell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string" calcext:value-type="string">
            <text:p>Deg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string" calcext:value-type="string">
            <text:p>Vatti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string" calcext:value-type="string">
            <text:p>Vignog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string" calcext:value-type="string">
            <text:p>Sur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string" calcext:value-type="string">
            <text:p>Lumbre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string" calcext:value-type="string">
            <text:p>Vr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Schlue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string" calcext:value-type="string">
            <text:p>Sagog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string" calcext:value-type="string">
            <text:p>Faler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string" calcext:value-type="string">
            <text:p>Rusche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string" calcext:value-type="string">
            <text:p>Ladi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Pigniu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Rueu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Siat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string" calcext:value-type="string">
            <text:p>Waltensburg/Vuor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string" calcext:value-type="string">
            <text:p>Andiast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string" calcext:value-type="string">
            <text:p>Tavanas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string" calcext:value-type="string">
            <text:p>Dani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string" calcext:value-type="string">
            <text:p>Dard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Breil/Brigel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Tru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string" calcext:value-type="string">
            <text:p>Zignau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string" calcext:value-type="string">
            <text:p>Schlan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string" calcext:value-type="string">
            <text:p>Rabiu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73" calcext:value-type="float">
            <text:p>7173</text:p>
          </table:table-cell>
          <table:table-cell office:value-type="string" calcext:value-type="string">
            <text:p>Surre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74" calcext:value-type="float">
            <text:p>7174</text:p>
          </table:table-cell>
          <table:table-cell office:value-type="string" calcext:value-type="string">
            <text:p>S. Benedetg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string" calcext:value-type="string">
            <text:p>Sumvitg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string" calcext:value-type="string">
            <text:p>Cumpadial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string" calcext:value-type="string">
            <text:p>Disentis/Musté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82" calcext:value-type="float">
            <text:p>7182</text:p>
          </table:table-cell>
          <table:table-cell office:value-type="string" calcext:value-type="string">
            <text:p>Cavardira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string" calcext:value-type="string">
            <text:p>Mompé Medel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string" calcext:value-type="string">
            <text:p>Curagli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string" calcext:value-type="string">
            <text:p>Platt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string" calcext:value-type="string">
            <text:p>Segna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string" calcext:value-type="string">
            <text:p>Camischola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string" calcext:value-type="string">
            <text:p>Sedru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string" calcext:value-type="string">
            <text:p>Ruera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Untervaz Bahnhof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Say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string" calcext:value-type="string">
            <text:p>Trimmi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string" calcext:value-type="string">
            <text:p>Unterva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string" calcext:value-type="string">
            <text:p>Zizer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string" calcext:value-type="string">
            <text:p>Igi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string" calcext:value-type="string">
            <text:p>Malans G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Seewis Dorf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Valzein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Seewis-Pardisl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Seewis-Schmitt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Grüsch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string" calcext:value-type="string">
            <text:p>Fana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string" calcext:value-type="string">
            <text:p>Schier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Mittellund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Buchen im Prättigau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string" calcext:value-type="string">
            <text:p>Put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string" calcext:value-type="string">
            <text:p>Stel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string" calcext:value-type="string">
            <text:p>Fajaun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string" calcext:value-type="string">
            <text:p>Schuder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string" calcext:value-type="string">
            <text:p>Pussere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string" calcext:value-type="string">
            <text:p>Pragg-Jena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Furn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Jena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string" calcext:value-type="string">
            <text:p>Fideri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string" calcext:value-type="string">
            <text:p>Kübli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Conters im Prättigau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string" calcext:value-type="string">
            <text:p>Luze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Pany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Gadenstätt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Ascharin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string" calcext:value-type="string">
            <text:p>St. Antöni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string" calcext:value-type="string">
            <text:p>Saas im Prättigau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string" calcext:value-type="string">
            <text:p>Serneu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Kloster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string" calcext:value-type="string">
            <text:p>Klosters Dorf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string" calcext:value-type="string">
            <text:p>Davos Dorf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string" calcext:value-type="string">
            <text:p>Davos Wolfgang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string" calcext:value-type="string">
            <text:p>Davos Plat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string" calcext:value-type="string">
            <text:p>Davos Clavadel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string" calcext:value-type="string">
            <text:p>Davos Frauenkirch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string" calcext:value-type="string">
            <text:p>Davos Glari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string" calcext:value-type="string">
            <text:p>Davos Monste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string" calcext:value-type="string">
            <text:p>Landquart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string" calcext:value-type="string">
            <text:p>Mastril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04" calcext:value-type="float">
            <text:p>7304</text:p>
          </table:table-cell>
          <table:table-cell office:value-type="string" calcext:value-type="string">
            <text:p>Maienfeld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string" calcext:value-type="string">
            <text:p>Fläsch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string" calcext:value-type="string">
            <text:p>Jenin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string" calcext:value-type="string">
            <text:p>Bad Ragaz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Pfäfer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St. Margrethenber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string" calcext:value-type="string">
            <text:p>Vadura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string" calcext:value-type="string">
            <text:p>Vätti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string" calcext:value-type="string">
            <text:p>Vasö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string" calcext:value-type="string">
            <text:p>Valen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string" calcext:value-type="string">
            <text:p>Sargan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23" calcext:value-type="float">
            <text:p>7323</text:p>
          </table:table-cell>
          <table:table-cell office:value-type="string" calcext:value-type="string">
            <text:p>Wang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string" calcext:value-type="string">
            <text:p>Vilter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string" calcext:value-type="string">
            <text:p>Schwendi im Weisstannenta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string" calcext:value-type="string">
            <text:p>Weisstann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02" calcext:value-type="float">
            <text:p>7402</text:p>
          </table:table-cell>
          <table:table-cell office:value-type="string" calcext:value-type="string">
            <text:p>Bonadu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string" calcext:value-type="string">
            <text:p>Rhäzün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string" calcext:value-type="string">
            <text:p>Feldis/Veuld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05" calcext:value-type="float">
            <text:p>7405</text:p>
          </table:table-cell>
          <table:table-cell office:value-type="string" calcext:value-type="string">
            <text:p>Rothenbrunn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string" calcext:value-type="string">
            <text:p>Realt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string" calcext:value-type="string">
            <text:p>Cazi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Sils im Domleschg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string" calcext:value-type="string">
            <text:p>Scharan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string" calcext:value-type="string">
            <text:p>Fürstenaubruck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string" calcext:value-type="string">
            <text:p>Fürstenau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string" calcext:value-type="string">
            <text:p>Pratval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string" calcext:value-type="string">
            <text:p>Rodel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string" calcext:value-type="string">
            <text:p>Almen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string" calcext:value-type="string">
            <text:p>Paspel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string" calcext:value-type="string">
            <text:p>Tumegl/Tomil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string" calcext:value-type="string">
            <text:p>Scheid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Summaprad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string" calcext:value-type="string">
            <text:p>Tarta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string" calcext:value-type="string">
            <text:p>Sar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string" calcext:value-type="string">
            <text:p>Porte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string" calcext:value-type="string">
            <text:p>Prä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string" calcext:value-type="string">
            <text:p>Dal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string" calcext:value-type="string">
            <text:p>Mase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26" calcext:value-type="float">
            <text:p>7426</text:p>
          </table:table-cell>
          <table:table-cell office:value-type="string" calcext:value-type="string">
            <text:p>Flerd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string" calcext:value-type="string">
            <text:p>Urme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string" calcext:value-type="string">
            <text:p>Tschappin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string" calcext:value-type="string">
            <text:p>Glaspas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string" calcext:value-type="string">
            <text:p>Rongell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string" calcext:value-type="string">
            <text:p>Thusi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string" calcext:value-type="string">
            <text:p>Mutt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string" calcext:value-type="string">
            <text:p>Obermutt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32" calcext:value-type="float">
            <text:p>7432</text:p>
          </table:table-cell>
          <table:table-cell office:value-type="string" calcext:value-type="string">
            <text:p>Zilli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string" calcext:value-type="string">
            <text:p>Fard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string" calcext:value-type="string">
            <text:p>Wergenste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string" calcext:value-type="string">
            <text:p>Lohn G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string" calcext:value-type="string">
            <text:p>Donat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string" calcext:value-type="string">
            <text:p>Matho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string" calcext:value-type="string">
            <text:p>Sufer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string" calcext:value-type="string">
            <text:p>Splüg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string" calcext:value-type="string">
            <text:p>Medels im Rheinwald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37" calcext:value-type="float">
            <text:p>7437</text:p>
          </table:table-cell>
          <table:table-cell office:value-type="string" calcext:value-type="string">
            <text:p>Nufene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38" calcext:value-type="float">
            <text:p>7438</text:p>
          </table:table-cell>
          <table:table-cell office:value-type="string" calcext:value-type="string">
            <text:p>Hinterrhe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string" calcext:value-type="string">
            <text:p>Andee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42" calcext:value-type="float">
            <text:p>7442</text:p>
          </table:table-cell>
          <table:table-cell office:value-type="string" calcext:value-type="string">
            <text:p>Clug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string" calcext:value-type="string">
            <text:p>Pigni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string" calcext:value-type="string">
            <text:p>Ausserferrer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45" calcext:value-type="float">
            <text:p>7445</text:p>
          </table:table-cell>
          <table:table-cell office:value-type="string" calcext:value-type="string">
            <text:p>Innerferrer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string" calcext:value-type="string">
            <text:p>Campsut-Cröt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string" calcext:value-type="string">
            <text:p>Cresta (Avers)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string" calcext:value-type="string">
            <text:p>Am Bach (Avers)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48" calcext:value-type="float">
            <text:p>7448</text:p>
          </table:table-cell>
          <table:table-cell office:value-type="string" calcext:value-type="string">
            <text:p>Juf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string" calcext:value-type="string">
            <text:p>Tiefencastel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string" calcext:value-type="string">
            <text:p>Alvasche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string" calcext:value-type="string">
            <text:p>Tinizong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string" calcext:value-type="string">
            <text:p>Ron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string" calcext:value-type="string">
            <text:p>Mulegn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string" calcext:value-type="string">
            <text:p>Marmorer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string" calcext:value-type="string">
            <text:p>Bivi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58" calcext:value-type="float">
            <text:p>745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string" calcext:value-type="string">
            <text:p>Stierv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string" calcext:value-type="string">
            <text:p>Savogn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62" calcext:value-type="float">
            <text:p>7462</text:p>
          </table:table-cell>
          <table:table-cell office:value-type="string" calcext:value-type="string">
            <text:p>Salouf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string" calcext:value-type="string">
            <text:p>Riom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string" calcext:value-type="string">
            <text:p>Parson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string" calcext:value-type="string">
            <text:p>Surav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string" calcext:value-type="string">
            <text:p>Alvaneu Bad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string" calcext:value-type="string">
            <text:p>Filisu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string" calcext:value-type="string">
            <text:p>Stugl/Stuls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string" calcext:value-type="string">
            <text:p>Pred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string" calcext:value-type="string">
            <text:p>Bergün/Bravuog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string" calcext:value-type="string">
            <text:p>Latsch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string" calcext:value-type="string">
            <text:p>Alvaneu Dorf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string" calcext:value-type="string">
            <text:p>Schmitten (Albula)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string" calcext:value-type="string">
            <text:p>Wiesen G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string" calcext:value-type="string">
            <text:p>St. Morit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string" calcext:value-type="string">
            <text:p>Beve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03" calcext:value-type="float">
            <text:p>7503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string" calcext:value-type="string">
            <text:p>Pontresin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string" calcext:value-type="string">
            <text:p>Celerina/Schlarign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string" calcext:value-type="string">
            <text:p>Champfè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string" calcext:value-type="string">
            <text:p>Silvaplana-Surlej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string" calcext:value-type="string">
            <text:p>Silvaplan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string" calcext:value-type="string">
            <text:p>Fex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string" calcext:value-type="string">
            <text:p>Sils/Segl Mari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string" calcext:value-type="string">
            <text:p>Sils/Segl Baselgi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string" calcext:value-type="string">
            <text:p>Maloj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string" calcext:value-type="string">
            <text:p>Plaun da Lej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La Punt-Chamues-ch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Madula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Zuo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25" calcext:value-type="float">
            <text:p>7525</text:p>
          </table:table-cell>
          <table:table-cell office:value-type="string" calcext:value-type="string">
            <text:p>S-chanf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26" calcext:value-type="float">
            <text:p>7526</text:p>
          </table:table-cell>
          <table:table-cell office:value-type="string" calcext:value-type="string">
            <text:p>Cinuos-chel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string" calcext:value-type="string">
            <text:p>Brail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string" calcext:value-type="string">
            <text:p>Zerne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Tschierv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string" calcext:value-type="string">
            <text:p>Fulder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string" calcext:value-type="string">
            <text:p>Lü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string" calcext:value-type="string">
            <text:p>Valchav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string" calcext:value-type="string">
            <text:p>Sta. Maria Val Müstai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string" calcext:value-type="string">
            <text:p>Müstair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string" calcext:value-type="string">
            <text:p>Susch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string" calcext:value-type="string">
            <text:p>Lav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string" calcext:value-type="string">
            <text:p>Ardez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string" calcext:value-type="string">
            <text:p>Scuol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string" calcext:value-type="string">
            <text:p>Fta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string" calcext:value-type="string">
            <text:p>Vulper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string" calcext:value-type="string">
            <text:p>Tarasp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string" calcext:value-type="string">
            <text:p>Crusch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56" calcext:value-type="float">
            <text:p>7556</text:p>
          </table:table-cell>
          <table:table-cell office:value-type="string" calcext:value-type="string">
            <text:p>Ramosch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string" calcext:value-type="string">
            <text:p>Vnà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string" calcext:value-type="string">
            <text:p>Tschlin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62" calcext:value-type="float">
            <text:p>7562</text:p>
          </table:table-cell>
          <table:table-cell office:value-type="string" calcext:value-type="string">
            <text:p>Samnaun-Compatsch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563" calcext:value-type="float">
            <text:p>7563</text:p>
          </table:table-cell>
          <table:table-cell office:value-type="string" calcext:value-type="string">
            <text:p>Samnaun Dorf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string" calcext:value-type="string">
            <text:p>Casacci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string" calcext:value-type="string">
            <text:p>Vicosopran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string" calcext:value-type="string">
            <text:p>Borgonov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string" calcext:value-type="string">
            <text:p>Stamp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string" calcext:value-type="string">
            <text:p>Promontogn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string" calcext:value-type="string">
            <text:p>Castasegn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string" calcext:value-type="string">
            <text:p>Sogli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string" calcext:value-type="string">
            <text:p>Ospizio Bernin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string" calcext:value-type="string">
            <text:p>Alp Grüm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string" calcext:value-type="string">
            <text:p>S. Carlo (Poschiavo)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string" calcext:value-type="string">
            <text:p>Sfazù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string" calcext:value-type="string">
            <text:p>La Rösa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string" calcext:value-type="string">
            <text:p>Poschiav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743" calcext:value-type="float">
            <text:p>7743</text:p>
          </table:table-cell>
          <table:table-cell office:value-type="string" calcext:value-type="string">
            <text:p>Miralag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743" calcext:value-type="float">
            <text:p>7743</text:p>
          </table:table-cell>
          <table:table-cell office:value-type="string" calcext:value-type="string">
            <text:p>Brusi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string" calcext:value-type="string">
            <text:p>Campocologn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string" calcext:value-type="string">
            <text:p>Li Curt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746" calcext:value-type="float">
            <text:p>7746</text:p>
          </table:table-cell>
          <table:table-cell office:value-type="string" calcext:value-type="string">
            <text:p>Le Prese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string" calcext:value-type="string">
            <text:p>Vian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string" calcext:value-type="string">
            <text:p>Campascio</text:p>
          </table:table-cell>
          <table:table-cell office:value-type="string" calcext:value-type="string">
            <text:p>Graubünden</text:p>
          </table:table-cell>
          <table:table-cell office:value-type="string" calcext:value-type="string">
            <text:p>G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string" calcext:value-type="string">
            <text:p>Gockhaus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Oberengstr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string" calcext:value-type="string">
            <text:p>Unterengstr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string" calcext:value-type="string">
            <text:p>Weiningen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05" calcext:value-type="float">
            <text:p>8105</text:p>
          </table:table-cell>
          <table:table-cell office:value-type="string" calcext:value-type="string">
            <text:p>Regensdorf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05" calcext:value-type="float">
            <text:p>8105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string" calcext:value-type="string">
            <text:p>Adlikon b. Regensdorf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string" calcext:value-type="string">
            <text:p>Buchs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string" calcext:value-type="string">
            <text:p>Däll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09" calcext:value-type="float">
            <text:p>8109</text:p>
          </table:table-cell>
          <table:table-cell office:value-type="string" calcext:value-type="string">
            <text:p>Kloster Fahr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Otelf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Boppels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Dänikon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Hütt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Fälland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Pfaffhaus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string" calcext:value-type="string">
            <text:p>Bengl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string" calcext:value-type="string">
            <text:p>Binz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string" calcext:value-type="string">
            <text:p>Ebmat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24" calcext:value-type="float">
            <text:p>8124</text:p>
          </table:table-cell>
          <table:table-cell office:value-type="string" calcext:value-type="string">
            <text:p>Mau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string" calcext:value-type="string">
            <text:p>Zollikerber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string" calcext:value-type="string">
            <text:p>Zum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string" calcext:value-type="string">
            <text:p>For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32" calcext:value-type="float">
            <text:p>8132</text:p>
          </table:table-cell>
          <table:table-cell office:value-type="string" calcext:value-type="string">
            <text:p>Hintereg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32" calcext:value-type="float">
            <text:p>8132</text:p>
          </table:table-cell>
          <table:table-cell office:value-type="string" calcext:value-type="string">
            <text:p>Egg b. Züri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33" calcext:value-type="float">
            <text:p>8133</text:p>
          </table:table-cell>
          <table:table-cell office:value-type="string" calcext:value-type="string">
            <text:p>Essl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34" calcext:value-type="float">
            <text:p>8134</text:p>
          </table:table-cell>
          <table:table-cell office:value-type="string" calcext:value-type="string">
            <text:p>Adlis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string" calcext:value-type="string">
            <text:p>Sihlbrugg Stati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string" calcext:value-type="string">
            <text:p>Sihlwald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string" calcext:value-type="string">
            <text:p>Langnau am Albis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string" calcext:value-type="string">
            <text:p>Gatt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42" calcext:value-type="float">
            <text:p>8142</text:p>
          </table:table-cell>
          <table:table-cell office:value-type="string" calcext:value-type="string">
            <text:p>Uitikon Waldeg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43" calcext:value-type="float">
            <text:p>8143</text:p>
          </table:table-cell>
          <table:table-cell office:value-type="string" calcext:value-type="string">
            <text:p>Uetliber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43" calcext:value-type="float">
            <text:p>8143</text:p>
          </table:table-cell>
          <table:table-cell office:value-type="string" calcext:value-type="string">
            <text:p>Stall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string" calcext:value-type="string">
            <text:p>Glattpark (Opfikon)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string" calcext:value-type="string">
            <text:p>Glattbrug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string" calcext:value-type="string">
            <text:p>Opf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53" calcext:value-type="float">
            <text:p>8153</text:p>
          </table:table-cell>
          <table:table-cell office:value-type="string" calcext:value-type="string">
            <text:p>Rümlan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string" calcext:value-type="string">
            <text:p>Oberglatt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string" calcext:value-type="string">
            <text:p>Niederhasli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56" calcext:value-type="float">
            <text:p>8156</text:p>
          </table:table-cell>
          <table:table-cell office:value-type="string" calcext:value-type="string">
            <text:p>Oberhasli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57" calcext:value-type="float">
            <text:p>8157</text:p>
          </table:table-cell>
          <table:table-cell office:value-type="string" calcext:value-type="string">
            <text:p>Dielsdorf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string" calcext:value-type="string">
            <text:p>Regensber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string" calcext:value-type="string">
            <text:p>Steinmau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string" calcext:value-type="string">
            <text:p>Bachs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string" calcext:value-type="string">
            <text:p>Oberwen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string" calcext:value-type="string">
            <text:p>Schlein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string" calcext:value-type="string">
            <text:p>Schöfflisdorf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66" calcext:value-type="float">
            <text:p>8166</text:p>
          </table:table-cell>
          <table:table-cell office:value-type="string" calcext:value-type="string">
            <text:p>Niederwen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string" calcext:value-type="string">
            <text:p>Niederglatt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string" calcext:value-type="string">
            <text:p>Neera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string" calcext:value-type="string">
            <text:p>Stadel b. Niederglatt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Windla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string" calcext:value-type="string">
            <text:p>Büla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string" calcext:value-type="string">
            <text:p>Höri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82" calcext:value-type="float">
            <text:p>8182</text:p>
          </table:table-cell>
          <table:table-cell office:value-type="string" calcext:value-type="string">
            <text:p>Hochfeld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string" calcext:value-type="string">
            <text:p>Bachenbüla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string" calcext:value-type="string">
            <text:p>Winke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string" calcext:value-type="string">
            <text:p>Weia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Zweidl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Glattfeld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string" calcext:value-type="string">
            <text:p>Eglisau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94" calcext:value-type="float">
            <text:p>8194</text:p>
          </table:table-cell>
          <table:table-cell office:value-type="string" calcext:value-type="string">
            <text:p>Hüntwa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95" calcext:value-type="float">
            <text:p>8195</text:p>
          </table:table-cell>
          <table:table-cell office:value-type="string" calcext:value-type="string">
            <text:p>Wasterk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96" calcext:value-type="float">
            <text:p>8196</text:p>
          </table:table-cell>
          <table:table-cell office:value-type="string" calcext:value-type="string">
            <text:p>Wil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197" calcext:value-type="float">
            <text:p>8197</text:p>
          </table:table-cell>
          <table:table-cell office:value-type="string" calcext:value-type="string">
            <text:p>Rafz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2"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2"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2"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2"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Neuhausen am Rheinfall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Noh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Neunkirch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Gächlingen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15" calcext:value-type="float">
            <text:p>8215</text:p>
          </table:table-cell>
          <table:table-cell office:value-type="string" calcext:value-type="string">
            <text:p>Hallau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16" calcext:value-type="float">
            <text:p>8216</text:p>
          </table:table-cell>
          <table:table-cell office:value-type="string" calcext:value-type="string">
            <text:p>Oberhallau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string" calcext:value-type="string">
            <text:p>Wilchingen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18" calcext:value-type="float">
            <text:p>8218</text:p>
          </table:table-cell>
          <table:table-cell office:value-type="string" calcext:value-type="string">
            <text:p>Osterfingen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19" calcext:value-type="float">
            <text:p>8219</text:p>
          </table:table-cell>
          <table:table-cell office:value-type="string" calcext:value-type="string">
            <text:p>Trasadingen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string" calcext:value-type="string">
            <text:p>Beringen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23" calcext:value-type="float">
            <text:p>8223</text:p>
          </table:table-cell>
          <table:table-cell office:value-type="string" calcext:value-type="string">
            <text:p>Guntmadingen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string" calcext:value-type="string">
            <text:p>Löhningen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25" calcext:value-type="float">
            <text:p>8225</text:p>
          </table:table-cell>
          <table:table-cell office:value-type="string" calcext:value-type="string">
            <text:p>Siblingen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26" calcext:value-type="float">
            <text:p>8226</text:p>
          </table:table-cell>
          <table:table-cell office:value-type="string" calcext:value-type="string">
            <text:p>Schleitheim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28" calcext:value-type="float">
            <text:p>8228</text:p>
          </table:table-cell>
          <table:table-cell office:value-type="string" calcext:value-type="string">
            <text:p>Beggingen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Hemmental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Merishausen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string" calcext:value-type="string">
            <text:p>Bargen SH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34" calcext:value-type="float">
            <text:p>8234</text:p>
          </table:table-cell>
          <table:table-cell office:value-type="string" calcext:value-type="string">
            <text:p>Stetten SH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string" calcext:value-type="string">
            <text:p>Lohn SH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string" calcext:value-type="string">
            <text:p>Opfertshofen SH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string" calcext:value-type="string">
            <text:p>Büttenhardt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2" office:value-type="string" calcext:value-type="string">
            <text:p>Büsingen</text:p>
          </table:table-cell>
          <table:table-cell office:value-type="string" calcext:value-type="string">
            <text:p>DE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39" calcext:value-type="float">
            <text:p>8239</text:p>
          </table:table-cell>
          <table:table-cell office:value-type="string" calcext:value-type="string">
            <text:p>Dörflingen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string" calcext:value-type="string">
            <text:p>Thayngen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41" calcext:value-type="float">
            <text:p>8241</text:p>
          </table:table-cell>
          <table:table-cell office:value-type="string" calcext:value-type="string">
            <text:p>Barzheim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string" calcext:value-type="string">
            <text:p>Hofen SH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string" calcext:value-type="string">
            <text:p>Bibern SH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string" calcext:value-type="string">
            <text:p>Altdorf SH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45" calcext:value-type="float">
            <text:p>8245</text:p>
          </table:table-cell>
          <table:table-cell office:value-type="string" calcext:value-type="string">
            <text:p>Feuerthal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46" calcext:value-type="float">
            <text:p>8246</text:p>
          </table:table-cell>
          <table:table-cell office:value-type="string" calcext:value-type="string">
            <text:p>Langwies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string" calcext:value-type="string">
            <text:p>Flurl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48" calcext:value-type="float">
            <text:p>8248</text:p>
          </table:table-cell>
          <table:table-cell office:value-type="string" calcext:value-type="string">
            <text:p>Uhwies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52" calcext:value-type="float">
            <text:p>8252</text:p>
          </table:table-cell>
          <table:table-cell office:value-type="string" calcext:value-type="string">
            <text:p>Schlatt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string" calcext:value-type="string">
            <text:p>Willisdorf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string" calcext:value-type="string">
            <text:p>Diessenhof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54" calcext:value-type="float">
            <text:p>8254</text:p>
          </table:table-cell>
          <table:table-cell office:value-type="string" calcext:value-type="string">
            <text:p>Basadi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55" calcext:value-type="float">
            <text:p>8255</text:p>
          </table:table-cell>
          <table:table-cell office:value-type="string" calcext:value-type="string">
            <text:p>Schlatti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string" calcext:value-type="string">
            <text:p>Kaltenbach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string" calcext:value-type="string">
            <text:p>Etzwil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string" calcext:value-type="string">
            <text:p>Wagenhau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string" calcext:value-type="string">
            <text:p>Rheinkli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string" calcext:value-type="string">
            <text:p>Stein am Rhein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string" calcext:value-type="string">
            <text:p>Hemishofen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62" calcext:value-type="float">
            <text:p>8262</text:p>
          </table:table-cell>
          <table:table-cell office:value-type="string" calcext:value-type="string">
            <text:p>Ramsen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string" calcext:value-type="string">
            <text:p>Buch SH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64" calcext:value-type="float">
            <text:p>8264</text:p>
          </table:table-cell>
          <table:table-cell office:value-type="string" calcext:value-type="string">
            <text:p>Eschenz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65" calcext:value-type="float">
            <text:p>8265</text:p>
          </table:table-cell>
          <table:table-cell office:value-type="string" calcext:value-type="string">
            <text:p>Mammer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66" calcext:value-type="float">
            <text:p>8266</text:p>
          </table:table-cell>
          <table:table-cell office:value-type="string" calcext:value-type="string">
            <text:p>Steckbor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67" calcext:value-type="float">
            <text:p>8267</text:p>
          </table:table-cell>
          <table:table-cell office:value-type="string" calcext:value-type="string">
            <text:p>Berli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68" calcext:value-type="float">
            <text:p>8268</text:p>
          </table:table-cell>
          <table:table-cell office:value-type="string" calcext:value-type="string">
            <text:p>Salenstei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68" calcext:value-type="float">
            <text:p>8268</text:p>
          </table:table-cell>
          <table:table-cell office:value-type="string" calcext:value-type="string">
            <text:p>Mannenbach-Salenstei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69" calcext:value-type="float">
            <text:p>8269</text:p>
          </table:table-cell>
          <table:table-cell office:value-type="string" calcext:value-type="string">
            <text:p>Fruthwil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72" calcext:value-type="float">
            <text:p>8272</text:p>
          </table:table-cell>
          <table:table-cell office:value-type="string" calcext:value-type="string">
            <text:p>Ermati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73" calcext:value-type="float">
            <text:p>8273</text:p>
          </table:table-cell>
          <table:table-cell office:value-type="string" calcext:value-type="string">
            <text:p>Tribolti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74" calcext:value-type="float">
            <text:p>8274</text:p>
          </table:table-cell>
          <table:table-cell office:value-type="string" calcext:value-type="string">
            <text:p>Gottlieb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74" calcext:value-type="float">
            <text:p>8274</text:p>
          </table:table-cell>
          <table:table-cell office:value-type="string" calcext:value-type="string">
            <text:p>Tägerwil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string" calcext:value-type="string">
            <text:p>Kreuzli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02" calcext:value-type="float">
            <text:p>8302</text:p>
          </table:table-cell>
          <table:table-cell office:value-type="string" calcext:value-type="string">
            <text:p>Klot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string" calcext:value-type="string">
            <text:p>Bassersdorf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string" calcext:value-type="string">
            <text:p>Wallisell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string" calcext:value-type="string">
            <text:p>Dietl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06" calcext:value-type="float">
            <text:p>8306</text:p>
          </table:table-cell>
          <table:table-cell office:value-type="string" calcext:value-type="string">
            <text:p>Brüttisell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07" calcext:value-type="float">
            <text:p>8307</text:p>
          </table:table-cell>
          <table:table-cell office:value-type="string" calcext:value-type="string">
            <text:p>Ottikon b. Kempttha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07" calcext:value-type="float">
            <text:p>8307</text:p>
          </table:table-cell>
          <table:table-cell office:value-type="string" calcext:value-type="string">
            <text:p>Effret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08" calcext:value-type="float">
            <text:p>8308</text:p>
          </table:table-cell>
          <table:table-cell office:value-type="string" calcext:value-type="string">
            <text:p>Agasu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08" calcext:value-type="float">
            <text:p>8308</text:p>
          </table:table-cell>
          <table:table-cell office:value-type="string" calcext:value-type="string">
            <text:p>Illnau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09" calcext:value-type="float">
            <text:p>8309</text:p>
          </table:table-cell>
          <table:table-cell office:value-type="string" calcext:value-type="string">
            <text:p>Nürensdorf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string" calcext:value-type="string">
            <text:p>Kempttha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string" calcext:value-type="string">
            <text:p>Grafsta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Brütt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string" calcext:value-type="string">
            <text:p>Winterberg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14" calcext:value-type="float">
            <text:p>8314</text:p>
          </table:table-cell>
          <table:table-cell office:value-type="string" calcext:value-type="string">
            <text:p>Kybur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string" calcext:value-type="string">
            <text:p>Lindau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17" calcext:value-type="float">
            <text:p>8317</text:p>
          </table:table-cell>
          <table:table-cell office:value-type="string" calcext:value-type="string">
            <text:p>Tagelswa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string" calcext:value-type="string">
            <text:p>Fehraltorf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22" calcext:value-type="float">
            <text:p>8322</text:p>
          </table:table-cell>
          <table:table-cell office:value-type="string" calcext:value-type="string">
            <text:p>Madets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string" calcext:value-type="string">
            <text:p>Hermats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string" calcext:value-type="string">
            <text:p>Pfäffikon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31" calcext:value-type="float">
            <text:p>8331</text:p>
          </table:table-cell>
          <table:table-cell office:value-type="string" calcext:value-type="string">
            <text:p>Ausl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32" calcext:value-type="float">
            <text:p>8332</text:p>
          </table:table-cell>
          <table:table-cell office:value-type="string" calcext:value-type="string">
            <text:p>Russ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35" calcext:value-type="float">
            <text:p>8335</text:p>
          </table:table-cell>
          <table:table-cell office:value-type="string" calcext:value-type="string">
            <text:p>Hittnau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string" calcext:value-type="string">
            <text:p>Hin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42" calcext:value-type="float">
            <text:p>8342</text:p>
          </table:table-cell>
          <table:table-cell office:value-type="string" calcext:value-type="string">
            <text:p>Wernetshaus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44" calcext:value-type="float">
            <text:p>8344</text:p>
          </table:table-cell>
          <table:table-cell office:value-type="string" calcext:value-type="string">
            <text:p>Bärets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45" calcext:value-type="float">
            <text:p>8345</text:p>
          </table:table-cell>
          <table:table-cell office:value-type="string" calcext:value-type="string">
            <text:p>Adets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52" calcext:value-type="float">
            <text:p>8352</text:p>
          </table:table-cell>
          <table:table-cell office:value-type="string" calcext:value-type="string">
            <text:p>Ricketwil (Winterthur)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52" calcext:value-type="float">
            <text:p>8352</text:p>
          </table:table-cell>
          <table:table-cell office:value-type="string" calcext:value-type="string">
            <text:p>Elsau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53" calcext:value-type="float">
            <text:p>8353</text:p>
          </table:table-cell>
          <table:table-cell office:value-type="string" calcext:value-type="string">
            <text:p>Elg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54" calcext:value-type="float">
            <text:p>8354</text:p>
          </table:table-cell>
          <table:table-cell office:value-type="string" calcext:value-type="string">
            <text:p>Hofstetten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55" calcext:value-type="float">
            <text:p>8355</text:p>
          </table:table-cell>
          <table:table-cell office:value-type="string" calcext:value-type="string">
            <text:p>Aadorf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56" calcext:value-type="float">
            <text:p>8356</text:p>
          </table:table-cell>
          <table:table-cell office:value-type="string" calcext:value-type="string">
            <text:p>Ettenhausen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57" calcext:value-type="float">
            <text:p>8357</text:p>
          </table:table-cell>
          <table:table-cell office:value-type="string" calcext:value-type="string">
            <text:p>Guntershausen b. Aadorf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string" calcext:value-type="string">
            <text:p>Wallen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string" calcext:value-type="string">
            <text:p>Eschlikon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62" calcext:value-type="float">
            <text:p>8362</text:p>
          </table:table-cell>
          <table:table-cell office:value-type="string" calcext:value-type="string">
            <text:p>Balters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63" calcext:value-type="float">
            <text:p>8363</text:p>
          </table:table-cell>
          <table:table-cell office:value-type="string" calcext:value-type="string">
            <text:p>Bichelsee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string" calcext:value-type="string">
            <text:p>Busswil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string" calcext:value-type="string">
            <text:p>Sirnach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72" calcext:value-type="float">
            <text:p>8372</text:p>
          </table:table-cell>
          <table:table-cell office:value-type="string" calcext:value-type="string">
            <text:p>Wiezikon b. Sirnach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string" calcext:value-type="string">
            <text:p>Oberwangen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string" calcext:value-type="string">
            <text:p>Dussnan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76" calcext:value-type="float">
            <text:p>8376</text:p>
          </table:table-cell>
          <table:table-cell office:value-type="string" calcext:value-type="string">
            <text:p>Fischi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376" calcext:value-type="float">
            <text:p>8376</text:p>
          </table:table-cell>
          <table:table-cell office:value-type="string" calcext:value-type="string">
            <text:p>Au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string" calcext:value-type="string">
            <text:p>Reutlingen (Winterthur)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string" calcext:value-type="string">
            <text:p>Stadel (Winterthur)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05" calcext:value-type="float">
            <text:p>8405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06" calcext:value-type="float">
            <text:p>8406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09" calcext:value-type="float">
            <text:p>8409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string" calcext:value-type="string">
            <text:p>Aesch (Neftenbach)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string" calcext:value-type="string">
            <text:p>Riet (Neftenbach)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string" calcext:value-type="string">
            <text:p>Hünikon (Neftenbach)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Neftenba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14" calcext:value-type="float">
            <text:p>8414</text:p>
          </table:table-cell>
          <table:table-cell office:value-type="string" calcext:value-type="string">
            <text:p>Buch am Irche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15" calcext:value-type="float">
            <text:p>8415</text:p>
          </table:table-cell>
          <table:table-cell office:value-type="string" calcext:value-type="string">
            <text:p>Berg am Irche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15" calcext:value-type="float">
            <text:p>8415</text:p>
          </table:table-cell>
          <table:table-cell office:value-type="string" calcext:value-type="string">
            <text:p>Gräsl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Flaa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string" calcext:value-type="string">
            <text:p>Schlatt b. Winterthu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Dättl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22" calcext:value-type="float">
            <text:p>8422</text:p>
          </table:table-cell>
          <table:table-cell office:value-type="string" calcext:value-type="string">
            <text:p>Pfu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24" calcext:value-type="float">
            <text:p>8424</text:p>
          </table:table-cell>
          <table:table-cell office:value-type="string" calcext:value-type="string">
            <text:p>Embra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string" calcext:value-type="string">
            <text:p>Oberembra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26" calcext:value-type="float">
            <text:p>8426</text:p>
          </table:table-cell>
          <table:table-cell office:value-type="string" calcext:value-type="string">
            <text:p>Luf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27" calcext:value-type="float">
            <text:p>8427</text:p>
          </table:table-cell>
          <table:table-cell office:value-type="string" calcext:value-type="string">
            <text:p>Freienstei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27" calcext:value-type="float">
            <text:p>8427</text:p>
          </table:table-cell>
          <table:table-cell office:value-type="string" calcext:value-type="string">
            <text:p>Rorbas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28" calcext:value-type="float">
            <text:p>8428</text:p>
          </table:table-cell>
          <table:table-cell office:value-type="string" calcext:value-type="string">
            <text:p>Teufen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42" calcext:value-type="float">
            <text:p>8442</text:p>
          </table:table-cell>
          <table:table-cell office:value-type="string" calcext:value-type="string">
            <text:p>Hettl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44" calcext:value-type="float">
            <text:p>8444</text:p>
          </table:table-cell>
          <table:table-cell office:value-type="string" calcext:value-type="string">
            <text:p>Henggart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47" calcext:value-type="float">
            <text:p>8447</text:p>
          </table:table-cell>
          <table:table-cell office:value-type="string" calcext:value-type="string">
            <text:p>Dachs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string" calcext:value-type="string">
            <text:p>Andelf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string" calcext:value-type="string">
            <text:p>Kleinandelf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52" calcext:value-type="float">
            <text:p>8452</text:p>
          </table:table-cell>
          <table:table-cell office:value-type="string" calcext:value-type="string">
            <text:p>Adlikon b. Andelf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53" calcext:value-type="float">
            <text:p>8453</text:p>
          </table:table-cell>
          <table:table-cell office:value-type="string" calcext:value-type="string">
            <text:p>Alt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54" calcext:value-type="float">
            <text:p>8454</text:p>
          </table:table-cell>
          <table:table-cell office:value-type="string" calcext:value-type="string">
            <text:p>Buchberg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55" calcext:value-type="float">
            <text:p>8455</text:p>
          </table:table-cell>
          <table:table-cell office:value-type="string" calcext:value-type="string">
            <text:p>Rüdlingen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string" calcext:value-type="string">
            <text:p>Huml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58" calcext:value-type="float">
            <text:p>8458</text:p>
          </table:table-cell>
          <table:table-cell office:value-type="string" calcext:value-type="string">
            <text:p>Dorf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59" calcext:value-type="float">
            <text:p>8459</text:p>
          </table:table-cell>
          <table:table-cell office:value-type="string" calcext:value-type="string">
            <text:p>Volk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string" calcext:value-type="string">
            <text:p>Marthal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61" calcext:value-type="float">
            <text:p>8461</text:p>
          </table:table-cell>
          <table:table-cell office:value-type="string" calcext:value-type="string">
            <text:p>Oerl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62" calcext:value-type="float">
            <text:p>8462</text:p>
          </table:table-cell>
          <table:table-cell office:value-type="string" calcext:value-type="string">
            <text:p>Rheinau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string" calcext:value-type="string">
            <text:p>Benken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64" calcext:value-type="float">
            <text:p>8464</text:p>
          </table:table-cell>
          <table:table-cell office:value-type="string" calcext:value-type="string">
            <text:p>Ellikon am Rhei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65" calcext:value-type="float">
            <text:p>8465</text:p>
          </table:table-cell>
          <table:table-cell office:value-type="string" calcext:value-type="string">
            <text:p>Rudolf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65" calcext:value-type="float">
            <text:p>8465</text:p>
          </table:table-cell>
          <table:table-cell office:value-type="string" calcext:value-type="string">
            <text:p>Wildensbu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66" calcext:value-type="float">
            <text:p>8466</text:p>
          </table:table-cell>
          <table:table-cell office:value-type="string" calcext:value-type="string">
            <text:p>Trüll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67" calcext:value-type="float">
            <text:p>8467</text:p>
          </table:table-cell>
          <table:table-cell office:value-type="string" calcext:value-type="string">
            <text:p>Trutt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string" calcext:value-type="string">
            <text:p>Waltal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string" calcext:value-type="string">
            <text:p>Guntal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string" calcext:value-type="string">
            <text:p>Rutschwil (Dägerlen)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string" calcext:value-type="string">
            <text:p>Dägerl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string" calcext:value-type="string">
            <text:p>Oberwil (Dägerlen)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string" calcext:value-type="string">
            <text:p>Berg (Dägerlen)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string" calcext:value-type="string">
            <text:p>Bänk (Dägerlen)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string" calcext:value-type="string">
            <text:p>Seuza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74" calcext:value-type="float">
            <text:p>8474</text:p>
          </table:table-cell>
          <table:table-cell office:value-type="string" calcext:value-type="string">
            <text:p>Dinhard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75" calcext:value-type="float">
            <text:p>8475</text:p>
          </table:table-cell>
          <table:table-cell office:value-type="string" calcext:value-type="string">
            <text:p>Oss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76" calcext:value-type="float">
            <text:p>8476</text:p>
          </table:table-cell>
          <table:table-cell office:value-type="string" calcext:value-type="string">
            <text:p>Unterstammheim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77" calcext:value-type="float">
            <text:p>8477</text:p>
          </table:table-cell>
          <table:table-cell office:value-type="string" calcext:value-type="string">
            <text:p>Oberstammheim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78" calcext:value-type="float">
            <text:p>8478</text:p>
          </table:table-cell>
          <table:table-cell office:value-type="string" calcext:value-type="string">
            <text:p>Thalheim an der Thu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79" calcext:value-type="float">
            <text:p>8479</text:p>
          </table:table-cell>
          <table:table-cell office:value-type="string" calcext:value-type="string">
            <text:p>Alt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82" calcext:value-type="float">
            <text:p>8482</text:p>
          </table:table-cell>
          <table:table-cell office:value-type="string" calcext:value-type="string">
            <text:p>Sennhof (Winterthur)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83" calcext:value-type="float">
            <text:p>8483</text:p>
          </table:table-cell>
          <table:table-cell office:value-type="string" calcext:value-type="string">
            <text:p>Kollbrun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Nesch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Theil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Weissl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86" calcext:value-type="float">
            <text:p>8486</text:p>
          </table:table-cell>
          <table:table-cell office:value-type="string" calcext:value-type="string">
            <text:p>Rikon im Tössta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87" calcext:value-type="float">
            <text:p>8487</text:p>
          </table:table-cell>
          <table:table-cell office:value-type="string" calcext:value-type="string">
            <text:p>Rämismühle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87" calcext:value-type="float">
            <text:p>8487</text:p>
          </table:table-cell>
          <table:table-cell office:value-type="string" calcext:value-type="string">
            <text:p>Zell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string" calcext:value-type="string">
            <text:p>Turbentha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89" calcext:value-type="float">
            <text:p>8489</text:p>
          </table:table-cell>
          <table:table-cell office:value-type="string" calcext:value-type="string">
            <text:p>Wildber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Wila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Saland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94" calcext:value-type="float">
            <text:p>8494</text:p>
          </table:table-cell>
          <table:table-cell office:value-type="string" calcext:value-type="string">
            <text:p>Bauma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95" calcext:value-type="float">
            <text:p>8495</text:p>
          </table:table-cell>
          <table:table-cell office:value-type="string" calcext:value-type="string">
            <text:p>Schmidrüti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96" calcext:value-type="float">
            <text:p>8496</text:p>
          </table:table-cell>
          <table:table-cell office:value-type="string" calcext:value-type="string">
            <text:p>Steg im Tössta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97" calcext:value-type="float">
            <text:p>8497</text:p>
          </table:table-cell>
          <table:table-cell office:value-type="string" calcext:value-type="string">
            <text:p>Fischentha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98" calcext:value-type="float">
            <text:p>8498</text:p>
          </table:table-cell>
          <table:table-cell office:value-type="string" calcext:value-type="string">
            <text:p>Gibswil-Ried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499" calcext:value-type="float">
            <text:p>8499</text:p>
          </table:table-cell>
          <table:table-cell office:value-type="string" calcext:value-type="string">
            <text:p>Sternenber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string" calcext:value-type="string">
            <text:p>Frauenfeld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string" calcext:value-type="string">
            <text:p>Gerliko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string" calcext:value-type="string">
            <text:p>Dettighof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string" calcext:value-type="string">
            <text:p>Pfy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06" calcext:value-type="float">
            <text:p>8506</text:p>
          </table:table-cell>
          <table:table-cell office:value-type="string" calcext:value-type="string">
            <text:p>Lanzenneunfor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07" calcext:value-type="float">
            <text:p>8507</text:p>
          </table:table-cell>
          <table:table-cell office:value-type="string" calcext:value-type="string">
            <text:p>Hörhau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08" calcext:value-type="float">
            <text:p>8508</text:p>
          </table:table-cell>
          <table:table-cell office:value-type="string" calcext:value-type="string">
            <text:p>Hombur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string" calcext:value-type="string">
            <text:p>Lustdorf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string" calcext:value-type="string">
            <text:p>Wetzikon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string" calcext:value-type="string">
            <text:p>Thundorf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14" calcext:value-type="float">
            <text:p>8514</text:p>
          </table:table-cell>
          <table:table-cell office:value-type="string" calcext:value-type="string">
            <text:p>Amlikon-Bisseg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22" calcext:value-type="float">
            <text:p>8522</text:p>
          </table:table-cell>
          <table:table-cell office:value-type="string" calcext:value-type="string">
            <text:p>Häuslen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22" calcext:value-type="float">
            <text:p>8522</text:p>
          </table:table-cell>
          <table:table-cell office:value-type="string" calcext:value-type="string">
            <text:p>Aawa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string" calcext:value-type="string">
            <text:p>Hagenbuch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string" calcext:value-type="string">
            <text:p>Buch b. Frauenfeld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string" calcext:value-type="string">
            <text:p>Uessli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25" calcext:value-type="float">
            <text:p>8525</text:p>
          </table:table-cell>
          <table:table-cell office:value-type="string" calcext:value-type="string">
            <text:p>Niederneunfor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25" calcext:value-type="float">
            <text:p>8525</text:p>
          </table:table-cell>
          <table:table-cell office:value-type="string" calcext:value-type="string">
            <text:p>Wilen b. Neunfor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26" calcext:value-type="float">
            <text:p>8526</text:p>
          </table:table-cell>
          <table:table-cell office:value-type="string" calcext:value-type="string">
            <text:p>Oberneunfor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32" calcext:value-type="float">
            <text:p>8532</text:p>
          </table:table-cell>
          <table:table-cell office:value-type="string" calcext:value-type="string">
            <text:p>Weiningen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32" calcext:value-type="float">
            <text:p>8532</text:p>
          </table:table-cell>
          <table:table-cell office:value-type="string" calcext:value-type="string">
            <text:p>Warth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35" calcext:value-type="float">
            <text:p>8535</text:p>
          </table:table-cell>
          <table:table-cell office:value-type="string" calcext:value-type="string">
            <text:p>Herder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string" calcext:value-type="string">
            <text:p>Hüttwil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string" calcext:value-type="string">
            <text:p>Nussbaumen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string" calcext:value-type="string">
            <text:p>Uerschhau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42" calcext:value-type="float">
            <text:p>8542</text:p>
          </table:table-cell>
          <table:table-cell office:value-type="string" calcext:value-type="string">
            <text:p>Wiesenda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43" calcext:value-type="float">
            <text:p>8543</text:p>
          </table:table-cell>
          <table:table-cell office:value-type="string" calcext:value-type="string">
            <text:p>Bertsch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43" calcext:value-type="float">
            <text:p>8543</text:p>
          </table:table-cell>
          <table:table-cell office:value-type="string" calcext:value-type="string">
            <text:p>Gundets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43" calcext:value-type="float">
            <text:p>8543</text:p>
          </table:table-cell>
          <table:table-cell office:value-type="string" calcext:value-type="string">
            <text:p>Kefikon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44" calcext:value-type="float">
            <text:p>8544</text:p>
          </table:table-cell>
          <table:table-cell office:value-type="string" calcext:value-type="string">
            <text:p>Att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string" calcext:value-type="string">
            <text:p>Rickenbach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string" calcext:value-type="string">
            <text:p>Rickenbach Sulz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string" calcext:value-type="string">
            <text:p>Kefikon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string" calcext:value-type="string">
            <text:p>Isliko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string" calcext:value-type="string">
            <text:p>Menzengrüt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47" calcext:value-type="float">
            <text:p>8547</text:p>
          </table:table-cell>
          <table:table-cell office:value-type="string" calcext:value-type="string">
            <text:p>Gachnan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string" calcext:value-type="string">
            <text:p>Ellikon an der Thu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52" calcext:value-type="float">
            <text:p>8552</text:p>
          </table:table-cell>
          <table:table-cell office:value-type="string" calcext:value-type="string">
            <text:p>Felben-Wellhau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string" calcext:value-type="string">
            <text:p>Eschikof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string" calcext:value-type="string">
            <text:p>Harenwil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string" calcext:value-type="string">
            <text:p>Mettendorf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string" calcext:value-type="string">
            <text:p>Hüttli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54" calcext:value-type="float">
            <text:p>8554</text:p>
          </table:table-cell>
          <table:table-cell office:value-type="string" calcext:value-type="string">
            <text:p>Müllheim-Wigolti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54" calcext:value-type="float">
            <text:p>8554</text:p>
          </table:table-cell>
          <table:table-cell office:value-type="string" calcext:value-type="string">
            <text:p>Bonau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55" calcext:value-type="float">
            <text:p>8555</text:p>
          </table:table-cell>
          <table:table-cell office:value-type="string" calcext:value-type="string">
            <text:p>Müllheim Dorf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string" calcext:value-type="string">
            <text:p>Engwan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string" calcext:value-type="string">
            <text:p>Illhart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string" calcext:value-type="string">
            <text:p>Lamperswil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string" calcext:value-type="string">
            <text:p>Wigolti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58" calcext:value-type="float">
            <text:p>8558</text:p>
          </table:table-cell>
          <table:table-cell office:value-type="string" calcext:value-type="string">
            <text:p>Raperswil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string" calcext:value-type="string">
            <text:p>Märstett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string" calcext:value-type="string">
            <text:p>Ottober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Lippers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Engwil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Wäldi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Sonters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Wagers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Hattenhau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Gunterswil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Hefenhau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string" calcext:value-type="string">
            <text:p>Hugelshof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string" calcext:value-type="string">
            <text:p>Dotnacht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string" calcext:value-type="string">
            <text:p>Neuwil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string" calcext:value-type="string">
            <text:p>Ellighau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string" calcext:value-type="string">
            <text:p>Lippoldswil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string" calcext:value-type="string">
            <text:p>Weinfeld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72" calcext:value-type="float">
            <text:p>8572</text:p>
          </table:table-cell>
          <table:table-cell office:value-type="string" calcext:value-type="string">
            <text:p>Andhau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72" calcext:value-type="float">
            <text:p>8572</text:p>
          </table:table-cell>
          <table:table-cell office:value-type="string" calcext:value-type="string">
            <text:p>Graltshau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72" calcext:value-type="float">
            <text:p>8572</text:p>
          </table:table-cell>
          <table:table-cell office:value-type="string" calcext:value-type="string">
            <text:p>Guntershausen b. Ber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72" calcext:value-type="float">
            <text:p>8572</text:p>
          </table:table-cell>
          <table:table-cell office:value-type="string" calcext:value-type="string">
            <text:p>Berg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73" calcext:value-type="float">
            <text:p>8573</text:p>
          </table:table-cell>
          <table:table-cell office:value-type="string" calcext:value-type="string">
            <text:p>Alterswil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73" calcext:value-type="float">
            <text:p>8573</text:p>
          </table:table-cell>
          <table:table-cell office:value-type="string" calcext:value-type="string">
            <text:p>Altishau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73" calcext:value-type="float">
            <text:p>8573</text:p>
          </table:table-cell>
          <table:table-cell office:value-type="string" calcext:value-type="string">
            <text:p>Siegershau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74" calcext:value-type="float">
            <text:p>8574</text:p>
          </table:table-cell>
          <table:table-cell office:value-type="string" calcext:value-type="string">
            <text:p>Illighau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74" calcext:value-type="float">
            <text:p>8574</text:p>
          </table:table-cell>
          <table:table-cell office:value-type="string" calcext:value-type="string">
            <text:p>Lengwil-Oberhof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75" calcext:value-type="float">
            <text:p>8575</text:p>
          </table:table-cell>
          <table:table-cell office:value-type="string" calcext:value-type="string">
            <text:p>Istighof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75" calcext:value-type="float">
            <text:p>8575</text:p>
          </table:table-cell>
          <table:table-cell office:value-type="string" calcext:value-type="string">
            <text:p>Bürglen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76" calcext:value-type="float">
            <text:p>8576</text:p>
          </table:table-cell>
          <table:table-cell office:value-type="string" calcext:value-type="string">
            <text:p>Mauren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77" calcext:value-type="float">
            <text:p>8577</text:p>
          </table:table-cell>
          <table:table-cell office:value-type="string" calcext:value-type="string">
            <text:p>Toos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77" calcext:value-type="float">
            <text:p>8577</text:p>
          </table:table-cell>
          <table:table-cell office:value-type="string" calcext:value-type="string">
            <text:p>Schönholzerswil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string" calcext:value-type="string">
            <text:p>Sommeri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string" calcext:value-type="string">
            <text:p>Hagenwil b. Amris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string" calcext:value-type="string">
            <text:p>Hefenhof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string" calcext:value-type="string">
            <text:p>Amris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string" calcext:value-type="string">
            <text:p>Schochers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2" calcext:value-type="float">
            <text:p>8582</text:p>
          </table:table-cell>
          <table:table-cell office:value-type="string" calcext:value-type="string">
            <text:p>Doz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3" calcext:value-type="float">
            <text:p>8583</text:p>
          </table:table-cell>
          <table:table-cell office:value-type="string" calcext:value-type="string">
            <text:p>Götighof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3" calcext:value-type="float">
            <text:p>8583</text:p>
          </table:table-cell>
          <table:table-cell office:value-type="string" calcext:value-type="string">
            <text:p>Donzhau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3" calcext:value-type="float">
            <text:p>8583</text:p>
          </table:table-cell>
          <table:table-cell office:value-type="string" calcext:value-type="string">
            <text:p>Sul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4" calcext:value-type="float">
            <text:p>8584</text:p>
          </table:table-cell>
          <table:table-cell office:value-type="string" calcext:value-type="string">
            <text:p>Leimbach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4" calcext:value-type="float">
            <text:p>8584</text:p>
          </table:table-cell>
          <table:table-cell office:value-type="string" calcext:value-type="string">
            <text:p>Opfershofen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Happers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Eggethof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Zub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Schönenbaumgart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Herrenhof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Birwink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Klarsreuti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Matt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Langrickenbach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Andwil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Kümmertshau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Riedt b. Erl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Buchacker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Engishof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Ennetaach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Buch b. Kümmertshau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Erl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7" calcext:value-type="float">
            <text:p>8587</text:p>
          </table:table-cell>
          <table:table-cell office:value-type="string" calcext:value-type="string">
            <text:p>Oberaach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8" calcext:value-type="float">
            <text:p>8588</text:p>
          </table:table-cell>
          <table:table-cell office:value-type="string" calcext:value-type="string">
            <text:p>Zihlschlacht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89" calcext:value-type="float">
            <text:p>8589</text:p>
          </table:table-cell>
          <table:table-cell office:value-type="string" calcext:value-type="string">
            <text:p>Sitterdorf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90" calcext:value-type="float">
            <text:p>8590</text:p>
          </table:table-cell>
          <table:table-cell office:value-type="string" calcext:value-type="string">
            <text:p>Romanshor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92" calcext:value-type="float">
            <text:p>8592</text:p>
          </table:table-cell>
          <table:table-cell office:value-type="string" calcext:value-type="string">
            <text:p>Utt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93" calcext:value-type="float">
            <text:p>8593</text:p>
          </table:table-cell>
          <table:table-cell office:value-type="string" calcext:value-type="string">
            <text:p>Kess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94" calcext:value-type="float">
            <text:p>8594</text:p>
          </table:table-cell>
          <table:table-cell office:value-type="string" calcext:value-type="string">
            <text:p>Gütti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95" calcext:value-type="float">
            <text:p>8595</text:p>
          </table:table-cell>
          <table:table-cell office:value-type="string" calcext:value-type="string">
            <text:p>Altnau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string" calcext:value-type="string">
            <text:p>Münsterli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string" calcext:value-type="string">
            <text:p>Scherzi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97" calcext:value-type="float">
            <text:p>8597</text:p>
          </table:table-cell>
          <table:table-cell office:value-type="string" calcext:value-type="string">
            <text:p>Landschlacht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98" calcext:value-type="float">
            <text:p>8598</text:p>
          </table:table-cell>
          <table:table-cell office:value-type="string" calcext:value-type="string">
            <text:p>Bottighof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599" calcext:value-type="float">
            <text:p>8599</text:p>
          </table:table-cell>
          <table:table-cell office:value-type="string" calcext:value-type="string">
            <text:p>Salmsach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string" calcext:value-type="string">
            <text:p>Dübendorf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string" calcext:value-type="string">
            <text:p>Wangen b. Dübendorf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03" calcext:value-type="float">
            <text:p>8603</text:p>
          </table:table-cell>
          <table:table-cell office:value-type="string" calcext:value-type="string">
            <text:p>Schwerzenba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string" calcext:value-type="string">
            <text:p>Volkets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05" calcext:value-type="float">
            <text:p>8605</text:p>
          </table:table-cell>
          <table:table-cell office:value-type="string" calcext:value-type="string">
            <text:p>Gutens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string" calcext:value-type="string">
            <text:p>Nän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string" calcext:value-type="string">
            <text:p>Greifensee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07" calcext:value-type="float">
            <text:p>8607</text:p>
          </table:table-cell>
          <table:table-cell office:value-type="string" calcext:value-type="string">
            <text:p>Aathal-Seegräb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08" calcext:value-type="float">
            <text:p>8608</text:p>
          </table:table-cell>
          <table:table-cell office:value-type="string" calcext:value-type="string">
            <text:p>Bub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string" calcext:value-type="string">
            <text:p>Ust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14" calcext:value-type="float">
            <text:p>8614</text:p>
          </table:table-cell>
          <table:table-cell office:value-type="string" calcext:value-type="string">
            <text:p>Sulzba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14" calcext:value-type="float">
            <text:p>8614</text:p>
          </table:table-cell>
          <table:table-cell office:value-type="string" calcext:value-type="string">
            <text:p>Bertschikon (Gossau ZH)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15" calcext:value-type="float">
            <text:p>8615</text:p>
          </table:table-cell>
          <table:table-cell office:value-type="string" calcext:value-type="string">
            <text:p>Wermats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15" calcext:value-type="float">
            <text:p>8615</text:p>
          </table:table-cell>
          <table:table-cell office:value-type="string" calcext:value-type="string">
            <text:p>Freud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string" calcext:value-type="string">
            <text:p>Ried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string" calcext:value-type="string">
            <text:p>Mönchaltorf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18" calcext:value-type="float">
            <text:p>8618</text:p>
          </table:table-cell>
          <table:table-cell office:value-type="string" calcext:value-type="string">
            <text:p>Oetwil am See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string" calcext:value-type="string">
            <text:p>Wetzikon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string" calcext:value-type="string">
            <text:p>Wetzikon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string" calcext:value-type="string">
            <text:p>Grüt (Gossau ZH)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string" calcext:value-type="string">
            <text:p>Gossau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26" calcext:value-type="float">
            <text:p>8626</text:p>
          </table:table-cell>
          <table:table-cell office:value-type="string" calcext:value-type="string">
            <text:p>Ottikon (Gossau ZH)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string" calcext:value-type="string">
            <text:p>Grün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string" calcext:value-type="string">
            <text:p>Rüti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string" calcext:value-type="string">
            <text:p>Tan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33" calcext:value-type="float">
            <text:p>8633</text:p>
          </table:table-cell>
          <table:table-cell office:value-type="string" calcext:value-type="string">
            <text:p>Wolfhaus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34" calcext:value-type="float">
            <text:p>8634</text:p>
          </table:table-cell>
          <table:table-cell office:value-type="string" calcext:value-type="string">
            <text:p>Hombrecht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35" calcext:value-type="float">
            <text:p>8635</text:p>
          </table:table-cell>
          <table:table-cell office:value-type="string" calcext:value-type="string">
            <text:p>Dürnt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36" calcext:value-type="float">
            <text:p>8636</text:p>
          </table:table-cell>
          <table:table-cell office:value-type="string" calcext:value-type="string">
            <text:p>Wald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37" calcext:value-type="float">
            <text:p>8637</text:p>
          </table:table-cell>
          <table:table-cell office:value-type="string" calcext:value-type="string">
            <text:p>Laupen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38" calcext:value-type="float">
            <text:p>8638</text:p>
          </table:table-cell>
          <table:table-cell office:value-type="string" calcext:value-type="string">
            <text:p>Golding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39" calcext:value-type="float">
            <text:p>8639</text:p>
          </table:table-cell>
          <table:table-cell office:value-type="string" calcext:value-type="string">
            <text:p>Faltigber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string" calcext:value-type="string">
            <text:p>Rapperswil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string" calcext:value-type="string">
            <text:p>Hurden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45" calcext:value-type="float">
            <text:p>8645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646" calcext:value-type="float">
            <text:p>8646</text:p>
          </table:table-cell>
          <table:table-cell office:value-type="string" calcext:value-type="string">
            <text:p>Wag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string" calcext:value-type="string">
            <text:p>Küsnacht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02" calcext:value-type="float">
            <text:p>8702</text:p>
          </table:table-cell>
          <table:table-cell office:value-type="string" calcext:value-type="string">
            <text:p>Zoll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string" calcext:value-type="string">
            <text:p>Erlenbach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string" calcext:value-type="string">
            <text:p>Herrliber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06" calcext:value-type="float">
            <text:p>8706</text:p>
          </table:table-cell>
          <table:table-cell office:value-type="string" calcext:value-type="string">
            <text:p>Meil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07" calcext:value-type="float">
            <text:p>8707</text:p>
          </table:table-cell>
          <table:table-cell office:value-type="string" calcext:value-type="string">
            <text:p>Uetikon am See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string" calcext:value-type="string">
            <text:p>Männedorf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12" calcext:value-type="float">
            <text:p>8712</text:p>
          </table:table-cell>
          <table:table-cell office:value-type="string" calcext:value-type="string">
            <text:p>Stäfa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13" calcext:value-type="float">
            <text:p>8713</text:p>
          </table:table-cell>
          <table:table-cell office:value-type="string" calcext:value-type="string">
            <text:p>Uer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string" calcext:value-type="string">
            <text:p>Feldba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string" calcext:value-type="string">
            <text:p>Bolling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16" calcext:value-type="float">
            <text:p>8716</text:p>
          </table:table-cell>
          <table:table-cell office:value-type="string" calcext:value-type="string">
            <text:p>Schmeriko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17" calcext:value-type="float">
            <text:p>8717</text:p>
          </table:table-cell>
          <table:table-cell office:value-type="string" calcext:value-type="string">
            <text:p>Benken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18" calcext:value-type="float">
            <text:p>8718</text:p>
          </table:table-cell>
          <table:table-cell office:value-type="string" calcext:value-type="string">
            <text:p>Schäni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22" calcext:value-type="float">
            <text:p>8722</text:p>
          </table:table-cell>
          <table:table-cell office:value-type="string" calcext:value-type="string">
            <text:p>Kaltbrun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23" calcext:value-type="float">
            <text:p>8723</text:p>
          </table:table-cell>
          <table:table-cell office:value-type="string" calcext:value-type="string">
            <text:p>Rufi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string" calcext:value-type="string">
            <text:p>Geberting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string" calcext:value-type="string">
            <text:p>Ernetsch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26" calcext:value-type="float">
            <text:p>8726</text:p>
          </table:table-cell>
          <table:table-cell office:value-type="string" calcext:value-type="string">
            <text:p>Ricken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27" calcext:value-type="float">
            <text:p>8727</text:p>
          </table:table-cell>
          <table:table-cell office:value-type="string" calcext:value-type="string">
            <text:p>Walde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string" calcext:value-type="string">
            <text:p>Uznach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32" calcext:value-type="float">
            <text:p>8732</text:p>
          </table:table-cell>
          <table:table-cell office:value-type="string" calcext:value-type="string">
            <text:p>Neuhaus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string" calcext:value-type="string">
            <text:p>Eschenbach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string" calcext:value-type="string">
            <text:p>Ermens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string" calcext:value-type="string">
            <text:p>Rüeters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string" calcext:value-type="string">
            <text:p>St. Gallenkappe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37" calcext:value-type="float">
            <text:p>8737</text:p>
          </table:table-cell>
          <table:table-cell office:value-type="string" calcext:value-type="string">
            <text:p>Gommiswald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38" calcext:value-type="float">
            <text:p>8738</text:p>
          </table:table-cell>
          <table:table-cell office:value-type="string" calcext:value-type="string">
            <text:p>Uetliburg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39" calcext:value-type="float">
            <text:p>8739</text:p>
          </table:table-cell>
          <table:table-cell office:value-type="string" calcext:value-type="string">
            <text:p>Rieden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string" calcext:value-type="string">
            <text:p>Klöntal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2"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string" calcext:value-type="string">
            <text:p>Riedern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string" calcext:value-type="string">
            <text:p>Urnerboden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string" calcext:value-type="string">
            <text:p>Näfels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string" calcext:value-type="string">
            <text:p>Mollis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string" calcext:value-type="string">
            <text:p>Netstal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string" calcext:value-type="string">
            <text:p>Ennenda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string" calcext:value-type="string">
            <text:p>Mitlödi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string" calcext:value-type="string">
            <text:p>Filzbach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string" calcext:value-type="string">
            <text:p>Obstalden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string" calcext:value-type="string">
            <text:p>Schwändi b. Schwanden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string" calcext:value-type="string">
            <text:p>Sool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string" calcext:value-type="string">
            <text:p>Schwanden GL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string" calcext:value-type="string">
            <text:p>Engi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string" calcext:value-type="string">
            <text:p>Nidfurn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string" calcext:value-type="string">
            <text:p>Haslen GL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string" calcext:value-type="string">
            <text:p>Leuggelbach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string" calcext:value-type="string">
            <text:p>Luchsingen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string" calcext:value-type="string">
            <text:p>Hätzingen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string" calcext:value-type="string">
            <text:p>Diesbach GL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string" calcext:value-type="string">
            <text:p>Betschwanden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string" calcext:value-type="string">
            <text:p>Rüti GL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string" calcext:value-type="string">
            <text:p>Linthal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string" calcext:value-type="string">
            <text:p>Braunwald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string" calcext:value-type="string">
            <text:p>Thal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string" calcext:value-type="string">
            <text:p>Kilchberg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string" calcext:value-type="string">
            <text:p>Rüschl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string" calcext:value-type="string">
            <text:p>Au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string" calcext:value-type="string">
            <text:p>Richters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string" calcext:value-type="string">
            <text:p>Bäch SZ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string" calcext:value-type="string">
            <text:p>Freienbach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string" calcext:value-type="string">
            <text:p>Pfäffikon SZ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string" calcext:value-type="string">
            <text:p>Hor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string" calcext:value-type="string">
            <text:p>Horgenber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string" calcext:value-type="string">
            <text:p>Hirze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string" calcext:value-type="string">
            <text:p>Wädens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string" calcext:value-type="string">
            <text:p>Schönenberg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string" calcext:value-type="string">
            <text:p>Hütt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string" calcext:value-type="string">
            <text:p>Wilen b. Wollerau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string" calcext:value-type="string">
            <text:p>Wollerau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string" calcext:value-type="string">
            <text:p>Samstager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string" calcext:value-type="string">
            <text:p>Schindellegi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string" calcext:value-type="string">
            <text:p>Feusisberg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Bennau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string" calcext:value-type="string">
            <text:p>Trachslau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string" calcext:value-type="string">
            <text:p>Einsiedeln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string" calcext:value-type="string">
            <text:p>Unteriberg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string" calcext:value-type="string">
            <text:p>Oberiberg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string" calcext:value-type="string">
            <text:p>Euthal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string" calcext:value-type="string">
            <text:p>Studen SZ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string" calcext:value-type="string">
            <text:p>Willerzell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string" calcext:value-type="string">
            <text:p>Egg SZ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string" calcext:value-type="string">
            <text:p>Alpthal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52" calcext:value-type="float">
            <text:p>8852</text:p>
          </table:table-cell>
          <table:table-cell office:value-type="string" calcext:value-type="string">
            <text:p>Altendorf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53" calcext:value-type="float">
            <text:p>8853</text:p>
          </table:table-cell>
          <table:table-cell office:value-type="string" calcext:value-type="string">
            <text:p>Lachen SZ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54" calcext:value-type="float">
            <text:p>8854</text:p>
          </table:table-cell>
          <table:table-cell office:value-type="string" calcext:value-type="string">
            <text:p>Siebnen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54" calcext:value-type="float">
            <text:p>8854</text:p>
          </table:table-cell>
          <table:table-cell office:value-type="string" calcext:value-type="string">
            <text:p>Galgenen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Wangen SZ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string" calcext:value-type="string">
            <text:p>Tuggen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57" calcext:value-type="float">
            <text:p>8857</text:p>
          </table:table-cell>
          <table:table-cell office:value-type="string" calcext:value-type="string">
            <text:p>Vorderthal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58" calcext:value-type="float">
            <text:p>8858</text:p>
          </table:table-cell>
          <table:table-cell office:value-type="string" calcext:value-type="string">
            <text:p>Innerthal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62" calcext:value-type="float">
            <text:p>8862</text:p>
          </table:table-cell>
          <table:table-cell office:value-type="string" calcext:value-type="string">
            <text:p>Schübelbach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63" calcext:value-type="float">
            <text:p>8863</text:p>
          </table:table-cell>
          <table:table-cell office:value-type="string" calcext:value-type="string">
            <text:p>Buttikon SZ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64" calcext:value-type="float">
            <text:p>8864</text:p>
          </table:table-cell>
          <table:table-cell office:value-type="string" calcext:value-type="string">
            <text:p>Reichenburg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65" calcext:value-type="float">
            <text:p>8865</text:p>
          </table:table-cell>
          <table:table-cell office:value-type="string" calcext:value-type="string">
            <text:p>Bilten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66" calcext:value-type="float">
            <text:p>8866</text:p>
          </table:table-cell>
          <table:table-cell office:value-type="string" calcext:value-type="string">
            <text:p>Ziegelbrücke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67" calcext:value-type="float">
            <text:p>8867</text:p>
          </table:table-cell>
          <table:table-cell office:value-type="string" calcext:value-type="string">
            <text:p>Niederurnen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68" calcext:value-type="float">
            <text:p>8868</text:p>
          </table:table-cell>
          <table:table-cell office:value-type="string" calcext:value-type="string">
            <text:p>Oberurnen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72" calcext:value-type="float">
            <text:p>8872</text:p>
          </table:table-cell>
          <table:table-cell office:value-type="string" calcext:value-type="string">
            <text:p>Wees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73" calcext:value-type="float">
            <text:p>8873</text:p>
          </table:table-cell>
          <table:table-cell office:value-type="string" calcext:value-type="string">
            <text:p>Amd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74" calcext:value-type="float">
            <text:p>8874</text:p>
          </table:table-cell>
          <table:table-cell office:value-type="string" calcext:value-type="string">
            <text:p>Mühlehorn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77" calcext:value-type="float">
            <text:p>8877</text:p>
          </table:table-cell>
          <table:table-cell office:value-type="string" calcext:value-type="string">
            <text:p>Mur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string" calcext:value-type="string">
            <text:p>Quint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string" calcext:value-type="string">
            <text:p>Walenstadt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string" calcext:value-type="string">
            <text:p>Knoblisbüh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string" calcext:value-type="string">
            <text:p>Tscherlach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string" calcext:value-type="string">
            <text:p>Walenstadtber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82" calcext:value-type="float">
            <text:p>8882</text:p>
          </table:table-cell>
          <table:table-cell office:value-type="string" calcext:value-type="string">
            <text:p>Unterterz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string" calcext:value-type="string">
            <text:p>Quart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string" calcext:value-type="string">
            <text:p>Oberterz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string" calcext:value-type="string">
            <text:p>Mol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string" calcext:value-type="string">
            <text:p>Mädris-Vermo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87" calcext:value-type="float">
            <text:p>8887</text:p>
          </table:table-cell>
          <table:table-cell office:value-type="string" calcext:value-type="string">
            <text:p>Mel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string" calcext:value-type="string">
            <text:p>Heiligkreuz (Mels)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89" calcext:value-type="float">
            <text:p>8889</text:p>
          </table:table-cell>
          <table:table-cell office:value-type="string" calcext:value-type="string">
            <text:p>Plon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string" calcext:value-type="string">
            <text:p>Flum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string" calcext:value-type="string">
            <text:p>Berschi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string" calcext:value-type="string">
            <text:p>Flums Hochwiese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string" calcext:value-type="string">
            <text:p>Flumserberg Saxli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string" calcext:value-type="string">
            <text:p>Flumserberg Portel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string" calcext:value-type="string">
            <text:p>Flumserberg Bergheim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97" calcext:value-type="float">
            <text:p>8897</text:p>
          </table:table-cell>
          <table:table-cell office:value-type="string" calcext:value-type="string">
            <text:p>Flumserberg Tannenheim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string" calcext:value-type="string">
            <text:p>Flumserberg Tannenbodenalp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string" calcext:value-type="string">
            <text:p>Urdorf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03" calcext:value-type="float">
            <text:p>8903</text:p>
          </table:table-cell>
          <table:table-cell office:value-type="string" calcext:value-type="string">
            <text:p>Birmensdorf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04" calcext:value-type="float">
            <text:p>8904</text:p>
          </table:table-cell>
          <table:table-cell office:value-type="string" calcext:value-type="string">
            <text:p>Aesch Z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string" calcext:value-type="string">
            <text:p>Islisber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string" calcext:value-type="string">
            <text:p>Arni AG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06" calcext:value-type="float">
            <text:p>8906</text:p>
          </table:table-cell>
          <table:table-cell office:value-type="string" calcext:value-type="string">
            <text:p>Bonstett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07" calcext:value-type="float">
            <text:p>8907</text:p>
          </table:table-cell>
          <table:table-cell office:value-type="string" calcext:value-type="string">
            <text:p>Wetts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08" calcext:value-type="float">
            <text:p>8908</text:p>
          </table:table-cell>
          <table:table-cell office:value-type="string" calcext:value-type="string">
            <text:p>Heding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09" calcext:value-type="float">
            <text:p>8909</text:p>
          </table:table-cell>
          <table:table-cell office:value-type="string" calcext:value-type="string">
            <text:p>Zwill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string" calcext:value-type="string">
            <text:p>Affoltern am Albis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11" calcext:value-type="float">
            <text:p>8911</text:p>
          </table:table-cell>
          <table:table-cell office:value-type="string" calcext:value-type="string">
            <text:p>Riffers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12" calcext:value-type="float">
            <text:p>8912</text:p>
          </table:table-cell>
          <table:table-cell office:value-type="string" calcext:value-type="string">
            <text:p>Obfeld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string" calcext:value-type="string">
            <text:p>Ottenba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14" calcext:value-type="float">
            <text:p>8914</text:p>
          </table:table-cell>
          <table:table-cell office:value-type="string" calcext:value-type="string">
            <text:p>Aeugsterta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14" calcext:value-type="float">
            <text:p>8914</text:p>
          </table:table-cell>
          <table:table-cell office:value-type="string" calcext:value-type="string">
            <text:p>Aeugst am Albis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15" calcext:value-type="float">
            <text:p>8915</text:p>
          </table:table-cell>
          <table:table-cell office:value-type="string" calcext:value-type="string">
            <text:p>Hausen am Albis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16" calcext:value-type="float">
            <text:p>8916</text:p>
          </table:table-cell>
          <table:table-cell office:value-type="string" calcext:value-type="string">
            <text:p>Jon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17" calcext:value-type="float">
            <text:p>8917</text:p>
          </table:table-cell>
          <table:table-cell office:value-type="string" calcext:value-type="string">
            <text:p>Oberlunkhof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string" calcext:value-type="string">
            <text:p>Unterlunkhof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19" calcext:value-type="float">
            <text:p>8919</text:p>
          </table:table-cell>
          <table:table-cell office:value-type="string" calcext:value-type="string">
            <text:p>Rottenschwil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25" calcext:value-type="float">
            <text:p>8925</text:p>
          </table:table-cell>
          <table:table-cell office:value-type="string" calcext:value-type="string">
            <text:p>Eberts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26" calcext:value-type="float">
            <text:p>8926</text:p>
          </table:table-cell>
          <table:table-cell office:value-type="string" calcext:value-type="string">
            <text:p>Haupt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26" calcext:value-type="float">
            <text:p>8926</text:p>
          </table:table-cell>
          <table:table-cell office:value-type="string" calcext:value-type="string">
            <text:p>Uerzl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26" calcext:value-type="float">
            <text:p>8926</text:p>
          </table:table-cell>
          <table:table-cell office:value-type="string" calcext:value-type="string">
            <text:p>Kappel am Albis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32" calcext:value-type="float">
            <text:p>8932</text:p>
          </table:table-cell>
          <table:table-cell office:value-type="string" calcext:value-type="string">
            <text:p>Mettmenstett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33" calcext:value-type="float">
            <text:p>8933</text:p>
          </table:table-cell>
          <table:table-cell office:value-type="string" calcext:value-type="string">
            <text:p>Maschwand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34" calcext:value-type="float">
            <text:p>8934</text:p>
          </table:table-cell>
          <table:table-cell office:value-type="string" calcext:value-type="string">
            <text:p>Knonau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42" calcext:value-type="float">
            <text:p>8942</text:p>
          </table:table-cell>
          <table:table-cell office:value-type="string" calcext:value-type="string">
            <text:p>Oberried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51" calcext:value-type="float">
            <text:p>8951</text:p>
          </table:table-cell>
          <table:table-cell office:value-type="string" calcext:value-type="string">
            <text:p>Fahrweid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52" calcext:value-type="float">
            <text:p>8952</text:p>
          </table:table-cell>
          <table:table-cell office:value-type="string" calcext:value-type="string">
            <text:p>Schliere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53" calcext:value-type="float">
            <text:p>8953</text:p>
          </table:table-cell>
          <table:table-cell office:value-type="string" calcext:value-type="string">
            <text:p>Dietik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54" calcext:value-type="float">
            <text:p>8954</text:p>
          </table:table-cell>
          <table:table-cell office:value-type="string" calcext:value-type="string">
            <text:p>Geroldswi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55" calcext:value-type="float">
            <text:p>8955</text:p>
          </table:table-cell>
          <table:table-cell office:value-type="string" calcext:value-type="string">
            <text:p>Oetwil an der Limmat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H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56" calcext:value-type="float">
            <text:p>8956</text:p>
          </table:table-cell>
          <table:table-cell office:value-type="string" calcext:value-type="string">
            <text:p>Killwang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57" calcext:value-type="float">
            <text:p>8957</text:p>
          </table:table-cell>
          <table:table-cell office:value-type="string" calcext:value-type="string">
            <text:p>Spreitenbach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62" calcext:value-type="float">
            <text:p>8962</text:p>
          </table:table-cell>
          <table:table-cell office:value-type="string" calcext:value-type="string">
            <text:p>Bergdietiko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string" calcext:value-type="string">
            <text:p>Rudolfstett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string" calcext:value-type="string">
            <text:p>Beriko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66" calcext:value-type="float">
            <text:p>8966</text:p>
          </table:table-cell>
          <table:table-cell office:value-type="string" calcext:value-type="string">
            <text:p>Oberwil-Lieli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8967" calcext:value-type="float">
            <text:p>8967</text:p>
          </table:table-cell>
          <table:table-cell office:value-type="string" calcext:value-type="string">
            <text:p>Widen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A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2"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2"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2"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2"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2"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2"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2"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2"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string" calcext:value-type="string">
            <text:p>Abtwil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string" calcext:value-type="string">
            <text:p>Engelbur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string" calcext:value-type="string">
            <text:p>Unteregg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34" calcext:value-type="float">
            <text:p>9034</text:p>
          </table:table-cell>
          <table:table-cell office:value-type="string" calcext:value-type="string">
            <text:p>Eggersriet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35" calcext:value-type="float">
            <text:p>9035</text:p>
          </table:table-cell>
          <table:table-cell office:value-type="string" calcext:value-type="string">
            <text:p>Grub AR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string" calcext:value-type="string">
            <text:p>Grub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37" calcext:value-type="float">
            <text:p>9037</text:p>
          </table:table-cell>
          <table:table-cell office:value-type="string" calcext:value-type="string">
            <text:p>Speicherschwendi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string" calcext:value-type="string">
            <text:p>Rehetobel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42" calcext:value-type="float">
            <text:p>9042</text:p>
          </table:table-cell>
          <table:table-cell office:value-type="string" calcext:value-type="string">
            <text:p>Speicher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43" calcext:value-type="float">
            <text:p>9043</text:p>
          </table:table-cell>
          <table:table-cell office:value-type="string" calcext:value-type="string">
            <text:p>Trogen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string" calcext:value-type="string">
            <text:p>Wald AR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Appenzell Eggerstanden</text:p>
          </table:table-cell>
          <table:table-cell office:value-type="string" calcext:value-type="string">
            <text:p>Appenzell Innerrhoden</text:p>
          </table:table-cell>
          <table:table-cell office:value-type="string" calcext:value-type="string">
            <text:p>A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Appenzell Enggenhütten</text:p>
          </table:table-cell>
          <table:table-cell office:value-type="string" calcext:value-type="string">
            <text:p>Appenzell Innerrhoden</text:p>
          </table:table-cell>
          <table:table-cell office:value-type="string" calcext:value-type="string">
            <text:p>A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Appenzell Meistersrüte</text:p>
          </table:table-cell>
          <table:table-cell office:value-type="string" calcext:value-type="string">
            <text:p>Appenzell Innerrhoden</text:p>
          </table:table-cell>
          <table:table-cell office:value-type="string" calcext:value-type="string">
            <text:p>A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Appenzell Steinegg</text:p>
          </table:table-cell>
          <table:table-cell office:value-type="string" calcext:value-type="string">
            <text:p>Appenzell Innerrhoden</text:p>
          </table:table-cell>
          <table:table-cell office:value-type="string" calcext:value-type="string">
            <text:p>A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Appenzell Schlatt</text:p>
          </table:table-cell>
          <table:table-cell office:value-type="string" calcext:value-type="string">
            <text:p>Appenzell Innerrhoden</text:p>
          </table:table-cell>
          <table:table-cell office:value-type="string" calcext:value-type="string">
            <text:p>A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Appenzell</text:p>
          </table:table-cell>
          <table:table-cell office:value-type="string" calcext:value-type="string">
            <text:p>Appenzell Innerrhoden</text:p>
          </table:table-cell>
          <table:table-cell office:value-type="string" calcext:value-type="string">
            <text:p>A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string" calcext:value-type="string">
            <text:p>Niederteufen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string" calcext:value-type="string">
            <text:p>Teufen AR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string" calcext:value-type="string">
            <text:p>Haslen AI</text:p>
          </table:table-cell>
          <table:table-cell office:value-type="string" calcext:value-type="string">
            <text:p>Appenzell Innerrhoden</text:p>
          </table:table-cell>
          <table:table-cell office:value-type="string" calcext:value-type="string">
            <text:p>A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55" calcext:value-type="float">
            <text:p>9055</text:p>
          </table:table-cell>
          <table:table-cell office:value-type="string" calcext:value-type="string">
            <text:p>Bühler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56" calcext:value-type="float">
            <text:p>9056</text:p>
          </table:table-cell>
          <table:table-cell office:value-type="string" calcext:value-type="string">
            <text:p>Gais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string" calcext:value-type="string">
            <text:p>Schwende</text:p>
          </table:table-cell>
          <table:table-cell office:value-type="string" calcext:value-type="string">
            <text:p>Appenzell Innerrhoden</text:p>
          </table:table-cell>
          <table:table-cell office:value-type="string" calcext:value-type="string">
            <text:p>A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string" calcext:value-type="string">
            <text:p>Wasserauen</text:p>
          </table:table-cell>
          <table:table-cell office:value-type="string" calcext:value-type="string">
            <text:p>Appenzell Innerrhoden</text:p>
          </table:table-cell>
          <table:table-cell office:value-type="string" calcext:value-type="string">
            <text:p>A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string" calcext:value-type="string">
            <text:p>Weissbad</text:p>
          </table:table-cell>
          <table:table-cell office:value-type="string" calcext:value-type="string">
            <text:p>Appenzell Innerrhoden</text:p>
          </table:table-cell>
          <table:table-cell office:value-type="string" calcext:value-type="string">
            <text:p>A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string" calcext:value-type="string">
            <text:p>Brülisau</text:p>
          </table:table-cell>
          <table:table-cell office:value-type="string" calcext:value-type="string">
            <text:p>Appenzell Innerrhoden</text:p>
          </table:table-cell>
          <table:table-cell office:value-type="string" calcext:value-type="string">
            <text:p>A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62" calcext:value-type="float">
            <text:p>9062</text:p>
          </table:table-cell>
          <table:table-cell office:value-type="string" calcext:value-type="string">
            <text:p>Lustmühle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63" calcext:value-type="float">
            <text:p>9063</text:p>
          </table:table-cell>
          <table:table-cell office:value-type="string" calcext:value-type="string">
            <text:p>Stein AR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064" calcext:value-type="float">
            <text:p>9064</text:p>
          </table:table-cell>
          <table:table-cell office:value-type="string" calcext:value-type="string">
            <text:p>Hundwil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string" calcext:value-type="string">
            <text:p>Herisau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Schwellbrunn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04" calcext:value-type="float">
            <text:p>9104</text:p>
          </table:table-cell>
          <table:table-cell office:value-type="string" calcext:value-type="string">
            <text:p>Waldstatt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string" calcext:value-type="string">
            <text:p>Schönengrund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07" calcext:value-type="float">
            <text:p>9107</text:p>
          </table:table-cell>
          <table:table-cell office:value-type="string" calcext:value-type="string">
            <text:p>Urnäsch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string" calcext:value-type="string">
            <text:p>Gontenbad</text:p>
          </table:table-cell>
          <table:table-cell office:value-type="string" calcext:value-type="string">
            <text:p>Appenzell Innerrhoden</text:p>
          </table:table-cell>
          <table:table-cell office:value-type="string" calcext:value-type="string">
            <text:p>A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string" calcext:value-type="string">
            <text:p>Jakobsbad</text:p>
          </table:table-cell>
          <table:table-cell office:value-type="string" calcext:value-type="string">
            <text:p>Appenzell Innerrhoden</text:p>
          </table:table-cell>
          <table:table-cell office:value-type="string" calcext:value-type="string">
            <text:p>A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string" calcext:value-type="string">
            <text:p>Gonten</text:p>
          </table:table-cell>
          <table:table-cell office:value-type="string" calcext:value-type="string">
            <text:p>Appenzell Innerrhoden</text:p>
          </table:table-cell>
          <table:table-cell office:value-type="string" calcext:value-type="string">
            <text:p>A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string" calcext:value-type="string">
            <text:p>Schachen b. Herisau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Degersheim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14" calcext:value-type="float">
            <text:p>9114</text:p>
          </table:table-cell>
          <table:table-cell office:value-type="string" calcext:value-type="string">
            <text:p>Hoffeld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15" calcext:value-type="float">
            <text:p>9115</text:p>
          </table:table-cell>
          <table:table-cell office:value-type="string" calcext:value-type="string">
            <text:p>Dick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16" calcext:value-type="float">
            <text:p>9116</text:p>
          </table:table-cell>
          <table:table-cell office:value-type="string" calcext:value-type="string">
            <text:p>Wolferts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string" calcext:value-type="string">
            <text:p>Eberso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string" calcext:value-type="string">
            <text:p>Mogelsber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Nass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25" calcext:value-type="float">
            <text:p>9125</text:p>
          </table:table-cell>
          <table:table-cell office:value-type="string" calcext:value-type="string">
            <text:p>Brunnader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26" calcext:value-type="float">
            <text:p>9126</text:p>
          </table:table-cell>
          <table:table-cell office:value-type="string" calcext:value-type="string">
            <text:p>Necker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127" calcext:value-type="float">
            <text:p>9127</text:p>
          </table:table-cell>
          <table:table-cell office:value-type="string" calcext:value-type="string">
            <text:p>St. Peterzel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string" calcext:value-type="string">
            <text:p>Gossau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string" calcext:value-type="string">
            <text:p>Niederwil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string" calcext:value-type="string">
            <text:p>Andwil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05" calcext:value-type="float">
            <text:p>9205</text:p>
          </table:table-cell>
          <table:table-cell office:value-type="string" calcext:value-type="string">
            <text:p>Waldkirch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12" calcext:value-type="float">
            <text:p>9212</text:p>
          </table:table-cell>
          <table:table-cell office:value-type="string" calcext:value-type="string">
            <text:p>Arneg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string" calcext:value-type="string">
            <text:p>Haupt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14" calcext:value-type="float">
            <text:p>9214</text:p>
          </table:table-cell>
          <table:table-cell office:value-type="string" calcext:value-type="string">
            <text:p>Kradolf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15" calcext:value-type="float">
            <text:p>9215</text:p>
          </table:table-cell>
          <table:table-cell office:value-type="string" calcext:value-type="string">
            <text:p>Schönenberg an der Thur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15" calcext:value-type="float">
            <text:p>9215</text:p>
          </table:table-cell>
          <table:table-cell office:value-type="string" calcext:value-type="string">
            <text:p>Buh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string" calcext:value-type="string">
            <text:p>Helds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string" calcext:value-type="string">
            <text:p>Hohentann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string" calcext:value-type="string">
            <text:p>Neukirch an der Thur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string" calcext:value-type="string">
            <text:p>Bischofszel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23" calcext:value-type="float">
            <text:p>9223</text:p>
          </table:table-cell>
          <table:table-cell office:value-type="string" calcext:value-type="string">
            <text:p>Schweizersholz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23" calcext:value-type="float">
            <text:p>9223</text:p>
          </table:table-cell>
          <table:table-cell office:value-type="string" calcext:value-type="string">
            <text:p>Hald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string" calcext:value-type="string">
            <text:p>Wilen (Gottshaus)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string" calcext:value-type="string">
            <text:p>St. Pelagiber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string" calcext:value-type="string">
            <text:p>Fla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string" calcext:value-type="string">
            <text:p>Egg (Flawil)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Niederglatt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Uz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42" calcext:value-type="float">
            <text:p>9242</text:p>
          </table:table-cell>
          <table:table-cell office:value-type="string" calcext:value-type="string">
            <text:p>Oberuz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43" calcext:value-type="float">
            <text:p>9243</text:p>
          </table:table-cell>
          <table:table-cell office:value-type="string" calcext:value-type="string">
            <text:p>Jonsch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string" calcext:value-type="string">
            <text:p>Niederuz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string" calcext:value-type="string">
            <text:p>Sonnenta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string" calcext:value-type="string">
            <text:p>Oberbür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46" calcext:value-type="float">
            <text:p>9246</text:p>
          </table:table-cell>
          <table:table-cell office:value-type="string" calcext:value-type="string">
            <text:p>Niederbür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string" calcext:value-type="string">
            <text:p>Henau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string" calcext:value-type="string">
            <text:p>Bich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49" calcext:value-type="float">
            <text:p>9249</text:p>
          </table:table-cell>
          <table:table-cell office:value-type="string" calcext:value-type="string">
            <text:p>Oberstett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49" calcext:value-type="float">
            <text:p>9249</text:p>
          </table:table-cell>
          <table:table-cell office:value-type="string" calcext:value-type="string">
            <text:p>Niederstett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249" calcext:value-type="float">
            <text:p>9249</text:p>
          </table:table-cell>
          <table:table-cell office:value-type="string" calcext:value-type="string">
            <text:p>Algetshaus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string" calcext:value-type="string">
            <text:p>Wittenbach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04" calcext:value-type="float">
            <text:p>9304</text:p>
          </table:table-cell>
          <table:table-cell office:value-type="string" calcext:value-type="string">
            <text:p>Bernhardzel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05" calcext:value-type="float">
            <text:p>9305</text:p>
          </table:table-cell>
          <table:table-cell office:value-type="string" calcext:value-type="string">
            <text:p>Berg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string" calcext:value-type="string">
            <text:p>Freidorf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08" calcext:value-type="float">
            <text:p>9308</text:p>
          </table:table-cell>
          <table:table-cell office:value-type="string" calcext:value-type="string">
            <text:p>Lömmensch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string" calcext:value-type="string">
            <text:p>Häggensch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13" calcext:value-type="float">
            <text:p>9313</text:p>
          </table:table-cell>
          <table:table-cell office:value-type="string" calcext:value-type="string">
            <text:p>Muol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string" calcext:value-type="string">
            <text:p>Steinebrun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string" calcext:value-type="string">
            <text:p>Wind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string" calcext:value-type="string">
            <text:p>Neukirch (Egnach)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string" calcext:value-type="string">
            <text:p>Frasnacht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string" calcext:value-type="string">
            <text:p>Stach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string" calcext:value-type="string">
            <text:p>Arbo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22" calcext:value-type="float">
            <text:p>9322</text:p>
          </table:table-cell>
          <table:table-cell office:value-type="string" calcext:value-type="string">
            <text:p>Egnach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23" calcext:value-type="float">
            <text:p>9323</text:p>
          </table:table-cell>
          <table:table-cell office:value-type="string" calcext:value-type="string">
            <text:p>Steinach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25" calcext:value-type="float">
            <text:p>9325</text:p>
          </table:table-cell>
          <table:table-cell office:value-type="string" calcext:value-type="string">
            <text:p>Roggwil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string" calcext:value-type="string">
            <text:p>Tübach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string" calcext:value-type="string">
            <text:p>Rorschach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string" calcext:value-type="string">
            <text:p>Mörsch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03" calcext:value-type="float">
            <text:p>9403</text:p>
          </table:table-cell>
          <table:table-cell office:value-type="string" calcext:value-type="string">
            <text:p>Goldach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string" calcext:value-type="string">
            <text:p>Rorschacherber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05" calcext:value-type="float">
            <text:p>9405</text:p>
          </table:table-cell>
          <table:table-cell office:value-type="string" calcext:value-type="string">
            <text:p>Wienacht-Tobel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string" calcext:value-type="string">
            <text:p>Heiden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string" calcext:value-type="string">
            <text:p>Reute AR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13" calcext:value-type="float">
            <text:p>9413</text:p>
          </table:table-cell>
          <table:table-cell office:value-type="string" calcext:value-type="string">
            <text:p>Oberegg</text:p>
          </table:table-cell>
          <table:table-cell office:value-type="string" calcext:value-type="string">
            <text:p>Appenzell Innerrhoden</text:p>
          </table:table-cell>
          <table:table-cell office:value-type="string" calcext:value-type="string">
            <text:p>A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14" calcext:value-type="float">
            <text:p>9414</text:p>
          </table:table-cell>
          <table:table-cell office:value-type="string" calcext:value-type="string">
            <text:p>Schachen b. Reute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string" calcext:value-type="string">
            <text:p>Staad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23" calcext:value-type="float">
            <text:p>9423</text:p>
          </table:table-cell>
          <table:table-cell office:value-type="string" calcext:value-type="string">
            <text:p>Altenrhei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string" calcext:value-type="string">
            <text:p>Rheineck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25" calcext:value-type="float">
            <text:p>9425</text:p>
          </table:table-cell>
          <table:table-cell office:value-type="string" calcext:value-type="string">
            <text:p>Tha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26" calcext:value-type="float">
            <text:p>9426</text:p>
          </table:table-cell>
          <table:table-cell office:value-type="string" calcext:value-type="string">
            <text:p>Lutzenberg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string" calcext:value-type="string">
            <text:p>Zelg (Wolfhalden)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string" calcext:value-type="string">
            <text:p>Wolfhalden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28" calcext:value-type="float">
            <text:p>9428</text:p>
          </table:table-cell>
          <table:table-cell office:value-type="string" calcext:value-type="string">
            <text:p>Walzenhausen</text:p>
          </table:table-cell>
          <table:table-cell office:value-type="string" calcext:value-type="string">
            <text:p>Appenzell Ausserrhoden</text:p>
          </table:table-cell>
          <table:table-cell office:value-type="string" calcext:value-type="string">
            <text:p>AR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string" calcext:value-type="string">
            <text:p>St. Margrethen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34" calcext:value-type="float">
            <text:p>9434</text:p>
          </table:table-cell>
          <table:table-cell office:value-type="string" calcext:value-type="string">
            <text:p>Au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35" calcext:value-type="float">
            <text:p>9435</text:p>
          </table:table-cell>
          <table:table-cell office:value-type="string" calcext:value-type="string">
            <text:p>Heerbrug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36" calcext:value-type="float">
            <text:p>9436</text:p>
          </table:table-cell>
          <table:table-cell office:value-type="string" calcext:value-type="string">
            <text:p>Balgach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Marbach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42" calcext:value-type="float">
            <text:p>9442</text:p>
          </table:table-cell>
          <table:table-cell office:value-type="string" calcext:value-type="string">
            <text:p>Büriswilen</text:p>
          </table:table-cell>
          <table:table-cell office:value-type="string" calcext:value-type="string">
            <text:p>Appenzell Innerrhoden</text:p>
          </table:table-cell>
          <table:table-cell office:value-type="string" calcext:value-type="string">
            <text:p>AI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42" calcext:value-type="float">
            <text:p>9442</text:p>
          </table:table-cell>
          <table:table-cell office:value-type="string" calcext:value-type="string">
            <text:p>Berneck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43" calcext:value-type="float">
            <text:p>9443</text:p>
          </table:table-cell>
          <table:table-cell office:value-type="string" calcext:value-type="string">
            <text:p>Widnau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string" calcext:value-type="string">
            <text:p>Diepoldsau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45" calcext:value-type="float">
            <text:p>9445</text:p>
          </table:table-cell>
          <table:table-cell office:value-type="string" calcext:value-type="string">
            <text:p>Rebstei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string" calcext:value-type="string">
            <text:p>Lüching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string" calcext:value-type="string">
            <text:p>Altstätten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string" calcext:value-type="string">
            <text:p>Kriesser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string" calcext:value-type="string">
            <text:p>Hinterforst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53" calcext:value-type="float">
            <text:p>9453</text:p>
          </table:table-cell>
          <table:table-cell office:value-type="string" calcext:value-type="string">
            <text:p>Eichber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Montling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63" calcext:value-type="float">
            <text:p>9463</text:p>
          </table:table-cell>
          <table:table-cell office:value-type="string" calcext:value-type="string">
            <text:p>Oberriet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64" calcext:value-type="float">
            <text:p>9464</text:p>
          </table:table-cell>
          <table:table-cell office:value-type="string" calcext:value-type="string">
            <text:p>Lienz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64" calcext:value-type="float">
            <text:p>9464</text:p>
          </table:table-cell>
          <table:table-cell office:value-type="string" calcext:value-type="string">
            <text:p>Rüthi (Rheintal)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65" calcext:value-type="float">
            <text:p>9465</text:p>
          </table:table-cell>
          <table:table-cell office:value-type="string" calcext:value-type="string">
            <text:p>Salez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66" calcext:value-type="float">
            <text:p>9466</text:p>
          </table:table-cell>
          <table:table-cell office:value-type="string" calcext:value-type="string">
            <text:p>Sennwald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67" calcext:value-type="float">
            <text:p>9467</text:p>
          </table:table-cell>
          <table:table-cell office:value-type="string" calcext:value-type="string">
            <text:p>Früms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68" calcext:value-type="float">
            <text:p>9468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69" calcext:value-type="float">
            <text:p>9469</text:p>
          </table:table-cell>
          <table:table-cell office:value-type="string" calcext:value-type="string">
            <text:p>Haag (Rheintal)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string" calcext:value-type="string">
            <text:p>Buchs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string" calcext:value-type="string">
            <text:p>Werdenber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string" calcext:value-type="string">
            <text:p>Grabserber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string" calcext:value-type="string">
            <text:p>Grab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string" calcext:value-type="string">
            <text:p>Gam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string" calcext:value-type="string">
            <text:p>Sevel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string" calcext:value-type="string">
            <text:p>Fontna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string" calcext:value-type="string">
            <text:p>Weite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77" calcext:value-type="float">
            <text:p>9477</text:p>
          </table:table-cell>
          <table:table-cell office:value-type="string" calcext:value-type="string">
            <text:p>Trübbach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string" calcext:value-type="string">
            <text:p>Azmoo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string" calcext:value-type="string">
            <text:p>Gretschin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string" calcext:value-type="string">
            <text:p>Malans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string" calcext:value-type="string">
            <text:p>Oberscha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string" calcext:value-type="string">
            <text:p>Nendeln</text:p>
          </table:table-cell>
          <table:table-cell office:value-type="string" calcext:value-type="string">
            <text:p>Fürstentum Liechtenstein</text:p>
          </table:table-cell>
          <table:table-cell office:value-type="string" calcext:value-type="string">
            <text:p>FL</text:p>
          </table:table-cell>
          <table:table-cell table:style-name="ce2" office:value-type="string" calcext:value-type="string">
            <text:p>Liechtenstein</text:p>
          </table:table-cell>
          <table:table-cell table:number-columns-repeated="1019"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string" calcext:value-type="string">
            <text:p>Schaanwald</text:p>
          </table:table-cell>
          <table:table-cell office:value-type="string" calcext:value-type="string">
            <text:p>Fürstentum Liechtenstein</text:p>
          </table:table-cell>
          <table:table-cell office:value-type="string" calcext:value-type="string">
            <text:p>FL</text:p>
          </table:table-cell>
          <table:table-cell table:style-name="ce2" office:value-type="string" calcext:value-type="string">
            <text:p>Liechtenstein</text:p>
          </table:table-cell>
          <table:table-cell table:number-columns-repeated="1019"/>
        </table:table-row>
        <table:table-row table:style-name="ro1">
          <table:table-cell office:value-type="float" office:value="9487" calcext:value-type="float">
            <text:p>9487</text:p>
          </table:table-cell>
          <table:table-cell office:value-type="string" calcext:value-type="string">
            <text:p>Gamprin-Bendern</text:p>
          </table:table-cell>
          <table:table-cell office:value-type="string" calcext:value-type="string">
            <text:p>Fürstentum Liechtenstein</text:p>
          </table:table-cell>
          <table:table-cell office:value-type="string" calcext:value-type="string">
            <text:p>FL</text:p>
          </table:table-cell>
          <table:table-cell table:style-name="ce2" office:value-type="string" calcext:value-type="string">
            <text:p>Liechtenstein</text:p>
          </table:table-cell>
          <table:table-cell table:number-columns-repeated="1019"/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string" calcext:value-type="string">
            <text:p>Schellenberg</text:p>
          </table:table-cell>
          <table:table-cell office:value-type="string" calcext:value-type="string">
            <text:p>Fürstentum Liechtenstein</text:p>
          </table:table-cell>
          <table:table-cell office:value-type="string" calcext:value-type="string">
            <text:p>FL</text:p>
          </table:table-cell>
          <table:table-cell table:style-name="ce2" office:value-type="string" calcext:value-type="string">
            <text:p>Liechtenstein</text:p>
          </table:table-cell>
          <table:table-cell table:number-columns-repeated="1019"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Fürstentum Liechtenstein</text:p>
          </table:table-cell>
          <table:table-cell office:value-type="string" calcext:value-type="string">
            <text:p>FL</text:p>
          </table:table-cell>
          <table:table-cell table:style-name="ce2" office:value-type="string" calcext:value-type="string">
            <text:p>Liechtenstein</text:p>
          </table:table-cell>
          <table:table-cell table:number-columns-repeated="1019"/>
        </table:table-row>
        <table:table-row table:style-name="ro1">
          <table:table-cell office:value-type="float" office:value="9491" calcext:value-type="float">
            <text:p>9491</text:p>
          </table:table-cell>
          <table:table-cell office:value-type="string" calcext:value-type="string">
            <text:p>Ruggell</text:p>
          </table:table-cell>
          <table:table-cell office:value-type="string" calcext:value-type="string">
            <text:p>Fürstentum Liechtenstein</text:p>
          </table:table-cell>
          <table:table-cell office:value-type="string" calcext:value-type="string">
            <text:p>FL</text:p>
          </table:table-cell>
          <table:table-cell table:style-name="ce2" office:value-type="string" calcext:value-type="string">
            <text:p>Liechtenstein</text:p>
          </table:table-cell>
          <table:table-cell table:number-columns-repeated="1019"/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string" calcext:value-type="string">
            <text:p>Eschen</text:p>
          </table:table-cell>
          <table:table-cell office:value-type="string" calcext:value-type="string">
            <text:p>Fürstentum Liechtenstein</text:p>
          </table:table-cell>
          <table:table-cell office:value-type="string" calcext:value-type="string">
            <text:p>FL</text:p>
          </table:table-cell>
          <table:table-cell table:style-name="ce2" office:value-type="string" calcext:value-type="string">
            <text:p>Liechtenstein</text:p>
          </table:table-cell>
          <table:table-cell table:number-columns-repeated="1019"/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string" calcext:value-type="string">
            <text:p>Mauren FL</text:p>
          </table:table-cell>
          <table:table-cell office:value-type="string" calcext:value-type="string">
            <text:p>Fürstentum Liechtenstein</text:p>
          </table:table-cell>
          <table:table-cell office:value-type="string" calcext:value-type="string">
            <text:p>FL</text:p>
          </table:table-cell>
          <table:table-cell table:style-name="ce2" office:value-type="string" calcext:value-type="string">
            <text:p>Liechtenstein</text:p>
          </table:table-cell>
          <table:table-cell table:number-columns-repeated="1019"/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string" calcext:value-type="string">
            <text:p>Schaan</text:p>
          </table:table-cell>
          <table:table-cell office:value-type="string" calcext:value-type="string">
            <text:p>Fürstentum Liechtenstein</text:p>
          </table:table-cell>
          <table:table-cell office:value-type="string" calcext:value-type="string">
            <text:p>FL</text:p>
          </table:table-cell>
          <table:table-cell table:style-name="ce2" office:value-type="string" calcext:value-type="string">
            <text:p>Liechtenstein</text:p>
          </table:table-cell>
          <table:table-cell table:number-columns-repeated="1019"/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string" calcext:value-type="string">
            <text:p>Triesen</text:p>
          </table:table-cell>
          <table:table-cell office:value-type="string" calcext:value-type="string">
            <text:p>Fürstentum Liechtenstein</text:p>
          </table:table-cell>
          <table:table-cell office:value-type="string" calcext:value-type="string">
            <text:p>FL</text:p>
          </table:table-cell>
          <table:table-cell table:style-name="ce2" office:value-type="string" calcext:value-type="string">
            <text:p>Liechtenstein</text:p>
          </table:table-cell>
          <table:table-cell table:number-columns-repeated="1019"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string" calcext:value-type="string">
            <text:p>Balzers</text:p>
          </table:table-cell>
          <table:table-cell office:value-type="string" calcext:value-type="string">
            <text:p>Fürstentum Liechtenstein</text:p>
          </table:table-cell>
          <table:table-cell office:value-type="string" calcext:value-type="string">
            <text:p>FL</text:p>
          </table:table-cell>
          <table:table-cell table:style-name="ce2" office:value-type="string" calcext:value-type="string">
            <text:p>Liechtenstein</text:p>
          </table:table-cell>
          <table:table-cell table:number-columns-repeated="1019"/>
        </table:table-row>
        <table:table-row table:style-name="ro1">
          <table:table-cell office:value-type="float" office:value="9497" calcext:value-type="float">
            <text:p>9497</text:p>
          </table:table-cell>
          <table:table-cell office:value-type="string" calcext:value-type="string">
            <text:p>Triesenberg</text:p>
          </table:table-cell>
          <table:table-cell office:value-type="string" calcext:value-type="string">
            <text:p>Fürstentum Liechtenstein</text:p>
          </table:table-cell>
          <table:table-cell office:value-type="string" calcext:value-type="string">
            <text:p>FL</text:p>
          </table:table-cell>
          <table:table-cell table:style-name="ce2" office:value-type="string" calcext:value-type="string">
            <text:p>Liechtenstein</text:p>
          </table:table-cell>
          <table:table-cell table:number-columns-repeated="1019"/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string" calcext:value-type="string">
            <text:p>Planken</text:p>
          </table:table-cell>
          <table:table-cell office:value-type="string" calcext:value-type="string">
            <text:p>Fürstentum Liechtenstein</text:p>
          </table:table-cell>
          <table:table-cell office:value-type="string" calcext:value-type="string">
            <text:p>FL</text:p>
          </table:table-cell>
          <table:table-cell table:style-name="ce2" office:value-type="string" calcext:value-type="string">
            <text:p>Liechtenstein</text:p>
          </table:table-cell>
          <table:table-cell table:number-columns-repeated="1019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string" calcext:value-type="string">
            <text:p>Wil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string" calcext:value-type="string">
            <text:p>Braunau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03" calcext:value-type="float">
            <text:p>9503</text:p>
          </table:table-cell>
          <table:table-cell office:value-type="string" calcext:value-type="string">
            <text:p>Stehrenber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03" calcext:value-type="float">
            <text:p>9503</text:p>
          </table:table-cell>
          <table:table-cell office:value-type="string" calcext:value-type="string">
            <text:p>Lanters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string" calcext:value-type="string">
            <text:p>Friltsch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string" calcext:value-type="string">
            <text:p>Lommis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string" calcext:value-type="string">
            <text:p>Stettfurt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08" calcext:value-type="float">
            <text:p>9508</text:p>
          </table:table-cell>
          <table:table-cell office:value-type="string" calcext:value-type="string">
            <text:p>Weingarten-Kalthäuser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string" calcext:value-type="string">
            <text:p>Rossrüti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string" calcext:value-type="string">
            <text:p>Wuppenau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15" calcext:value-type="float">
            <text:p>9515</text:p>
          </table:table-cell>
          <table:table-cell office:value-type="string" calcext:value-type="string">
            <text:p>Hosenruck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string" calcext:value-type="string">
            <text:p>Mettl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23" calcext:value-type="float">
            <text:p>9523</text:p>
          </table:table-cell>
          <table:table-cell office:value-type="string" calcext:value-type="string">
            <text:p>Züberwang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24" calcext:value-type="float">
            <text:p>9524</text:p>
          </table:table-cell>
          <table:table-cell office:value-type="string" calcext:value-type="string">
            <text:p>Zuzwil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25" calcext:value-type="float">
            <text:p>9525</text:p>
          </table:table-cell>
          <table:table-cell office:value-type="string" calcext:value-type="string">
            <text:p>Lenggen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26" calcext:value-type="float">
            <text:p>9526</text:p>
          </table:table-cell>
          <table:table-cell office:value-type="string" calcext:value-type="string">
            <text:p>Zuckenriet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string" calcext:value-type="string">
            <text:p>Niederhelfensch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string" calcext:value-type="string">
            <text:p>Rickenbach b. 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33" calcext:value-type="float">
            <text:p>9533</text:p>
          </table:table-cell>
          <table:table-cell office:value-type="string" calcext:value-type="string">
            <text:p>Kirchberg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34" calcext:value-type="float">
            <text:p>9534</text:p>
          </table:table-cell>
          <table:table-cell office:value-type="string" calcext:value-type="string">
            <text:p>Gäh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string" calcext:value-type="string">
            <text:p>Wilen b. 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36" calcext:value-type="float">
            <text:p>9536</text:p>
          </table:table-cell>
          <table:table-cell office:value-type="string" calcext:value-type="string">
            <text:p>Schwarzenbach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string" calcext:value-type="string">
            <text:p>Münchwilen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43" calcext:value-type="float">
            <text:p>9543</text:p>
          </table:table-cell>
          <table:table-cell office:value-type="string" calcext:value-type="string">
            <text:p>St. Margarethen T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45" calcext:value-type="float">
            <text:p>9545</text:p>
          </table:table-cell>
          <table:table-cell office:value-type="string" calcext:value-type="string">
            <text:p>Wängi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46" calcext:value-type="float">
            <text:p>9546</text:p>
          </table:table-cell>
          <table:table-cell office:value-type="string" calcext:value-type="string">
            <text:p>Tutt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string" calcext:value-type="string">
            <text:p>Witten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48" calcext:value-type="float">
            <text:p>9548</text:p>
          </table:table-cell>
          <table:table-cell office:value-type="string" calcext:value-type="string">
            <text:p>Matzi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string" calcext:value-type="string">
            <text:p>Bronschhof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string" calcext:value-type="string">
            <text:p>Bettwie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54" calcext:value-type="float">
            <text:p>9554</text:p>
          </table:table-cell>
          <table:table-cell office:value-type="string" calcext:value-type="string">
            <text:p>Tägersch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55" calcext:value-type="float">
            <text:p>9555</text:p>
          </table:table-cell>
          <table:table-cell office:value-type="string" calcext:value-type="string">
            <text:p>Tobe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string" calcext:value-type="string">
            <text:p>Zeziko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string" calcext:value-type="string">
            <text:p>Affeltrang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string" calcext:value-type="string">
            <text:p>Buch b. Mär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string" calcext:value-type="string">
            <text:p>Märwil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string" calcext:value-type="string">
            <text:p>Rothenhause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string" calcext:value-type="string">
            <text:p>Schmidshof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string" calcext:value-type="string">
            <text:p>Oppikon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string" calcext:value-type="string">
            <text:p>Oberbussnan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string" calcext:value-type="string">
            <text:p>Bussnang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573" calcext:value-type="float">
            <text:p>9573</text:p>
          </table:table-cell>
          <table:table-cell office:value-type="string" calcext:value-type="string">
            <text:p>Littenheid</text:p>
          </table:table-cell>
          <table:table-cell office:value-type="string" calcext:value-type="string">
            <text:p>Thurgau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string" calcext:value-type="string">
            <text:p>Lütisburg Statio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02" calcext:value-type="float">
            <text:p>9602</text:p>
          </table:table-cell>
          <table:table-cell office:value-type="string" calcext:value-type="string">
            <text:p>Müselbach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02" calcext:value-type="float">
            <text:p>9602</text:p>
          </table:table-cell>
          <table:table-cell office:value-type="string" calcext:value-type="string">
            <text:p>Bazenheid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04" calcext:value-type="float">
            <text:p>9604</text:p>
          </table:table-cell>
          <table:table-cell office:value-type="string" calcext:value-type="string">
            <text:p>Oberrinda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04" calcext:value-type="float">
            <text:p>9604</text:p>
          </table:table-cell>
          <table:table-cell office:value-type="string" calcext:value-type="string">
            <text:p>Unterrinda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04" calcext:value-type="float">
            <text:p>9604</text:p>
          </table:table-cell>
          <table:table-cell office:value-type="string" calcext:value-type="string">
            <text:p>Lütisbur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06" calcext:value-type="float">
            <text:p>9606</text:p>
          </table:table-cell>
          <table:table-cell office:value-type="string" calcext:value-type="string">
            <text:p>Bütsch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string" calcext:value-type="string">
            <text:p>Mosnan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08" calcext:value-type="float">
            <text:p>9608</text:p>
          </table:table-cell>
          <table:table-cell office:value-type="string" calcext:value-type="string">
            <text:p>Gantersch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12" calcext:value-type="float">
            <text:p>9612</text:p>
          </table:table-cell>
          <table:table-cell office:value-type="string" calcext:value-type="string">
            <text:p>Drei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string" calcext:value-type="string">
            <text:p>Mühlrüti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string" calcext:value-type="string">
            <text:p>Libing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15" calcext:value-type="float">
            <text:p>9615</text:p>
          </table:table-cell>
          <table:table-cell office:value-type="string" calcext:value-type="string">
            <text:p>Dietfurt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string" calcext:value-type="string">
            <text:p>Lichtenstei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string" calcext:value-type="string">
            <text:p>Oberhelfensch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22" calcext:value-type="float">
            <text:p>9622</text:p>
          </table:table-cell>
          <table:table-cell office:value-type="string" calcext:value-type="string">
            <text:p>Krinau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string" calcext:value-type="string">
            <text:p>Wattwi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31" calcext:value-type="float">
            <text:p>9631</text:p>
          </table:table-cell>
          <table:table-cell office:value-type="string" calcext:value-type="string">
            <text:p>Ulisbach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string" calcext:value-type="string">
            <text:p>Bächli (Hemberg)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string" calcext:value-type="string">
            <text:p>Hember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42" calcext:value-type="float">
            <text:p>9642</text:p>
          </table:table-cell>
          <table:table-cell office:value-type="string" calcext:value-type="string">
            <text:p>Ebnat-Kappe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string" calcext:value-type="string">
            <text:p>Krummenau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string" calcext:value-type="string">
            <text:p>Nesslau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string" calcext:value-type="string">
            <text:p>Ennetbüh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52" calcext:value-type="float">
            <text:p>9652</text:p>
          </table:table-cell>
          <table:table-cell office:value-type="string" calcext:value-type="string">
            <text:p>Neu St. Johan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55" calcext:value-type="float">
            <text:p>9655</text:p>
          </table:table-cell>
          <table:table-cell office:value-type="string" calcext:value-type="string">
            <text:p>Stein SG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56" calcext:value-type="float">
            <text:p>9656</text:p>
          </table:table-cell>
          <table:table-cell office:value-type="string" calcext:value-type="string">
            <text:p>Alt St. Johan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57" calcext:value-type="float">
            <text:p>9657</text:p>
          </table:table-cell>
          <table:table-cell office:value-type="string" calcext:value-type="string">
            <text:p>Unterwasser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>
          <table:table-cell office:value-type="float" office:value="9658" calcext:value-type="float">
            <text:p>9658</text:p>
          </table:table-cell>
          <table:table-cell office:value-type="string" calcext:value-type="string">
            <text:p>Wildhaus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G</text:p>
          </table:table-cell>
          <table:table-cell table:style-name="ce2" office:value-type="string" calcext:value-type="string">
            <text:p>Schweiz</text:p>
          </table:table-cell>
          <table:table-cell table:number-columns-repeated="1019"/>
        </table:table-row>
        <table:table-row table:style-name="ro1" table:number-rows-repeated="1044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6:48:24.929466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tt1" style:display-name="PageStyle_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luca Gilbert Giancola</meta:initial-creator>
    <meta:creation-date>2014-07-29T05:09:25</meta:creation-date>
    <dc:date>2016-03-28T16:50:26.925178858</dc:date>
    <meta:generator>LibreOffice/5.0.5.2$Linux_X86_64 LibreOffice_project/00m0$Build-2</meta:generator>
    <meta:editing-duration>PT5M51S</meta:editing-duration>
    <meta:editing-cycles>2</meta:editing-cycles>
    <meta:document-statistic meta:table-count="1" meta:cell-count="2060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